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3.9874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5492in"/>
    </style:style>
    <style:style style:name="co18" style:family="table-column">
      <style:table-column-properties fo:break-before="auto" style:column-width="1.6898in"/>
    </style:style>
    <style:style style:name="co19" style:family="table-column">
      <style:table-column-properties fo:break-before="auto" style:column-width="2.0445in"/>
    </style:style>
    <style:style style:name="co20" style:family="table-column">
      <style:table-column-properties fo:break-before="auto" style:column-width="2.0661in"/>
    </style:style>
    <style:style style:name="co21" style:family="table-column">
      <style:table-column-properties fo:break-before="auto" style:column-width="2.389in"/>
    </style:style>
    <style:style style:name="co22" style:family="table-column">
      <style:table-column-properties fo:break-before="auto" style:column-width="0.9681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1.8937in"/>
    </style:style>
    <style:style style:name="co25" style:family="table-column">
      <style:table-column-properties fo:break-before="auto" style:column-width="2.4752in"/>
    </style:style>
    <style:style style:name="co26" style:family="table-column">
      <style:table-column-properties fo:break-before="auto" style:column-width="2.378in"/>
    </style:style>
    <style:style style:name="co27" style:family="table-column">
      <style:table-column-properties fo:break-before="auto" style:column-width="0.7209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6992in"/>
    </style:style>
    <style:style style:name="co30" style:family="table-column">
      <style:table-column-properties fo:break-before="auto" style:column-width="1.4138in"/>
    </style:style>
    <style:style style:name="co31" style:family="table-column">
      <style:table-column-properties fo:break-before="auto" style:column-width="1.8189in"/>
    </style:style>
    <style:style style:name="co32" style:family="table-column">
      <style:table-column-properties fo:break-before="auto" style:column-width="1.9583in"/>
    </style:style>
    <style:style style:name="co33" style:family="table-column">
      <style:table-column-properties fo:break-before="auto" style:column-width="2.0752in"/>
    </style:style>
    <style:style style:name="co34" style:family="table-column">
      <style:table-column-properties fo:break-before="auto" style:column-width="1.8291in"/>
    </style:style>
    <style:style style:name="co35" style:family="table-column">
      <style:table-column-properties fo:break-before="auto" style:column-width="0.6665in"/>
    </style:style>
    <style:style style:name="co36" style:family="table-column">
      <style:table-column-properties fo:break-before="auto" style:column-width="0.9283in"/>
    </style:style>
    <style:style style:name="co37" style:family="table-column">
      <style:table-column-properties fo:break-before="auto" style:column-width="1.4201in"/>
    </style:style>
    <style:style style:name="co38" style:family="table-column">
      <style:table-column-properties fo:break-before="auto" style:column-width="0.7744in"/>
    </style:style>
    <style:style style:name="co39" style:family="table-column">
      <style:table-column-properties fo:break-before="auto" style:column-width="1.4744in"/>
    </style:style>
    <style:style style:name="co40" style:family="table-column">
      <style:table-column-properties fo:break-before="auto" style:column-width="1.8402in"/>
    </style:style>
    <style:style style:name="co41" style:family="table-column">
      <style:table-column-properties fo:break-before="auto" style:column-width="1.9693in"/>
    </style:style>
    <style:style style:name="co42" style:family="table-column">
      <style:table-column-properties fo:break-before="auto" style:column-width="0.8071in"/>
    </style:style>
    <style:style style:name="co43" style:family="table-column">
      <style:table-column-properties fo:break-before="auto" style:column-width="0.9252in"/>
    </style:style>
    <style:style style:name="co44" style:family="table-column">
      <style:table-column-properties fo:break-before="auto" style:column-width="0.8929in"/>
    </style:style>
    <style:style style:name="co45" style:family="table-column">
      <style:table-column-properties fo:break-before="auto" style:column-width="1.0008in"/>
    </style:style>
    <style:style style:name="co46" style:family="table-column">
      <style:table-column-properties fo:break-before="auto" style:column-width="1.6252in"/>
    </style:style>
    <style:style style:name="co47" style:family="table-column">
      <style:table-column-properties fo:break-before="auto" style:column-width="2.0126in"/>
    </style:style>
    <style:style style:name="co48" style:family="table-column">
      <style:table-column-properties fo:break-before="auto" style:column-width="2.0346in"/>
    </style:style>
    <style:style style:name="co49" style:family="table-column">
      <style:table-column-properties fo:break-before="auto" style:column-width="0.7425in"/>
    </style:style>
    <style:style style:name="co50" style:family="table-column">
      <style:table-column-properties fo:break-before="auto" style:column-width="0.5917in"/>
    </style:style>
    <style:style style:name="co51" style:family="table-column">
      <style:table-column-properties fo:break-before="auto" style:column-width="0.7311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1.8075in"/>
    </style:style>
    <style:style style:name="co54" style:family="table-column">
      <style:table-column-properties fo:break-before="auto" style:column-width="1.8618in"/>
    </style:style>
    <style:style style:name="co55" style:family="table-column">
      <style:table-column-properties fo:break-before="auto" style:column-width="1.8898in"/>
    </style:style>
    <style:style style:name="co56" style:family="table-column">
      <style:table-column-properties fo:break-before="auto" style:column-width="0.7638in"/>
    </style:style>
    <style:style style:name="co57" style:family="table-column">
      <style:table-column-properties fo:break-before="auto" style:column-width="0.961in"/>
    </style:style>
    <style:style style:name="co58" style:family="table-column">
      <style:table-column-properties fo:break-before="auto" style:column-width="0.678in"/>
    </style:style>
    <style:style style:name="co59" style:family="table-column">
      <style:table-column-properties fo:break-before="auto" style:column-width="1.3126in"/>
    </style:style>
    <style:style style:name="co60" style:family="table-column">
      <style:table-column-properties fo:break-before="auto" style:column-width="0.7098in"/>
    </style:style>
    <style:style style:name="co61" style:family="table-column">
      <style:table-column-properties fo:break-before="auto" style:column-width="1.2264in"/>
    </style:style>
    <style:style style:name="co62" style:family="table-column">
      <style:table-column-properties fo:break-before="auto" style:column-width="1.7583in"/>
    </style:style>
    <style:style style:name="co63" style:family="table-column">
      <style:table-column-properties fo:break-before="auto" style:column-width="2.1091in"/>
    </style:style>
    <style:style style:name="co64" style:family="table-column">
      <style:table-column-properties fo:break-before="auto" style:column-width="2.228in"/>
    </style:style>
    <style:style style:name="co65" style:family="table-column">
      <style:table-column-properties fo:break-before="auto" style:column-width="2.0984in"/>
    </style:style>
    <style:style style:name="co70" style:family="table-column">
      <style:table-column-properties fo:break-before="auto" style:column-width="1.4528in"/>
    </style:style>
    <style:style style:name="co71" style:family="table-column">
      <style:table-column-properties fo:break-before="auto" style:column-width="1.628in"/>
    </style:style>
    <style:style style:name="co72" style:family="table-column">
      <style:table-column-properties fo:break-before="auto" style:column-width="1.6929in"/>
    </style:style>
    <style:style style:name="co73" style:family="table-column">
      <style:table-column-properties fo:break-before="auto" style:column-width="1.8835in"/>
    </style:style>
    <style:style style:name="co74" style:family="table-column">
      <style:table-column-properties fo:break-before="auto" style:column-width="2.4102in"/>
    </style:style>
    <style:style style:name="ro17" style:family="table-row">
      <style:table-row-properties style:row-height="0.2484in" fo:break-before="auto" style:use-optimal-row-height="false"/>
    </style:style>
    <style:style style:name="ro79" style:family="table-row">
      <style:table-row-properties style:row-height="0.4866in" fo:break-before="auto" style:use-optimal-row-height="false"/>
    </style:style>
    <style:style style:name="ro80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2791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1.1811in" fo:break-before="auto" style:use-optimal-row-height="true"/>
    </style:style>
    <style:style style:name="ro20" style:family="table-row">
      <style:table-row-properties style:row-height="0.7043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2071in" fo:break-before="auto" style:use-optimal-row-height="false"/>
    </style:style>
    <style:style style:name="ro23" style:family="table-row">
      <style:table-row-properties style:row-height="0.228in" fo:break-before="auto" style:use-optimal-row-height="fals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0.1791in" fo:break-before="auto" style:use-optimal-row-height="true"/>
    </style:style>
    <style:style style:name="ro35" style:family="table-row">
      <style:table-row-properties style:row-height="0.3626in" fo:break-before="auto" style:use-optimal-row-height="false"/>
    </style:style>
    <style:style style:name="ro36" style:family="table-row">
      <style:table-row-properties style:row-height="1.4091in" fo:break-before="auto" style:use-optimal-row-height="false"/>
    </style:style>
    <style:style style:name="ro37" style:family="table-row">
      <style:table-row-properties style:row-height="0.8492in" fo:break-before="auto" style:use-optimal-row-height="false"/>
    </style:style>
    <style:style style:name="ro38" style:family="table-row">
      <style:table-row-properties style:row-height="1.3055in" fo:break-before="auto" style:use-optimal-row-height="false"/>
    </style:style>
    <style:style style:name="ro39" style:family="table-row">
      <style:table-row-properties style:row-height="1.0154in" fo:break-before="auto" style:use-optimal-row-height="false"/>
    </style:style>
    <style:style style:name="ro40" style:family="table-row">
      <style:table-row-properties style:row-height="0.5181in" fo:break-before="auto" style:use-optimal-row-height="false"/>
    </style:style>
    <style:style style:name="ro41" style:family="table-row">
      <style:table-row-properties style:row-height="1.1811in" fo:break-before="auto" style:use-optimal-row-height="false"/>
    </style:style>
    <style:style style:name="ro42" style:family="table-row">
      <style:table-row-properties style:row-height="0.8598in" fo:break-before="auto" style:use-optimal-row-height="false"/>
    </style:style>
    <style:style style:name="ro43" style:family="table-row">
      <style:table-row-properties style:row-height="0.9118in" fo:break-before="auto" style:use-optimal-row-height="false"/>
    </style:style>
    <style:style style:name="ro44" style:family="table-row">
      <style:table-row-properties style:row-height="1.160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0.9839in" fo:break-before="auto" style:use-optimal-row-height="false"/>
    </style:style>
    <style:style style:name="ro47" style:family="table-row">
      <style:table-row-properties style:row-height="1.0571in" fo:break-before="auto" style:use-optimal-row-height="false"/>
    </style:style>
    <style:style style:name="ro48" style:family="table-row">
      <style:table-row-properties style:row-height="0.8083in" fo:break-before="auto" style:use-optimal-row-height="false"/>
    </style:style>
    <style:style style:name="ro49" style:family="table-row">
      <style:table-row-properties style:row-height="0.9429in" fo:break-before="auto" style:use-optimal-row-height="false"/>
    </style:style>
    <style:style style:name="ro50" style:family="table-row">
      <style:table-row-properties style:row-height="0.9736in" fo:break-before="auto" style:use-optimal-row-height="false"/>
    </style:style>
    <style:style style:name="ro51" style:family="table-row">
      <style:table-row-properties style:row-height="0.7772in" fo:break-before="auto" style:use-optimal-row-height="false"/>
    </style:style>
    <style:style style:name="ro52" style:family="table-row">
      <style:table-row-properties style:row-height="1.0984in" fo:break-before="auto" style:use-optimal-row-height="false"/>
    </style:style>
    <style:style style:name="ro53" style:family="table-row">
      <style:table-row-properties style:row-height="0.9535in" fo:break-before="auto" style:use-optimal-row-height="false"/>
    </style:style>
    <style:style style:name="ro54" style:family="table-row">
      <style:table-row-properties style:row-height="0.7457in" fo:break-before="auto" style:use-optimal-row-height="false"/>
    </style:style>
    <style:style style:name="ro55" style:family="table-row">
      <style:table-row-properties style:row-height="3.2854in" fo:break-before="auto" style:use-optimal-row-height="true"/>
    </style:style>
    <style:style style:name="ro56" style:family="table-row">
      <style:table-row-properties style:row-height="0.6937in" fo:break-before="auto" style:use-optimal-row-height="false"/>
    </style:style>
    <style:style style:name="ro57" style:family="table-row">
      <style:table-row-properties style:row-height="0.798in" fo:break-before="auto" style:use-optimal-row-height="false"/>
    </style:style>
    <style:style style:name="ro58" style:family="table-row">
      <style:table-row-properties style:row-height="1.3472in" fo:break-before="auto" style:use-optimal-row-height="false"/>
    </style:style>
    <style:style style:name="ro59" style:family="table-row">
      <style:table-row-properties style:row-height="1.0362in" fo:break-before="auto" style:use-optimal-row-height="false"/>
    </style:style>
    <style:style style:name="ro60" style:family="table-row">
      <style:table-row-properties style:row-height="0.5075in" fo:break-before="auto" style:use-optimal-row-height="false"/>
    </style:style>
    <style:style style:name="ro61" style:family="table-row">
      <style:table-row-properties style:row-height="0.539in" fo:break-before="auto" style:use-optimal-row-height="false"/>
    </style:style>
    <style:style style:name="ro62" style:family="table-row">
      <style:table-row-properties style:row-height="1.0256in" fo:break-before="auto" style:use-optimal-row-height="false"/>
    </style:style>
    <style:style style:name="ro63" style:family="table-row">
      <style:table-row-properties style:row-height="0.7146in" fo:break-before="auto" style:use-optimal-row-height="false"/>
    </style:style>
    <style:style style:name="ro64" style:family="table-row">
      <style:table-row-properties style:row-height="1.2638in" fo:break-before="auto" style:use-optimal-row-height="false"/>
    </style:style>
    <style:style style:name="ro65" style:family="table-row">
      <style:table-row-properties style:row-height="0.6217in" fo:break-before="auto" style:use-optimal-row-height="false"/>
    </style:style>
    <style:style style:name="ro66" style:family="table-row">
      <style:table-row-properties style:row-height="0.3311in" fo:break-before="auto" style:use-optimal-row-height="false"/>
    </style:style>
    <style:style style:name="ro67" style:family="table-row">
      <style:table-row-properties style:row-height="0.8807in" fo:break-before="auto" style:use-optimal-row-height="false"/>
    </style:style>
    <style:style style:name="ro68" style:family="table-row">
      <style:table-row-properties style:row-height="2.0417in" fo:break-before="auto" style:use-optimal-row-height="true"/>
    </style:style>
    <style:style style:name="ro69" style:family="table-row">
      <style:table-row-properties style:row-height="0.9016in" fo:break-before="auto" style:use-optimal-row-height="false"/>
    </style:style>
    <style:style style:name="ro70" style:family="table-row">
      <style:table-row-properties style:row-height="1.0465in" fo:break-before="auto" style:use-optimal-row-height="false"/>
    </style:style>
    <style:style style:name="ro71" style:family="table-row">
      <style:table-row-properties style:row-height="1.6992in" fo:break-before="auto" style:use-optimal-row-height="false"/>
    </style:style>
    <style:style style:name="ro72" style:family="table-row">
      <style:table-row-properties style:row-height="0.6634in" fo:break-before="auto" style:use-optimal-row-height="false"/>
    </style:style>
    <style:style style:name="ro73" style:family="table-row">
      <style:table-row-properties style:row-height="1.3882in" fo:break-before="auto" style:use-optimal-row-height="false"/>
    </style:style>
    <style:style style:name="ro74" style:family="table-row">
      <style:table-row-properties style:row-height="0.5902in" fo:break-before="auto" style:use-optimal-row-height="false"/>
    </style:style>
    <style:style style:name="ro75" style:family="table-row">
      <style:table-row-properties style:row-height="0.922in" fo:break-before="auto" style:use-optimal-row-height="false"/>
    </style:style>
    <style:style style:name="ro76" style:family="table-row">
      <style:table-row-properties style:row-height="0.4453in" fo:break-before="auto" style:use-optimal-row-height="false"/>
    </style:style>
    <style:style style:name="ro77" style:family="table-row">
      <style:table-row-properties style:row-height="1.3783in" fo:break-before="auto" style:use-optimal-row-height="false"/>
    </style:style>
    <style:style style:name="ro78" style:family="table-row">
      <style:table-row-properties style:row-height="0.8189in" fo:break-before="auto" style:use-optimal-row-height="false"/>
    </style:style>
    <style:style style:name="ro81" style:family="table-row">
      <style:table-row-properties style:row-height="0.6425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order="0.0008in solid #000000"/>
    </style:style>
    <style:style style:name="ce50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ackground-color="#9999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ackground-color="#cccccc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fo:background-color="#b3b3b3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0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110" style:family="table-cell" style:parent-style-name="Default">
      <style:table-cell-properties fo:wrap-option="wrap" fo:border="0.0008in solid #000000"/>
      <style:text-properties fo:font-weight="bold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1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fo:background-color="#cccccc"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#b3b3b3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00cccc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7" style:family="table-cell" style:parent-style-name="Default">
      <style:table-cell-properties fo:background-color="#00cccc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4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9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59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69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82" style:family="table-cell" style:parent-style-name="Default">
      <style:text-properties fo:font-weight="normal" style:font-weight-asian="normal" style:font-weight-complex="normal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ext-properties fo:color="#000000"/>
    </style:style>
    <style:style style:name="ce185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order="0.0008in solid #000000"/>
      <style:text-properties fo:color="#000000"/>
    </style:style>
    <style:style style:name="ce208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ext-properties fo:color="#000000" fo:font-weight="normal" style:font-weight-asian="normal" style:font-weight-complex="normal"/>
    </style:style>
    <style:style style:name="ce21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21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22" style:family="table-cell" style:parent-style-name="Default">
      <style:table-cell-properties fo:background-color="transparent"/>
      <style:text-properties fo:color="#000000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24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2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>
      <style:table-cell-properties fo:background-color="#ffffcc"/>
      <style:text-properties fo:color="#000000"/>
    </style:style>
    <style:style style:name="ce23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5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6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49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51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52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5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5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9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0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9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0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9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93" style:family="table-cell" style:parent-style-name="Default">
      <style:table-cell-properties fo:wrap-option="wrap" fo:border="0.0008in solid #000000"/>
      <style:text-properties fo:font-weight="normal"/>
    </style:style>
    <style:style style:name="ce2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96" style:family="table-cell" style:parent-style-name="Default">
      <style:table-cell-properties fo:wrap-option="wrap"/>
    </style:style>
    <style:style style:name="ce297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="Arial1" style:font-name-asian="ＭＳ Ｐゴシック" style:font-name-complex="Arial1"/>
    </style:style>
    <style:style style:name="T27" style:family="text">
      <style:text-properties style:font-name-asian="Lucida Sans Unicode"/>
    </style:style>
    <style:style style:name="T28" style:family="text">
      <style:text-properties fo:font-weight="bold" style:font-name-asian="Lucida Sans Unicode"/>
    </style:style>
    <style:style style:name="T29" style:family="text">
      <style:text-properties fo:font-weight="normal" style:font-name-asian="Lucida Sans Unicode"/>
    </style:style>
    <style:style style:name="T30" style:family="text">
      <style:text-properties fo:font-weight="normal" style:font-name-asian="Lucida Sans Unicode" style:font-weight-asian="normal" style:font-weight-complex="normal"/>
    </style:style>
    <style:style style:name="T31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ce30"/>
        <table:table-column table:style-name="co3" table:default-cell-style-name="ce41"/>
        <table:table-column table:style-name="co10" table:default-cell-style-name="ce48"/>
        <table:table-column table:style-name="co11" table:default-cell-style-name="ce52"/>
        <table:table-column table:style-name="co12" table:default-cell-style-name="ce53"/>
        <table:table-column table:style-name="co13" table:default-cell-style-name="ce48"/>
        <table:table-column table:style-name="co3" table:default-cell-style-name="ce39"/>
        <table:table-column table:style-name="co3" table:number-columns-repeated="3" table:default-cell-style-name="ce20"/>
        <table:table-column table:style-name="co3" table:number-columns-repeated="245" table:default-cell-style-name="Default"/>
        <table:table-row table:style-name="ro7">
          <table:table-cell table:style-name="ce20"/>
          <table:table-cell table:style-name="ce24">
            <draw:frame table:end-cell-address="Cover.C6" table:end-x="0.4728in" table:end-y="0.1736in" draw:z-index="0" draw:name="Graphics 1" draw:style-name="gr1" draw:text-style-name="P1" svg:width="2.7331in" svg:height="1.148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4"/>
          <table:table-cell table:style-name="ce39" table:number-columns-repeated="4"/>
          <table:table-cell table:number-columns-repeated="249"/>
        </table:table-row>
        <table:table-row table:style-name="ro7" table:number-rows-repeated="6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8">
          <table:table-cell table:style-name="ce21"/>
          <table:table-cell table:style-name="ce25" office:value-type="string">
            <text:p>WCM TEST CASES</text:p>
          </table:table-cell>
          <table:table-cell table:style-name="ce31" table:number-columns-repeated="5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Version: </text:p>
          </table:table-cell>
          <table:table-cell table:style-name="ce32" office:value-type="float" office:value="3.8">
            <text:p>3.8</text:p>
          </table:table-cell>
          <table:table-cell table:style-name="ce33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Issue date: </text:p>
          </table:table-cell>
          <table:table-cell table:style-name="ce30" office:value-type="date" office:date-value="2012-06-01">
            <text:p>1-Jun-2012</text:p>
          </table:table-cell>
          <table:table-cell table:style-name="ce4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3" table:number-columns-repeated="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Name:</text:p>
          </table:table-cell>
          <table:table-cell table:style-name="ce34" office:value-type="string">
            <text:p>Enterprise Content Management System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Code:</text:p>
          </table:table-cell>
          <table:table-cell table:style-name="ce35" office:value-type="string">
            <text:p>ECMS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Module:</text:p>
          </table:table-cell>
          <table:table-cell table:style-name="ce35" office:value-type="string">
            <text:p>Web Content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otal Cases:</text:p>
          </table:table-cell>
          <table:table-cell table:style-name="ce36" table:formula="of:=SUM([Single_Content_Viewer.C4:Categories.C4])" office:value-type="float" office:value="323">
            <text:p>323</text:p>
          </table:table-cell>
          <table:table-cell table:style-name="ce34" table:number-columns-repeated="3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est Status</text:p>
          </table:table-cell>
          <table:table-cell table:style-name="ce37" office:value-type="string">
            <text:p>Passed</text:p>
          </table:table-cell>
          <table:table-cell table:style-name="ce43" office:value-type="string">
            <text:p><text:s/>Test is OK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Blocked</text:p>
          </table:table-cell>
          <table:table-cell table:style-name="ce43" office:value-type="string">
            <text:p>Could not run the test (another bug is blocking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Failed</text:p>
          </table:table-cell>
          <table:table-cell table:style-name="ce44" office:value-type="string">
            <text:p>Test failed, a bug is entered on it (please add the bug ID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N/A</text:p>
          </table:table-cell>
          <table:table-cell table:style-name="ce44" office:value-type="string">
            <text:p>Test is not possible to run on this version </text:p>
          </table:table-cell>
          <table:table-cell table:style-name="ce50"/>
          <table:table-cell table:style-name="ce31" table:number-columns-repeated="2"/>
          <table:table-cell table:number-columns-repeated="249"/>
        </table:table-row>
        <table:table-row table:style-name="ro9">
          <table:table-cell table:style-name="ce20"/>
          <table:table-cell table:style-name="ce27" office:value-type="string">
            <text:p>Record of change:</text:p>
          </table:table-cell>
          <table:table-cell table:style-name="ce39" table:number-columns-repeated="5"/>
          <table:table-cell table:number-columns-repeated="249"/>
        </table:table-row>
        <table:table-row table:style-name="ro12">
          <table:table-cell table:style-name="ce22"/>
          <table:table-cell table:style-name="ce28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locat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5" office:value-type="string">
            <text:p>Reviewer/</text:p>
            <text:p>Approver</text:p>
          </table:table-cell>
          <table:table-cell table:style-name="ce56" office:value-type="string">
            <text:p>Reference</text:p>
          </table:table-cell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1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60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6">
          <table:table-cell table:style-name="ce22"/>
          <table:table-cell table:style-name="ce29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3"/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8">
          <table:table-cell table:style-name="ce22"/>
          <table:table-cell table:style-name="ce29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3"/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3"/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9">
          <table:table-cell table:style-name="ce20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4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8" office:value-type="string">
            <text:p>Add priorities for cases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8" office:value-type="string">
            <text:p>Update Single Contet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8" office:value-type="string">
            <text:p>Update Categories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8" office:value-type="string">
            <text:p>Update Form Generato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8" office:value-type="string">
            <text:p>Update new ID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8" office:value-type="string">
            <text:p>Update Single Conte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8" office:value-type="string">
            <text:p>Update Related Function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2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8" office:value-type="string">
            <text:p>Nhung.Vu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48" office:value-type="string">
            <text:p>Hai.Nguyen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6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string">
            <text:p>10 Aug-12</text:p>
          </table:table-cell>
          <table:table-cell office:value-type="float" office:value="3.1">
            <text:p>3.1</text:p>
          </table:table-cell>
          <table:table-cell table:style-name="Default"/>
          <table:table-cell table:style-name="Default" office:value-type="string">
            <text:p>Update Search sheet: change to choose in pages or in content form check box to radio button</text:p>
          </table:table-cell>
          <table:table-cell table:style-name="Default" office:value-type="string">
            <text:p>Ha.Khuat</text:p>
          </table:table-cell>
          <table:table-cell table:style-name="Default" table:number-columns-repeated="5"/>
          <table:table-cell table:number-columns-repeated="245"/>
        </table:table-row>
      </table:table>
      <table:table table:name="Check_List" table:style-name="ta3" table:print="false">
        <table:table-column table:style-name="co14" table:default-cell-style-name="ce64"/>
        <table:table-column table:style-name="co15" table:default-cell-style-name="ce94"/>
        <table:table-column table:style-name="co16" table:default-cell-style-name="ce119"/>
        <table:table-column table:style-name="co3" table:default-cell-style-name="ce116"/>
        <table:table-column table:style-name="co3" table:number-columns-repeated="250" table:default-cell-style-name="ce114"/>
        <table:table-row table:style-name="ro20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61"/>
          <table:covered-table-cell table:style-name="ce61"/>
          <table:covered-table-cell table:style-name="ce114"/>
          <table:covered-table-cell table:number-columns-repeated="2"/>
          <table:table-cell table:style-name="ce61"/>
          <table:table-cell table:style-name="Default" table:number-columns-repeated="247"/>
        </table:table-row>
        <table:table-row table:style-name="ro10">
          <table:table-cell table:style-name="ce61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61"/>
          <table:table-cell table:style-name="ce61" office:value-type="string">
            <text:p>Done</text:p>
          </table:table-cell>
          <table:table-cell table:style-name="Default" table:number-columns-repeated="247"/>
        </table:table-row>
        <table:table-row table:style-name="ro10">
          <table:table-cell table:style-name="ce62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72"/>
          <table:covered-table-cell table:style-name="ce115"/>
          <table:covered-table-cell table:style-name="ce115"/>
          <table:table-cell table:style-name="ce123" office:value-type="string">
            <text:p>Total of High</text:p>
          </table:table-cell>
          <table:table-cell table:style-name="ce126" table:formula="of:=SUMPRODUCT(([.C4:.C582]=&quot;High&quot;))" office:value-type="float" office:value="112">
            <text:p>112</text:p>
          </table:table-cell>
          <table:table-cell table:style-name="ce123" table:formula="of:=SUMPRODUCT(([.C4:.C582]=&quot;High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63" office:value-type="string">
            <text:p>FNC_ECMS_WCM_SCV_01.001</text:p>
          </table:table-cell>
          <table:table-cell table:style-name="ce74" office:value-type="string">
            <text:p>Create new SCV page using existing document</text:p>
          </table:table-cell>
          <table:table-cell table:style-name="ce116" office:value-type="string">
            <text:p>High</text:p>
          </table:table-cell>
          <table:table-cell/>
          <table:table-cell table:style-name="ce123" office:value-type="string">
            <text:p>Total of Medium</text:p>
          </table:table-cell>
          <table:table-cell table:style-name="ce123" table:formula="of:=SUMPRODUCT(([.C4:.C582]=&quot;Medium&quot;))" office:value-type="float" office:value="197">
            <text:p>197</text:p>
          </table:table-cell>
          <table:table-cell table:style-name="ce123" table:formula="of:=SUMPRODUCT(([.C4:.C582]=&quot;Medium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74" office:value-type="string">
            <text:p>Create new SCV page using new created document/web content is being in draft status</text:p>
          </table:table-cell>
          <table:table-cell table:style-name="ce116" office:value-type="string">
            <text:p>High</text:p>
          </table:table-cell>
          <table:table-cell/>
          <table:table-cell table:style-name="ce123" office:value-type="string">
            <text:p>Total of Low</text:p>
          </table:table-cell>
          <table:table-cell table:style-name="ce126" table:formula="of:=SUMPRODUCT(([.C4:.C582]=&quot;Low&quot;))" office:value-type="float" office:value="15">
            <text:p>15</text:p>
          </table:table-cell>
          <table:table-cell table:style-name="ce123" table:formula="of:=SUMPRODUCT(([.C4:.C582]=&quot;Low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74" office:value-type="string">
            <text:p>Create new SCV page using new created document/web content is being in publish status</text:p>
          </table:table-cell>
          <table:table-cell table:style-name="ce116" office:value-type="string">
            <text:p>High</text:p>
          </table:table-cell>
          <table:table-cell/>
          <table:table-cell table:style-name="ce125" office:value-type="string">
            <text:p>Total</text:p>
          </table:table-cell>
          <table:table-cell table:style-name="ce127" table:formula="of:=SUM([.F3:.F5])" office:value-type="float" office:value="324">
            <text:p>324</text:p>
          </table:table-cell>
          <table:table-cell table:style-name="ce127" table:formula="of:=SUM([.G3:.G5]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75" office:value-type="string">
            <text:p>Filter document/web content/media file to add content for SCV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74" office:value-type="string">
            <text:p>Search by name of content to add content for SCV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4" office:value-type="string">
            <text:p>Search by name <text:s/>with blank keywor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6" office:value-type="string">
            <text:p>Search a word or phrase in content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6" office:value-type="string">
            <text:p>Search a word or </text:p>
            <text:p>phrase in content with blank keywor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6" office:value-type="string">
            <text:p>Search by date in content in case choose [From] field less than [To] field when select content to add for SCV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6" office:value-type="string">
            <text:p>Search by date in content in case choose [From] field greater than [To] fiel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7" office:value-type="string">
            <text:p>Search by date in content in case choose [From] field greater than current dat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74" office:value-type="string">
            <text:p>Search by date in content in case choose only [To date] field 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74" office:value-type="string">
            <text:p>Search by date in content in case choose only [from] field 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8" office:value-type="string">
            <text:p>Check Search Node <text:s/>type in content when select existed conten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5</text:p>
          </table:table-cell>
          <table:table-cell table:style-name="ce54" office:value-type="string">
            <text:p>Search a node using properties when do not select any property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4" office:value-type="string">
            <text:p>Preview web content after d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74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98in" svg:height="0.026in" svg:x="0.3051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74" office:value-type="string">
            <text:p>Create new SCV page with no conten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2.001</text:p>
          </table:table-cell>
          <table:table-cell table:style-name="ce79" office:value-type="string">
            <text:p>Setting for SCV page when 'Show title' check-box is 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9" office:value-type="string">
            <text:p>Setting for SCV page when 'Show title' check-box is not 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9" office:value-type="string">
            <text:p>Setting for SCV page when 'Show date' check-box is 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9" office:value-type="string">
            <text:p>Setting for SCV page when 'Show date' check-box is un-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9" office:value-type="string">
            <text:p>Setting for SCV page when 'Show option bar' check-box is 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9" office:value-type="string">
            <text:p>Setting for SCV page when 'Show option bar' check-box is un-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9" office:value-type="string">
            <text:p>Setting for SCV page to print document/web conten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3.001</text:p>
          </table:table-cell>
          <table:table-cell table:style-name="ce79" office:value-type="string">
            <text:p>Edit content of SCV page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9" office:value-type="string">
            <text:p>Open form to setting page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4.001</text:p>
          </table:table-cell>
          <table:table-cell table:style-name="ce79" office:value-type="string">
            <text:p>Default of [Edit] icon when mode = View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2</text:p>
          </table:table-cell>
          <table:table-cell table:style-name="ce79" office:value-type="string">
            <text:p>Activity of [Edit] icon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3</text:p>
          </table:table-cell>
          <table:table-cell table:style-name="ce79" office:value-type="string">
            <text:p>Fast editing when double click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5.001</text:p>
          </table:table-cell>
          <table:table-cell table:style-name="ce79" office:value-type="string">
            <text:p>Displaying of [Publish] Icon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2</text:p>
          </table:table-cell>
          <table:table-cell table:style-name="ce79" office:value-type="string">
            <text:p>Activity of [Publish] Icon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3</text:p>
          </table:table-cell>
          <table:table-cell table:style-name="ce79" office:value-type="string">
            <text:p>Activity of [Publish] Icon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4</text:p>
          </table:table-cell>
          <table:table-cell table:style-name="ce79" office:value-type="string">
            <text:p>Displaying of [Publish] icon when the content has no life cycl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ontent List viewer: Create, edit and view web content, View document.</text:p>
          </table:table-cell>
          <table:covered-table-cell table:style-name="ce72"/>
          <table:covered-table-cell table:style-name="ce115"/>
          <table:covered-table-cell table:style-name="ce121"/>
          <table:table-cell table:number-columns-repeated="250"/>
        </table:table-row>
        <table:table-row table:style-name="ro13">
          <table:table-cell table:style-name="ce63" office:value-type="string">
            <text:p>FNC_ECMS_WCM_CLV_01.001</text:p>
          </table:table-cell>
          <table:table-cell table:style-name="ce54" office:value-type="string">
            <text:p>Create new CLV page by using folder mode in case the folder is empty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4" office:value-type="string">
            <text:p>Create new CLV page by using folder mode in case the folder is not empty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2.001</text:p>
          </table:table-cell>
          <table:table-cell table:style-name="ce59" office:value-type="string">
            <text:p>Create new CLV page by select directly contents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59" office:value-type="string">
            <text:p>Delete content after choosing directly document or web content to view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9" office:value-type="string">
            <text:p>Search by name of content when select existing content to create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4" office:value-type="string">
            <text:p>Search by name <text:s/>with blank keyword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6" office:value-type="string">
            <text:p>Search a word or phrase in content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7" office:value-type="string">
            <text:p>Search by date in content in case choose [From] field less than [To] field when select existed content to view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7" office:value-type="string">
            <text:p>Search by date in content in case choose [From] field greater than [To] field when select existed content to view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2.008</text:p>
          </table:table-cell>
          <table:table-cell table:style-name="ce77" office:value-type="string">
            <text:p>Search by date in content in case choose [From] field greater than current by date when select existed content to view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74" office:value-type="string">
            <text:p>Search by date in content in case choose only [To] field when select existed content to view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74" office:value-type="string">
            <text:p>Search by date in content in case choose only [from] field when select existed content to view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8" office:value-type="string">
            <text:p>Search Node <text:s/>type in content when select existed conten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4" office:value-type="string">
            <text:p>Search a node using properties when do not select any property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4" office:value-type="string">
            <text:p>Preview web content after d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74" office:value-type="string">
            <text:p>Check select existed document/media to add on Single content viewe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3.001</text:p>
          </table:table-cell>
          <table:table-cell table:style-name="ce80" office:value-type="string">
            <text:p>Check Order by date creat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80" office:value-type="string">
            <text:p>Check Order by date modifi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80" office:value-type="string">
            <text:p>Check Order by date publish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81" office:value-type="string">
            <text:p>Check Order by Title publish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82" office:value-type="string">
            <text:p>Check view content with chosen automatic to view all web contents and sort by ascenda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80" office:value-type="string">
            <text:p>Check change template to view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80" office:value-type="string">
            <text:p>Test unchecked show image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80" office:value-type="string">
            <text:p>Test unchecked show summary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80" office:value-type="string">
            <text:p>Test unchecked show header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80" office:value-type="string">
            <text:p>Test unchecked show title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80" office:value-type="string">
            <text:p>Test unchecked show by date created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80" office:value-type="string">
            <text:p>Test unchecked show link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80" office:value-type="string">
            <text:p>Test checked show refresh button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4.001</text:p>
          </table:table-cell>
          <table:table-cell table:style-name="ce59" office:value-type="string">
            <text:p>Check keep draft revision after edit draft revision from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59" office:value-type="string">
            <text:p>Check change draft revision to live revision after edit draft revision from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83" office:value-type="string">
            <text:p>Check display content in content list viewer in edit mode and no draft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4" office:value-type="string">
            <text:p>Check display content in content list viewer in case edit mode and have draft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4" office:value-type="string">
            <text:p>Check display content in content list viewer in case Live mode and no live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4.006</text:p>
          </table:table-cell>
          <table:table-cell table:style-name="ce5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4" office:value-type="string">
            <text:p>Test to verify the layout of Pri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4" office:value-type="string">
            <text:p>Print in case did not install printer.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4" office:value-type="string">
            <text:p>Print in case existed conte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4" office:value-type="string">
            <text:p>Print in case not exist conte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4" office:value-type="string">
            <text:p>Open form to configuration for CLV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4" office:value-type="string">
            <text:p>Add new content for CLV page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4" office:value-type="string">
            <text:p>Manage content of CLV page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5.001</text:p>
          </table:table-cell>
          <table:table-cell table:style-name="ce79" office:value-type="string">
            <text:p>Default of [Edit] icon when mode = View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2</text:p>
          </table:table-cell>
          <table:table-cell table:style-name="ce79" office:value-type="string">
            <text:p>Activity of [Edit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3</text:p>
          </table:table-cell>
          <table:table-cell table:style-name="ce79" office:value-type="string">
            <text:p>Fast editing when double click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6.001</text:p>
          </table:table-cell>
          <table:table-cell table:style-name="ce79" office:value-type="string">
            <text:p>Displaying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2</text:p>
          </table:table-cell>
          <table:table-cell table:style-name="ce79" office:value-type="string">
            <text:p>Activity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3</text:p>
          </table:table-cell>
          <table:table-cell table:style-name="ce79" office:value-type="string">
            <text:p>Activity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4</text:p>
          </table:table-cell>
          <table:table-cell table:style-name="ce79" office:value-type="string">
            <text:p>Displaying of [Publish] icon when the content has no life cycle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Content By Query</text:p>
          </table:table-cell>
          <table:covered-table-cell table:style-name="ce84"/>
          <table:covered-table-cell table:style-name="ce84"/>
          <table:covered-table-cell table:style-name="ce121"/>
          <table:table-cell table:number-columns-repeated="250"/>
        </table:table-row>
        <table:table-row table:style-name="ro22">
          <table:table-cell table:style-name="ce65" office:value-type="string">
            <text:p>FNC_ECMS_WCM_CBQ_01.001</text:p>
          </table:table-cell>
          <table:table-cell table:style-name="ce54" office:value-type="string">
            <text:p>Check if a query and a workspace condition works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2</text:p>
          </table:table-cell>
          <table:table-cell table:style-name="ce54" office:value-type="string">
            <text:p>Check if a Folder option works when a query is missing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CBQ_01.003</text:p>
          </table:table-cell>
          <table:table-cell table:style-name="ce54" office:value-type="string">
            <text:p>Check if a Content option works when a query is missing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4</text:p>
          </table:table-cell>
          <table:table-cell table:style-name="ce54" office:value-type="string">
            <text:p>Check if a Folder/Content option works when a query is invalid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5</text:p>
          </table:table-cell>
          <table:table-cell table:style-name="ce59" office:value-type="string">
            <text:p>Check if a query finds no match in a workspace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6</text:p>
          </table:table-cell>
          <table:table-cell table:style-name="ce79" office:value-type="string">
            <text:p>Vary tests with some queries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7</text:p>
          </table:table-cell>
          <table:table-cell table:style-name="ce85" office:value-type="string">
            <text:p>User who is not administrator cannot edit portlet settings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Banner and Footer: edit banner, footer and homepage</text:p>
          </table:table-cell>
          <table:covered-table-cell table:style-name="ce84"/>
          <table:covered-table-cell table:style-name="ce84"/>
          <table:covered-table-cell table:style-name="ce121"/>
          <table:table-cell table:number-columns-repeated="250"/>
        </table:table-row>
        <table:table-row table:style-name="ro22">
          <table:table-cell table:style-name="ce65" office:value-type="string">
            <text:p>FNC_ECMS_WCM_BF_01.001</text:p>
          </table:table-cell>
          <table:table-cell table:style-name="ce86" office:value-type="string">
            <text:p>Replace existing logo while editing banner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2</text:p>
          </table:table-cell>
          <table:table-cell table:style-name="ce86" office:value-type="string">
            <text:p>Replace existing logo while editing banner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BF_01.003</text:p>
          </table:table-cell>
          <table:table-cell table:style-name="ce86" office:value-type="string">
            <text:p>Check adding slogan on banner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4</text:p>
          </table:table-cell>
          <table:table-cell table:style-name="ce87" office:value-type="string">
            <text:p>Check edit banner with image larger than designed/allowed size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5</text:p>
          </table:table-cell>
          <table:table-cell table:style-name="ce86" office:value-type="string">
            <text:p>Check displaying slogan in banner after edit banner with long text slogan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6</text:p>
          </table:table-cell>
          <table:table-cell table:style-name="ce86" office:value-type="string">
            <text:p>Check edit banner by error default.css code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7</text:p>
          </table:table-cell>
          <table:table-cell table:style-name="ce86" office:value-type="string">
            <text:p>Check edit banner by error java script(js) code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2.001</text:p>
          </table:table-cell>
          <table:table-cell table:style-name="ce86" office:value-type="string">
            <text:p>Check displaying form to edit footer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2</text:p>
          </table:table-cell>
          <table:table-cell table:style-name="ce86" office:value-type="string">
            <text:p>Check editing footer with image/text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3</text:p>
          </table:table-cell>
          <table:table-cell table:style-name="ce86" office:value-type="string">
            <text:p>Check edit footer with long text.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4</text:p>
          </table:table-cell>
          <table:table-cell table:style-name="ce86" office:value-type="string">
            <text:p>Check edit footer with invalid CSS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5</text:p>
          </table:table-cell>
          <table:table-cell table:style-name="ce86" office:value-type="string">
            <text:p>Check edit footer with invalid JS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3.001</text:p>
          </table:table-cell>
          <table:table-cell table:style-name="ce86" office:value-type="string">
            <text:p>Check display form to edit content of Homepage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2</text:p>
          </table:table-cell>
          <table:table-cell table:style-name="ce86" office:value-type="string">
            <text:p>Edit content of Home page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3</text:p>
          </table:table-cell>
          <table:table-cell table:style-name="ce86" office:value-type="string">
            <text:p>Check edit Homepage with invalid CSS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4</text:p>
          </table:table-cell>
          <table:table-cell table:style-name="ce86" office:value-type="string">
            <text:p>Check edit Homepage with invalid JS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88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3" office:value-type="string">
            <text:p>FNC_ECMS_WCM_SEARCH_01.001</text:p>
          </table:table-cell>
          <table:table-cell table:style-name="ce89" office:value-type="string">
            <text:p>Search in case input no keywords for searching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2</text:p>
          </table:table-cell>
          <table:table-cell table:style-name="ce69" office:value-type="string">
            <text:p>Search in case search keyword does not match existing values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3</text:p>
          </table:table-cell>
          <table:table-cell table:style-name="ce90" office:value-type="string">
            <text:p>Search in case input keyword matches existing value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4</text:p>
          </table:table-cell>
          <table:table-cell table:style-name="ce90" office:value-type="string">
            <text:p>Search in case searching keyword contains special characters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5</text:p>
          </table:table-cell>
          <table:table-cell table:style-name="ce69" office:value-type="string">
            <text:p>Test Search Result in case admin user do searching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6</text:p>
          </table:table-cell>
          <table:table-cell table:style-name="ce91" office:value-type="string">
            <text:p>Test search result without login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7</text:p>
          </table:table-cell>
          <table:table-cell table:style-name="ce92" office:value-type="string">
            <text:p>Test Search Result in case normal user do searching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8</text:p>
          </table:table-cell>
          <table:table-cell table:style-name="ce92" office:value-type="string">
            <text:p>Test display search result on one page with administrator user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9</text:p>
          </table:table-cell>
          <table:table-cell table:style-name="ce73" office:value-type="string">
            <text:p>Test display search result in case choose one site </text:p>
            <text:p>to search.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0</text:p>
          </table:table-cell>
          <table:table-cell table:style-name="ce73" office:value-type="string">
            <text:p>Test display search result in case checked only </text:p>
            <text:p>document to search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1</text:p>
          </table:table-cell>
          <table:table-cell table:style-name="ce73" office:value-type="string">
            <text:p>Test display search result in case checked only page</text:p>
            <text:p><text:s/>to search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2</text:p>
          </table:table-cell>
          <table:table-cell table:style-name="ce73" office:value-type="string">
            <text:p>Test search result in case search by Box search.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3</text:p>
          </table:table-cell>
          <table:table-cell table:style-name="ce73" office:value-type="string">
            <text:p>Test search result in case keyword was typed by A*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4</text:p>
          </table:table-cell>
          <table:table-cell table:style-name="ce73" office:value-type="string">
            <text:p>Test view content in Search</text:p>
            <text:p><text:s/>Result in Live mode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5</text:p>
          </table:table-cell>
          <table:table-cell table:style-name="ce93" office:value-type="string">
            <text:p>Print content of search result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95" office:value-type="string">
            <text:p>Check display result when change search page layout template 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SEO</text:p>
          </table:table-cell>
          <table:covered-table-cell table:style-name="ce88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70" office:value-type="string">
            <text:p>FNC_ECMS_WCM_SEO_01.001</text:p>
          </table:table-cell>
          <table:table-cell table:style-name="ce96" office:value-type="string">
            <text:p>Default color of SEO icon when metadata doesn't exist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96" office:value-type="string">
            <text:p>Color of SEO icon when user inputs data but not fully completed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4" office:value-type="string">
            <text:p>Color of SEO icon when user inputs data for all fields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7" office:value-type="string">
            <text:p>Color of SEO icon when user open an administration page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7" office:value-type="string">
            <text:p>Screen of SEO management when user open a portal page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7" office:value-type="string">
            <text:p>Screen of SEO management when user open a content page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2.001</text:p>
          </table:table-cell>
          <table:table-cell table:style-name="ce97" office:value-type="string">
            <text:p>Check default metadata when user hasn't added SEO data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4" office:value-type="string">
            <text:p>Check metadata through View Page Source when user input value for Description (1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4" office:value-type="string">
            <text:p>Check metadata through View Page Source</text:p>
            <text:p>when user input value for Description (2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59" office:value-type="string">
            <text:p>Check metadata through View Page Source</text:p>
            <text:p>when user input value for Description (3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9" office:value-type="string">
            <text:p>Check metadata through View Page Source</text:p>
            <text:p>when user input value for Description (4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9" office:value-type="string">
            <text:p>Check metadata through View Page Source</text:p>
            <text:p>when user input value for Keywords (1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9" office:value-type="string">
            <text:p>Check metadata through View Page Source</text:p>
            <text:p>when user input value for Keywords (2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85" office:value-type="string">
            <text:p>Check metadata through View Page Source</text:p>
            <text:p>when user input value for Keywords (3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8" office:value-type="string">
            <text:p>Check metadata through View Page Source</text:p>
            <text:p>when user input value for Keywords (4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8" office:value-type="string">
            <text:p>Check metadata through View Page Source</text:p>
            <text:p>when user input value for both Description &amp; Keywords <text:s/>(1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8" office:value-type="string">
            <text:p>Check metadata through View Page Source</text:p>
            <text:p>when user input value for both Description &amp; Keywords <text:s/>(2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8" office:value-type="string">
            <text:p>Check metadata through View Page Source</text:p>
            <text:p>when user input value for both Description &amp; Keywords (3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8" office:value-type="string">
            <text:p>Check metadata through View Page Source</text:p>
            <text:p>when user input value for both Description &amp; Keywords (4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3.001</text:p>
          </table:table-cell>
          <table:table-cell table:style-name="ce98" office:value-type="string">
            <text:p>Check default of Sitemap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9" office:value-type="string">
            <text:p>Check Sitemap (1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9" office:value-type="string">
            <text:p>Check Sitemap (2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9" office:value-type="string">
            <text:p>Check Sitemap (3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9" office:value-type="string">
            <text:p>Check Sitemap (4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9" office:value-type="string">
            <text:p>Check Sitemap (5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9" office:value-type="string">
            <text:p>Check Sitemap (6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9" office:value-type="string">
            <text:p>Check Sitemap (7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4" office:value-type="string">
            <text:p>Alert message when user input invalid data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Others check: Check display something</text:p>
          </table:table-cell>
          <table:covered-table-cell table:style-name="ce100"/>
          <table:covered-table-cell table:style-name="ce100"/>
          <table:covered-table-cell table:style-name="ce122"/>
          <table:table-cell table:number-columns-repeated="250"/>
        </table:table-row>
        <table:table-row table:style-name="ro13">
          <table:table-cell table:style-name="ce65" office:value-type="string">
            <text:p>FNC_ECMS_WCM_MICS_01.001</text:p>
          </table:table-cell>
          <table:table-cell table:style-name="ce101" office:value-type="string">
            <text:p><text:span text:style-name="T3">Display edit mode in case</text:span></text:p>
            <text:p><text:span text:style-name="T3"><text:s/></text:span><text:span text:style-name="T3">click [Edit mode] icon in 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102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Newsletter</text:p>
          </table:table-cell>
          <table:covered-table-cell table:style-name="ce103"/>
          <table:covered-table-cell table:style-name="ce120"/>
          <table:covered-table-cell table:style-name="ce122"/>
          <table:table-cell table:number-columns-repeated="250"/>
        </table:table-row>
        <table:table-row table:style-name="ro13">
          <table:table-cell table:style-name="ce63" office:value-type="string">
            <text:p>FNC_ECMS_WCM_NEWS_01.001</text:p>
          </table:table-cell>
          <table:table-cell table:style-name="ce104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104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104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104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105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106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106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106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107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2.001</text:p>
          </table:table-cell>
          <table:table-cell table:style-name="ce106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106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106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106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106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106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106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106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106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106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106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106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106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106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106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106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106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106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3.001</text:p>
          </table:table-cell>
          <table:table-cell table:style-name="ce106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106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106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106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106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106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106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108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9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10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10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10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10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Form Generator, Fast Content Creator</text:p>
          </table:table-cell>
          <table:covered-table-cell table:style-name="ce102"/>
          <table:covered-table-cell table:number-columns-repeated="2"/>
          <table:table-cell table:number-columns-repeated="250"/>
        </table:table-row>
        <table:table-row table:style-name="ro13">
          <table:table-cell table:style-name="ce49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FORM_02.001</text:p>
          </table:table-cell>
          <table:table-cell table:style-name="ce111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2</text:p>
          </table:table-cell>
          <table:table-cell table:style-name="ce112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3</text:p>
          </table:table-cell>
          <table:table-cell table:style-name="ce112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5</text:p>
          </table:table-cell>
          <table:table-cell table:style-name="ce112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9</text:p>
          </table:table-cell>
          <table:table-cell table:style-name="ce112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10</text:p>
          </table:table-cell>
          <table:table-cell table:style-name="ce113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ategory</text:p>
          </table:table-cell>
          <table:covered-table-cell table:style-name="ce102"/>
          <table:covered-table-cell table:number-columns-repeated="2"/>
          <table:table-cell table:number-columns-repeated="250"/>
        </table:table-row>
        <table:table-row table:style-name="ro13">
          <table:table-cell table:style-name="ce65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4</text:p>
          </table:table-cell>
          <table:table-cell table:style-name="ce111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5</text:p>
          </table:table-cell>
          <table:table-cell table:style-name="ce111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6</text:p>
          </table:table-cell>
          <table:table-cell table:style-name="ce111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7</text:p>
          </table:table-cell>
          <table:table-cell table:style-name="ce111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8</text:p>
          </table:table-cell>
          <table:table-cell table:style-name="ce111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9</text:p>
          </table:table-cell>
          <table:table-cell table:style-name="ce111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0</text:p>
          </table:table-cell>
          <table:table-cell table:style-name="ce111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1</text:p>
          </table:table-cell>
          <table:table-cell table:style-name="ce111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2</text:p>
          </table:table-cell>
          <table:table-cell table:style-name="ce111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3</text:p>
          </table:table-cell>
          <table:table-cell table:style-name="ce111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4</text:p>
          </table:table-cell>
          <table:table-cell table:style-name="ce111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5</text:p>
          </table:table-cell>
          <table:table-cell table:style-name="ce111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6</text:p>
          </table:table-cell>
          <table:table-cell table:style-name="ce111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8</text:p>
          </table:table-cell>
          <table:table-cell table:style-name="ce111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9</text:p>
          </table:table-cell>
          <table:table-cell table:style-name="ce111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20</text:p>
          </table:table-cell>
          <table:table-cell table:style-name="ce111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2</text:p>
          </table:table-cell>
          <table:table-cell table:style-name="ce112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4</text:p>
          </table:table-cell>
          <table:table-cell table:style-name="ce111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5</text:p>
          </table:table-cell>
          <table:table-cell table:style-name="ce111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6</text:p>
          </table:table-cell>
          <table:table-cell table:style-name="ce111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7</text:p>
          </table:table-cell>
          <table:table-cell table:style-name="ce111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9</text:p>
          </table:table-cell>
          <table:table-cell table:style-name="ce111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0</text:p>
          </table:table-cell>
          <table:table-cell table:style-name="ce111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1</text:p>
          </table:table-cell>
          <table:table-cell table:style-name="ce111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2</text:p>
          </table:table-cell>
          <table:table-cell table:style-name="ce111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3</text:p>
          </table:table-cell>
          <table:table-cell table:style-name="ce111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4</text:p>
          </table:table-cell>
          <table:table-cell table:style-name="ce111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5</text:p>
          </table:table-cell>
          <table:table-cell table:style-name="ce111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6</text:p>
          </table:table-cell>
          <table:table-cell table:style-name="ce111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7</text:p>
          </table:table-cell>
          <table:table-cell table:style-name="ce111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8</text:p>
          </table:table-cell>
          <table:table-cell table:style-name="ce111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9</text:p>
          </table:table-cell>
          <table:table-cell table:style-name="ce111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0</text:p>
          </table:table-cell>
          <table:table-cell table:style-name="ce111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1</text:p>
          </table:table-cell>
          <table:table-cell table:style-name="ce112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2</text:p>
          </table:table-cell>
          <table:table-cell table:style-name="ce111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3</text:p>
          </table:table-cell>
          <table:table-cell table:style-name="ce112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4</text:p>
          </table:table-cell>
          <table:table-cell table:style-name="ce111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6</text:p>
          </table:table-cell>
          <table:table-cell table:style-name="ce112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8</text:p>
          </table:table-cell>
          <table:table-cell table:style-name="ce111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9</text:p>
          </table:table-cell>
          <table:table-cell table:style-name="ce111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40</text:p>
          </table:table-cell>
          <table:table-cell table:style-name="ce111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3.001</text:p>
          </table:table-cell>
          <table:table-cell table:style-name="ce111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2</text:p>
          </table:table-cell>
          <table:table-cell table:style-name="ce111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3</text:p>
          </table:table-cell>
          <table:table-cell table:style-name="ce111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4</text:p>
          </table:table-cell>
          <table:table-cell table:style-name="ce111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 table:number-rows-repeated="10">
          <table:table-cell table:style-name="ce71"/>
          <table:table-cell table:style-name="ce114" table:number-columns-repeated="3"/>
          <table:table-cell table:number-columns-repeated="250"/>
        </table:table-row>
        <table:table-row table:style-name="ro17">
          <table:table-cell table:style-name="ce71"/>
          <table:table-cell table:style-name="ce114" table:number-columns-repeated="3"/>
          <table:table-cell table:number-columns-repeated="250"/>
        </table:table-row>
      </table:table>
      <table:table table:name="Single_Content_Viewer" table:style-name="ta4" table:print="false">
        <office:forms form:automatic-focus="false" form:apply-design-mode="false"/>
        <table:table-column table:style-name="co8" table:default-cell-style-name="ce132"/>
        <table:table-column table:style-name="co8" table:default-cell-style-name="ce66"/>
        <table:table-column table:style-name="co8" table:default-cell-style-name="ce142"/>
        <table:table-column table:style-name="co17" table:default-cell-style-name="ce124"/>
        <table:table-column table:style-name="co18" table:default-cell-style-name="ce145"/>
        <table:table-column table:style-name="co19" table:default-cell-style-name="ce150"/>
        <table:table-column table:style-name="co20" table:default-cell-style-name="ce129"/>
        <table:table-column table:style-name="co21" table:default-cell-style-name="ce129"/>
        <table:table-column table:style-name="co8" table:default-cell-style-name="ce73"/>
        <table:table-column table:style-name="co8" table:default-cell-style-name="ce163"/>
        <table:table-column table:style-name="co8" table:number-columns-repeated="246" table:default-cell-style-name="Default"/>
        <table:table-row table:style-name="ro13">
          <table:table-cell table:style-name="ce128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3"/>
          <table:table-cell table:style-name="ce160"/>
          <table:table-cell table:style-name="ce161" office:value-type="string">
            <text:p>Passed</text:p>
          </table:table-cell>
          <table:table-cell table:style-name="ce161" table:formula="of:=COUNTIF([.L$7:.L$885];[.$K1])" office:value-type="float" office:value="22">
            <text:p>22</text:p>
          </table:table-cell>
          <table:table-cell table:style-name="ce161" table:formula="of:=COUNTIF([.M$7:.M$885];[.$K1])" office:value-type="float" office:value="23">
            <text:p>23</text:p>
          </table:table-cell>
          <table:table-cell table:style-name="ce161" table:formula="of:=COUNTIF([.N$7:.N$885];[.$K1])" office:value-type="float" office:value="0">
            <text:p>0</text:p>
          </table:table-cell>
          <table:table-cell table:style-name="ce161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8"/>
          <table:table-cell table:style-name="ce135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885];[.$K2])" office:value-type="float" office:value="1">
            <text:p>1</text:p>
          </table:table-cell>
          <table:table-cell table:style-name="ce161" table:formula="of:=COUNTIF([.M$7:.M$885];[.$K2])" office:value-type="float" office:value="0">
            <text:p>0</text:p>
          </table:table-cell>
          <table:table-cell table:style-name="ce161" table:formula="of:=COUNTIF([.N$7:.N$885];[.$K2])" office:value-type="float" office:value="0">
            <text:p>0</text:p>
          </table:table-cell>
          <table:table-cell table:style-name="ce161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8"/>
          <table:table-cell table:style-name="ce136" office:value-type="string">
            <text:p>Functions list</text:p>
          </table:table-cell>
          <table:table-cell table:style-name="ce141" office:value-type="string" table:number-columns-spanned="3" table:number-rows-spanned="1">
            <text:p>Create, edit and view web content, View document.</text:p>
          </table:table-cell>
          <table:covered-table-cell table:style-name="ce141"/>
          <table:covered-table-cell table:style-name="ce141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885];[.$K3])" office:value-type="float" office:value="0">
            <text:p>0</text:p>
          </table:table-cell>
          <table:table-cell table:style-name="ce161" table:formula="of:=COUNTIF([.M$7:.M$885];[.$K3])" office:value-type="float" office:value="0">
            <text:p>0</text:p>
          </table:table-cell>
          <table:table-cell table:style-name="ce161" table:formula="of:=COUNTIF([.N$7:.N$885];[.$K3])" office:value-type="float" office:value="0">
            <text:p>0</text:p>
          </table:table-cell>
          <table:table-cell table:style-name="ce161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8"/>
          <table:table-cell table:style-name="ce136" office:value-type="string">
            <text:p>Total Main Cases</text:p>
          </table:table-cell>
          <table:table-cell table:style-name="ce141" table:formula="of:=MAX([.A7:.A6645])" office:value-type="float" office:value="34" table:number-columns-spanned="3" table:number-rows-spanned="1">
            <text:p>34</text:p>
          </table:table-cell>
          <table:covered-table-cell table:style-name="ce141"/>
          <table:covered-table-cell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885];[.$K4])" office:value-type="float" office:value="0">
            <text:p>0</text:p>
          </table:table-cell>
          <table:table-cell table:style-name="ce161" table:formula="of:=COUNTIF([.M$7:.M$885];[.$K4])" office:value-type="float" office:value="0">
            <text:p>0</text:p>
          </table:table-cell>
          <table:table-cell table:style-name="ce161" table:formula="of:=COUNTIF([.N$7:.N$885];[.$K4])" office:value-type="float" office:value="0">
            <text:p>0</text:p>
          </table:table-cell>
          <table:table-cell table:style-name="ce161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0"/>
          <table:table-cell table:style-name="ce137"/>
          <table:table-cell table:style-name="ce133"/>
          <table:table-cell table:style-name="ce144"/>
          <table:table-cell table:style-name="ce138" table:number-columns-repeated="4"/>
          <table:table-cell table:style-name="ce158"/>
          <table:table-cell table:style-name="ce162"/>
          <table:table-cell office:value-type="string">
            <text:p>N/A</text:p>
          </table:table-cell>
          <table:table-cell table:style-name="ce161" table:formula="of:=COUNTIF([.L$7:.L$885];[.$K5])" office:value-type="float" office:value="0">
            <text:p>0</text:p>
          </table:table-cell>
          <table:table-cell table:style-name="ce161" table:formula="of:=COUNTIF([.M$7:.M$885];[.$K5])" office:value-type="float" office:value="0">
            <text:p>0</text:p>
          </table:table-cell>
          <table:table-cell table:style-name="ce161" table:formula="of:=COUNTIF([.N$7:.N$885];[.$K5])" office:value-type="float" office:value="0">
            <text:p>0</text:p>
          </table:table-cell>
          <table:table-cell table:style-name="ce161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242"/>
        </table:table-row>
        <table:table-row table:style-name="ro25" table:visibility="filter">
          <table:table-cell office:value-type="float" office:value="1">
            <text:p>001</text:p>
          </table:table-cell>
          <table:table-cell table:style-name="ce49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using existing document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6" table:visibility="filter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8" table:visibility="filter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 table:visibility="filter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8" table:visibility="filter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79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5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 table:visibility="filter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5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 table:visibility="filter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5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 table:visibility="filter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5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9" table:visibility="filter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9" table:visibility="filter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Check Search a word or </text:p>
            <text:p>phrase in content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 table:visibility="filter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a word or </text:p>
            <text:p>phrase in content with blank keyword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</text:p>
            <text:p>in content in case choose [From] field less than [To] field when select content to add for SCV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</text:p>
            <text:p>[From] field greater than</text:p>
            <text:p>[To] field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5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 [From] field greater than current date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5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5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5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5: View content of</text:p>
            <text:p><text:s/>document or web content after</text:p>
            <text:p><text:s/>do search</text:p>
          </table:table-cell>
          <table:table-cell table:style-name="ce73" office:value-type="string">
            <text:p>- Click on [<text:span text:style-name="T10">Preview</text:span>] icon of some <text:s/>web content which is listed in Result form</text:p>
          </table:table-cell>
          <table:table-cell table:style-name="ce73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64"/>
          <table:table-cell table:number-columns-repeated="246"/>
        </table:table-row>
        <table:table-row table:style-name="ro25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64"/>
          <table:table-cell table:number-columns-repeated="246"/>
        </table:table-row>
        <table:table-row table:style-name="ro29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3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5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3" office:value-type="string">
            <text:p>Step 5: Select result to add content for SCV page</text:p>
          </table:table-cell>
          <table:table-cell table:style-name="ce73" office:value-type="string">
            <text:p>- Click on [<text:span text:style-name="T10">Add</text:span>] icon of 1 <text:s/>web content/document/media which is listed in Result form</text:p>
          </table:table-cell>
          <table:table-cell table:style-name="ce73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with no content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Show Portlet Mode and Show 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73" office:value-type="string">
            <text:p>Step 3: Check view page in edit mode</text:p>
          </table:table-cell>
          <table:table-cell table:style-name="ce73" office:value-type="string">
            <text:p>Switch to edit mode</text:p>
          </table:table-cell>
          <table:table-cell table:style-name="ce73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49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54" office:value-type="string">
            <text:p>WCM\Viewers\Single content\Setting</text:p>
          </table:table-cell>
          <table:table-cell table:style-name="ce79" office:value-type="string">
            <text:p>Setting for SCV page when 'Show title' check-box is 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3" office:value-type="string">
            <text:p>Step 3: Setting for SCV page when check on 'Show title check-box'</text:p>
          </table:table-cell>
          <table:table-cell table:style-name="ce73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when 'Show title' check-box is un-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3" office:value-type="string">
            <text:p>Step 3: Setting for SCV page when check on 'Show title check-box'</text:p>
          </table:table-cell>
          <table:table-cell table:style-name="ce73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when 'Show date' check-box is 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45" office:value-type="string">
            <text:p>Step 3: Setting for SCV page when 'Show date' check-box is checked</text:p>
          </table:table-cell>
          <table:table-cell table:style-name="ce73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when 'Show date' check-box is un-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3" office:value-type="string">
            <text:p>Step 3: Setting for SCV page when check on 'Show date' check-box</text:p>
          </table:table-cell>
          <table:table-cell table:style-name="ce73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when 'Show option bar' check-box is 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45" office:value-type="string">
            <text:p>Step 3: Setting for SCV page when 'Show option bar' check-box is checked</text:p>
          </table:table-cell>
          <table:table-cell table:style-name="ce73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when 'Show option bar' check-box is un-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3" office:value-type="string">
            <text:p>Step 3: Setting for SCV page when check on 'Show option bar' check-box</text:p>
          </table:table-cell>
          <table:table-cell table:style-name="ce73" office:value-type="string">
            <text:p>- Do not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to print document/web content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52" office:value-type="string">
            <text:p>Step 3: Setting for SCV page to print document/web content</text:p>
          </table:table-cell>
          <table:table-cell table:style-name="ce73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73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3" office:value-type="string">
            <text:p>Step 5: Print document</text:p>
          </table:table-cell>
          <table:table-cell table:style-name="ce73" office:value-type="string">
            <text:p>- View content of page</text:p>
            <text:p>- Click on <text:span text:style-name="T8">Print</text:span></text:p>
          </table:table-cell>
          <table:table-cell table:style-name="ce73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49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54" office:value-type="string">
            <text:p>WCM\Viewers\Single content\Other</text:p>
          </table:table-cell>
          <table:table-cell table:style-name="ce79" office:value-type="string">
            <text:p>Edit content of SCV page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3" office:value-type="string">
            <text:p>Step 3: Edit content of page</text:p>
          </table:table-cell>
          <table:table-cell table:style-name="ce73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73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73" office:value-type="string">
            <text:p>WCM\Viewers\Single content\Other</text:p>
          </table:table-cell>
          <table:table-cell table:style-name="ce79" office:value-type="string">
            <text:p>Open form to setting page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3" office:value-type="string">
            <text:p>Step 3: Open form to setting page</text:p>
          </table:table-cell>
          <table:table-cell table:style-name="ce73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73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49"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Single content\Edit Icon</text:p>
          </table:table-cell>
          <table:table-cell table:style-name="ce79" office:value-type="string">
            <text:p>Default of [Edit] icon when mode = View</text:p>
          </table:table-cell>
          <table:table-cell table:style-name="ce73" office:value-type="string">
            <text:p>Step 1: Change mode = View</text:p>
          </table:table-cell>
          <table:table-cell table:style-name="ce93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73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93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73" office:value-type="string">
            <text:p>Step 2: Change mode = Edit</text:p>
          </table:table-cell>
          <table:table-cell table:style-name="ce73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73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93" office:value-type="string">
            <text:p>WCM\Viewers\Single content\Edit Icon</text:p>
          </table:table-cell>
          <table:table-cell table:style-name="ce79" office:value-type="string">
            <text:p>Activity of [Edit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93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73" office:value-type="string">
            <text:p>Step 2: Return to Home page</text:p>
          </table:table-cell>
          <table:table-cell table:style-name="ce73" office:value-type="string">
            <text:p>- Click button <text:span text:style-name="T8">Back</text:span></text:p>
          </table:table-cell>
          <table:table-cell table:style-name="ce73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93" office:value-type="string">
            <text:p>WCM\Viewers\Single content\Edit Icon</text:p>
          </table:table-cell>
          <table:table-cell table:style-name="ce79" office:value-type="string">
            <text:p>Fast editing when double click </text:p>
          </table:table-cell>
          <table:table-cell table:style-name="ce73" office:value-type="string">
            <text:p>Step 1: Double click on data of SCV </text:p>
          </table:table-cell>
          <table:table-cell table:style-name="ce73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7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93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Edit some data (ex: Fast Edit Data)</text:p>
            <text:p>- Click button <text:span text:style-name="T8">Save</text:span></text:p>
          </table:table-cell>
          <table:table-cell table:style-name="ce7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49"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Single content\Publish Icon</text:p>
          </table:table-cell>
          <table:table-cell table:style-name="ce79" office:value-type="string">
            <text:p>Displaying of [Publish] Icon </text:p>
          </table:table-cell>
          <table:table-cell table:style-name="ce73" office:value-type="string">
            <text:p>Step 1: Default of Publish icon</text:p>
          </table:table-cell>
          <table:table-cell table:style-name="ce93" office:value-type="string">
            <text:p><text:span text:style-name="T3">- Change mode = </text:span><text:span text:style-name="T11">Edit </text:span></text:p>
          </table:table-cell>
          <table:table-cell table:style-name="ce7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Click <text:span text:style-name="T8">Edit</text:span> icon in SCV </text:p>
            <text:p><text:span text:style-name="T9">- Input some data (ex: Test Publish icon in SCV) </text:span></text:p>
            <text:p><text:span text:style-name="T9">- Click button </text:span><text:span text:style-name="T6">Save</text:span></text:p>
          </table:table-cell>
          <table:table-cell table:style-name="ce7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3" office:value-type="string">
            <text:p>Step 3: Return to Home page</text:p>
          </table:table-cell>
          <table:table-cell table:style-name="ce93" office:value-type="string">
            <text:p>- Click button <text:span text:style-name="T8">Back</text:span></text:p>
          </table:table-cell>
          <table:table-cell table:style-name="ce73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Single content\Publish Icon</text:p>
          </table:table-cell>
          <table:table-cell table:style-name="ce79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3: Not publish data</text:p>
          </table:table-cell>
          <table:table-cell table:style-name="ce7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office:value-type="string">
            <text:p>Failed</text:p>
          </table:table-cell>
          <table:table-cell office:value-type="string">
            <text:p>Passed</text:p>
          </table:table-cell>
          <table:table-cell office:value-type="string">
            <text:p>FQA-321</text:p>
          </table:table-cell>
          <table:table-cell table:number-columns-repeated="242"/>
        </table:table-row>
        <table:table-row table:style-name="ro30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3: Publish data</text:p>
          </table:table-cell>
          <table:table-cell table:style-name="ce7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93" office:value-type="string">
            <text:p>WCM\Viewers\Single content\Publish Icon</text:p>
          </table:table-cell>
          <table:table-cell table:style-name="ce79" office:value-type="string">
            <text:p>Displaying of [Publish] icon when the content has no life cycle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73" office:value-type="string">
            <text:p>Step 2: Do not edit data</text:p>
          </table:table-cell>
          <table:table-cell table:style-name="ce7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9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0" table:number-rows-repeated="3">
          <table:table-cell table:number-columns-repeated="3"/>
          <table:table-cell table:style-name="ce93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7" table:number-rows-repeated="4">
          <table:table-cell table:style-name="Default" table:number-columns-repeated="10"/>
          <table:table-cell table:number-columns-repeated="246"/>
        </table:table-row>
        <table:table-row table:style-name="ro17" table:number-rows-repeated="2">
          <table:table-cell table:style-name="ce133"/>
          <table:table-cell table:style-name="ce138"/>
          <table:table-cell table:style-name="ce133"/>
          <table:table-cell table:style-name="ce144"/>
          <table:table-cell table:style-name="ce138" table:number-columns-repeated="252"/>
        </table:table-row>
        <table:table-row table:style-name="ro17">
          <table:table-cell table:style-name="ce133"/>
          <table:table-cell table:style-name="ce138"/>
          <table:table-cell table:style-name="ce133"/>
          <table:table-cell table:style-name="ce144"/>
          <table:table-cell table:style-name="ce138" table:number-columns-repeated="252"/>
        </table:table-row>
      </table:table>
      <table:table table:name="Content_List_Viewer" table:style-name="ta4" table:print="false">
        <office:forms form:automatic-focus="false" form:apply-design-mode="false"/>
        <table:table-column table:style-name="co8" table:default-cell-style-name="ce132"/>
        <table:table-column table:style-name="co16" table:default-cell-style-name="ce165"/>
        <table:table-column table:style-name="co22" table:default-cell-style-name="ce142"/>
        <table:table-column table:style-name="co23" table:default-cell-style-name="ce129"/>
        <table:table-column table:style-name="co24" table:default-cell-style-name="ce73"/>
        <table:table-column table:style-name="co14" table:default-cell-style-name="ce129"/>
        <table:table-column table:style-name="co25" table:default-cell-style-name="ce129"/>
        <table:table-column table:style-name="co26" table:default-cell-style-name="ce129"/>
        <table:table-column table:style-name="co8" table:default-cell-style-name="ce73"/>
        <table:table-column table:style-name="co8" table:number-columns-repeated="247" table:default-cell-style-name="Default"/>
        <table:table-row table:style-name="ro24">
          <table:table-cell table:style-name="ce128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3"/>
          <table:table-cell table:style-name="ce160"/>
          <table:table-cell table:style-name="ce161" office:value-type="string">
            <text:p>Passed</text:p>
          </table:table-cell>
          <table:table-cell table:style-name="ce161" table:formula="of:=COUNTIF([.L$7:.L$1063];[.$K1])" office:value-type="float" office:value="0">
            <text:p>0</text:p>
          </table:table-cell>
          <table:table-cell table:style-name="ce161" table:formula="of:=COUNTIF([.M$7:.M$1063];[.$K1])" office:value-type="float" office:value="0">
            <text:p>0</text:p>
          </table:table-cell>
          <table:table-cell table:style-name="ce161" table:formula="of:=COUNTIF([.N$7:.N$1063];[.$K1])" office:value-type="float" office:value="0">
            <text:p>0</text:p>
          </table:table-cell>
          <table:table-cell table:style-name="ce161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8"/>
          <table:table-cell table:style-name="ce135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63];[.$K2])" office:value-type="float" office:value="0">
            <text:p>0</text:p>
          </table:table-cell>
          <table:table-cell table:style-name="ce161" table:formula="of:=COUNTIF([.M$7:.M$1063];[.$K2])" office:value-type="float" office:value="0">
            <text:p>0</text:p>
          </table:table-cell>
          <table:table-cell table:style-name="ce161" table:formula="of:=COUNTIF([.N$7:.N$1063];[.$K2])" office:value-type="float" office:value="0">
            <text:p>0</text:p>
          </table:table-cell>
          <table:table-cell table:style-name="ce161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8"/>
          <table:table-cell table:style-name="ce136" office:value-type="string">
            <text:p>Functions list</text:p>
          </table:table-cell>
          <table:table-cell table:style-name="ce141" office:value-type="string" table:number-columns-spanned="3" table:number-rows-spanned="1">
            <text:p>Create, edit and view web content, View document.</text:p>
          </table:table-cell>
          <table:covered-table-cell table:style-name="ce141"/>
          <table:covered-table-cell table:style-name="ce141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63];[.$K3])" office:value-type="float" office:value="0">
            <text:p>0</text:p>
          </table:table-cell>
          <table:table-cell table:style-name="ce161" table:formula="of:=COUNTIF([.M$7:.M$1063];[.$K3])" office:value-type="float" office:value="0">
            <text:p>0</text:p>
          </table:table-cell>
          <table:table-cell table:style-name="ce161" table:formula="of:=COUNTIF([.N$7:.N$1063];[.$K3])" office:value-type="float" office:value="0">
            <text:p>0</text:p>
          </table:table-cell>
          <table:table-cell table:style-name="ce161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8"/>
          <table:table-cell table:style-name="ce136" office:value-type="string">
            <text:p>Total Main Cases</text:p>
          </table:table-cell>
          <table:table-cell table:style-name="ce141" table:formula="of:=MAX([.A7:.A6823])" office:value-type="float" office:value="49" table:number-columns-spanned="3" table:number-rows-spanned="1">
            <text:p>49</text:p>
          </table:table-cell>
          <table:covered-table-cell table:style-name="ce141"/>
          <table:covered-table-cell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63];[.$K4])" office:value-type="float" office:value="0">
            <text:p>0</text:p>
          </table:table-cell>
          <table:table-cell table:style-name="ce161" table:formula="of:=COUNTIF([.M$7:.M$1063];[.$K4])" office:value-type="float" office:value="0">
            <text:p>0</text:p>
          </table:table-cell>
          <table:table-cell table:style-name="ce161" table:formula="of:=COUNTIF([.N$7:.N$1063];[.$K4])" office:value-type="float" office:value="0">
            <text:p>0</text:p>
          </table:table-cell>
          <table:table-cell table:style-name="ce161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0"/>
          <table:table-cell table:style-name="ce137"/>
          <table:table-cell table:style-name="ce133"/>
          <table:table-cell table:style-name="ce144"/>
          <table:table-cell table:style-name="ce138" table:number-columns-repeated="4"/>
          <table:table-cell table:style-name="ce158"/>
          <table:table-cell table:style-name="ce162"/>
          <table:table-cell office:value-type="string">
            <text:p>N/A</text:p>
          </table:table-cell>
          <table:table-cell table:style-name="ce161" table:formula="of:=COUNTIF([.L$7:.L$1063];[.$K5])" office:value-type="float" office:value="0">
            <text:p>0</text:p>
          </table:table-cell>
          <table:table-cell table:style-name="ce161" table:formula="of:=COUNTIF([.M$7:.M$1063];[.$K5])" office:value-type="float" office:value="0">
            <text:p>0</text:p>
          </table:table-cell>
          <table:table-cell table:style-name="ce161" table:formula="of:=COUNTIF([.N$7:.N$1063];[.$K5])" office:value-type="float" office:value="0">
            <text:p>0</text:p>
          </table:table-cell>
          <table:table-cell table:style-name="ce161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242"/>
        </table:table-row>
        <table:table-row table:style-name="ro25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59" office:value-type="string">
            <text:p>WCM\Viewers\List Content\Add new\Select_Folder</text:p>
          </table:table-cell>
          <table:table-cell table:style-name="ce54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73" office:value-type="string">
            <text:p>Step 3: Choose blank web content folder to view.</text:p>
          </table:table-cell>
          <table:table-cell table:style-name="ce7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is empty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73" office:value-type="string">
            <text:p>- List viewer is still empty</text:p>
            <text:p><text:s/>and display message “There is no content to show”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54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73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has content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7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46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59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4: Select document/web contents which you want to list in CLV</text:p>
          </table:table-cell>
          <table:table-cell table:style-name="ce7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73" office:value-type="string">
            <text:p>The selected web contents are displayed in <text:span text:style-name="T8">List selected content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5: Add web contents to CLV</text:p>
          </table:table-cell>
          <table:table-cell table:style-name="ce73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7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59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4: Select document/web contents which you want to list in CLV</text:p>
          </table:table-cell>
          <table:table-cell table:style-name="ce7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73" office:value-type="string">
            <text:p>The selected web contents are displayed in <text:span text:style-name="T8">List selected content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5: Delete some contents </text:p>
          </table:table-cell>
          <table:table-cell table:style-name="ce73" office:value-type="string">
            <text:p>- Click Delete icon near the content</text:p>
            <text:p>- Click <text:span text:style-name="T10">OK</text:span> button</text:p>
          </table:table-cell>
          <table:table-cell table:style-name="ce73" office:value-type="string">
            <text:p>- Content is deleted from List selected conten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79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Check Search by name of content when select existing content to view 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Check Search by name of content when select existing content to view 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Check Search by name of content when select existing content to view </text:p>
          </table:table-cell>
          <table:table-cell table:style-name="ce150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85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name <text:s/>with blank keyword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name <text:s/>with blank keyword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name <text:s/>with blank keyword</text:p>
          </table:table-cell>
          <table:table-cell table:style-name="ce150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a word or phrase in content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a word or phrase in content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a word or phrase in content</text:p>
          </table:table-cell>
          <table:table-cell table:style-name="ce150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5" office:value-type="string">
            <text:p>- Show alert message to inform invalid date and request user input again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5" office:value-type="string">
            <text:p>Display “Empty data” in Result form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0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date in content in case choose only [To date] field when select 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date in content in case choose only [To date] field when select existed content to view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date in content in case choose only [To date] field when select existed content to view</text:p>
          </table:table-cell>
          <table:table-cell table:style-name="ce15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5" office:value-type="string">
            <text:p>- Display message to inform invalid data and request user input again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by date in content in case choose only [from] field when select 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by date in content in case choose only [from] field when select existed content to view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by date in content in case choose only [from] field when select existed content to view</text:p>
          </table:table-cell>
          <table:table-cell table:style-name="ce15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Node type in content when select existed content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Node type in content when select existed content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Node type in content when select existed content</text:p>
          </table:table-cell>
          <table:table-cell table:style-name="ce150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54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50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54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150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5" office:value-type="string">
            <text:p>- Display all contents, which have match keyword on search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6: View content of</text:p>
            <text:p><text:s/>document or web content after</text:p>
            <text:p><text:s/>do search</text:p>
          </table:table-cell>
          <table:table-cell table:style-name="ce73" office:value-type="string">
            <text:p>- Click on [<text:span text:style-name="T10">Preview</text:span>] icon of some <text:s/>web content which is listed in Result form</text:p>
          </table:table-cell>
          <table:table-cell table:style-name="ce73" office:value-type="string">
            <text:p>- Appear “Result viewers” tab</text:p>
            <text:p>- We can preview content or </text:p>
            <text:p>documen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Check select existed document/media to add on Content List Viewer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Check select existed document/media to add on Content List Viewer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Check select existed document/media to add on Content List Viewer</text:p>
          </table:table-cell>
          <table:table-cell table:style-name="ce150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5" office:value-type="string">
            <text:p>- Display all contents, which have match keyword on search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Check select existed document/media to add on Content List Viewer</text:p>
          </table:table-cell>
          <table:table-cell table:style-name="ce73" office:value-type="string">
            <text:p>Step 6: Check select existed document/media to add on Content List Viewer</text:p>
          </table:table-cell>
          <table:table-cell table:style-name="ce73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146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59" office:value-type="string">
            <text:p>WCM\Viewers\List Content\Setting</text:p>
          </table:table-cell>
          <table:table-cell table:style-name="ce59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Order by date created When automatic was chosen default</text:p>
          </table:table-cell>
          <table:table-cell table:style-name="ce73" office:value-type="string">
            <text:p>Step 3: Choose by date created to order</text:p>
          </table:table-cell>
          <table:table-cell table:style-name="ce73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Order by date modified When automatic was chosen default</text:p>
          </table:table-cell>
          <table:table-cell table:style-name="ce73" office:value-type="string">
            <text:p>Step 3: Choose by date modified to order</text:p>
          </table:table-cell>
          <table:table-cell table:style-name="ce73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Date published When automatic was chosen default</text:p>
          </table:table-cell>
          <table:table-cell table:style-name="ce73" office:value-type="string">
            <text:p>Step 3: Choose by date published to order</text:p>
          </table:table-cell>
          <table:table-cell table:style-name="ce73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Title published When automatic was chosen default</text:p>
          </table:table-cell>
          <table:table-cell table:style-name="ce73" office:value-type="string">
            <text:p>Step 3: Choose by Title to order</text:p>
          </table:table-cell>
          <table:table-cell table:style-name="ce73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54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table:style-name="ce73" office:value-type="string">
            <text:p>Step 3: Using list content </text:p>
            <text:p>viewer to view all web</text:p>
            <text:p>contents</text:p>
          </table:table-cell>
          <table:table-cell table:style-name="ce73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change template to view content list viewer </text:p>
          </table:table-cell>
          <table:table-cell table:style-name="ce73" office:value-type="string">
            <text:p>Step 3: Change template</text:p>
          </table:table-cell>
          <table:table-cell table:style-name="ce73" office:value-type="string">
            <text:p>- Select any template in Viewer template field</text:p>
            <text:p>- Click [<text:span text:style-name="T8">Save</text:span>] button</text:p>
          </table:table-cell>
          <table:table-cell table:style-name="ce73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image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summary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header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title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by date created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8">Show by date created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link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checked show refresh button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146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59" office:value-type="string">
            <text:p>WCM\Viewers\List Content\Other</text:p>
          </table:table-cell>
          <table:table-cell table:style-name="ce59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1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1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3" office:value-type="string">
            <text:p>- Update information for this content</text:p>
            <text:p>- Click [<text:span text:style-name="T8">Save Draft</text:span>] button</text:p>
          </table:table-cell>
          <table:table-cell table:style-name="ce73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59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1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1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3" office:value-type="string">
            <text:p>- Update information for this content</text:p>
            <text:p>- Click [<text:span text:style-name="T8">Fast publish</text:span>] button</text:p>
          </table:table-cell>
          <table:table-cell table:style-name="ce73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45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1" office:value-type="string">
            <text:p>Step 2: Display edit mode.</text:p>
          </table:table-cell>
          <table:table-cell table:style-name="ce150" office:value-type="string">
            <text:p>- <text:s/>Click [Edit mode] icon in admin toolbar at right corner of screen</text:p>
          </table:table-cell>
          <table:table-cell table:style-name="ce150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1" office:value-type="string">
            <text:p>Step 3: Add CLV to a page</text:p>
          </table:table-cell>
          <table:table-cell table:style-name="ce175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7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1" office:value-type="string">
            <text:p>Step 4: Display web content by content list viewer</text:p>
          </table:table-cell>
          <table:table-cell table:style-name="ce15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77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4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1" office:value-type="string">
            <text:p>Step 2: Display edit mode.</text:p>
          </table:table-cell>
          <table:table-cell table:style-name="ce150" office:value-type="string">
            <text:p>- <text:s/>Click [Edit mode] icon in admin toolbar at right corner of screen</text:p>
          </table:table-cell>
          <table:table-cell table:style-name="ce150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1" office:value-type="string">
            <text:p>Step 3: Add CLV to a page</text:p>
          </table:table-cell>
          <table:table-cell table:style-name="ce175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7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1" office:value-type="string">
            <text:p>Step 4: Display web content by content list viewer</text:p>
          </table:table-cell>
          <table:table-cell table:style-name="ce15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50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45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1" office:value-type="string">
            <text:p>Step 2: Add CLV to a page</text:p>
          </table:table-cell>
          <table:table-cell table:style-name="ce175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7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1" office:value-type="string">
            <text:p>Step 3: Display web content by content list viewer</text:p>
          </table:table-cell>
          <table:table-cell table:style-name="ce15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77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4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1" office:value-type="string">
            <text:p>Step 2: Display edit mode.</text:p>
          </table:table-cell>
          <table:table-cell table:style-name="ce150" office:value-type="string">
            <text:p>'- Click [<text:span text:style-name="T8">Edit mode</text:span>] icon in admin toolbar at right corner of screen</text:p>
          </table:table-cell>
          <table:table-cell table:style-name="ce150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72" office:value-type="string">
            <text:p>Step 3: Add CLV to a page</text:p>
          </table:table-cell>
          <table:table-cell table:style-name="ce175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7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1" office:value-type="string">
            <text:p>Step 4: Display web content by content list viewer</text:p>
          </table:table-cell>
          <table:table-cell table:style-name="ce15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50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1" office:value-type="string">
            <text:p>Step 5: Edit content from Content list viewer to view</text:p>
          </table:table-cell>
          <table:table-cell table:style-name="ce150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50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Test to verify the layout of </text:p>
            <text:p>Print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1" office:value-type="string">
            <text:p>Step 2: Access portlet, where can view content</text:p>
          </table:table-cell>
          <table:table-cell table:style-name="ce150" office:value-type="string">
            <text:p>- Click on home, we can see content on this page</text:p>
          </table:table-cell>
          <table:table-cell table:style-name="ce150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1" office:value-type="string">
            <text:p>Step 3: Display new explorer to preview print content</text:p>
          </table:table-cell>
          <table:table-cell table:style-name="ce150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50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did not install printer.</text:p>
          </table:table-cell>
          <table:table-cell table:style-name="ce73" office:value-type="string">
            <text:p>Step 1: verify the layout of print</text:p>
          </table:table-cell>
          <table:table-cell table:style-name="ce73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50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73" office:value-type="string">
            <text:p>Step 2: Print in case did not install printer</text:p>
          </table:table-cell>
          <table:table-cell table:style-name="ce150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73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existed content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1" office:value-type="string">
            <text:p>Step 2: Access portlet, where can view content</text:p>
          </table:table-cell>
          <table:table-cell table:style-name="ce150" office:value-type="string">
            <text:p>- Chose content, which want to print</text:p>
          </table:table-cell>
          <table:table-cell table:style-name="ce150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1" office:value-type="string">
            <text:p>Step 3: Display new explorer to preview print content</text:p>
          </table:table-cell>
          <table:table-cell table:style-name="ce150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50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73" office:value-type="string">
            <text:p>Step 4: Print in case existed content</text:p>
          </table:table-cell>
          <table:table-cell table:style-name="ce150" office:value-type="string">
            <text:p>- Click on [<text:span text:style-name="T13">Print</text:span><text:span text:style-name="T12">] button</text:span></text:p>
          </table:table-cell>
          <table:table-cell table:style-name="ce150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not exist content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73" office:value-type="string">
            <text:p>Step 2: Access portlet, where can view content</text:p>
          </table:table-cell>
          <table:table-cell table:style-name="ce176" office:value-type="string">
            <text:p>- Click on home, we can see content on this page</text:p>
          </table:table-cell>
          <table:table-cell table:style-name="ce174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Open form to configuration for CLV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73" office:value-type="string">
            <text:p>Step 2: Open form to create configuration</text:p>
          </table:table-cell>
          <table:table-cell table:style-name="ce176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74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Add new content for CLV page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4" office:value-type="string">
            <text:p>Step 2: Open form to create new content</text:p>
          </table:table-cell>
          <table:table-cell table:style-name="ce176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74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3" office:value-type="string">
            <text:p>Step 3: Create new content</text:p>
          </table:table-cell>
          <table:table-cell table:style-name="ce176" office:value-type="string">
            <text:p>- Fill values in field</text:p>
            <text:p>- Save</text:p>
            <text:p>- Back to CLV page</text:p>
          </table:table-cell>
          <table:table-cell table:style-name="ce174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Manage content of CLV page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74" office:value-type="string">
            <text:p>Step 2: Open form to create new content</text:p>
          </table:table-cell>
          <table:table-cell table:style-name="ce176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74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49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List content\Edit Icon</text:p>
          </table:table-cell>
          <table:table-cell table:style-name="ce79" office:value-type="string">
            <text:p>Default of [Edit] icon when mode = View</text:p>
          </table:table-cell>
          <table:table-cell table:style-name="ce73" office:value-type="string">
            <text:p>Step 1: Change mode = View</text:p>
          </table:table-cell>
          <table:table-cell table:style-name="ce93" office:value-type="string">
            <text:p>- Change mode = <text:span text:style-name="T8">View </text:span></text:p>
            <text:p>- Check Edit icon in CLV </text:p>
          </table:table-cell>
          <table:table-cell table:style-name="ce73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93" office:value-type="string">
            <text:p>WCM\Viewers\List content\Edit Icon</text:p>
          </table:table-cell>
          <table:table-cell table:style-name="ce145" office:value-type="string">
            <text:p>Displaying of [Edit] icon when mode = Edit</text:p>
          </table:table-cell>
          <table:table-cell table:style-name="ce73" office:value-type="string">
            <text:p>Step 2: Change mode = Edit</text:p>
          </table:table-cell>
          <table:table-cell table:style-name="ce73" office:value-type="string">
            <text:p>- Change mode = <text:span text:style-name="T8">Edit </text:span></text:p>
            <text:p>- Check Edit icon in CLV </text:p>
          </table:table-cell>
          <table:table-cell table:style-name="ce73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6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93" office:value-type="string">
            <text:p>WCM\Viewers\List content\Edit Icon</text:p>
          </table:table-cell>
          <table:table-cell table:style-name="ce79" office:value-type="string">
            <text:p>Activity of [Edit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Edit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93" office:value-type="string">
            <text:p>WCM\Viewers\List content\Edit Icon</text:p>
          </table:table-cell>
          <table:table-cell table:style-name="ce145" office:value-type="string">
            <text:p>Activity of [Edit] icon </text:p>
          </table:table-cell>
          <table:table-cell table:style-name="ce73" office:value-type="string">
            <text:p>Step 2: Return to Home page</text:p>
          </table:table-cell>
          <table:table-cell table:style-name="ce73" office:value-type="string">
            <text:p>- Click button <text:span text:style-name="T8">Back</text:span></text:p>
          </table:table-cell>
          <table:table-cell table:style-name="ce73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6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93" office:value-type="string">
            <text:p>WCM\Viewers\List content\Edit Icon</text:p>
          </table:table-cell>
          <table:table-cell table:style-name="ce79" office:value-type="string">
            <text:p>Fast editing when double click </text:p>
          </table:table-cell>
          <table:table-cell table:style-name="ce73" office:value-type="string">
            <text:p>Step 1: Double click on data of CLV </text:p>
          </table:table-cell>
          <table:table-cell table:style-name="ce73" office:value-type="string">
            <text:p>- Change mode = <text:span text:style-name="T8">Edit </text:span></text:p>
            <text:p>- Double click on data of CLV </text:p>
          </table:table-cell>
          <table:table-cell table:style-name="ce7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93" office:value-type="string">
            <text:p>WCM\Viewers\List content\Edit Icon</text:p>
          </table:table-cell>
          <table:table-cell table:style-name="ce145" office:value-type="string">
            <text:p>Fast editing when double click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Edit some data (ex: Fast Edit Data)</text:p>
            <text:p>- Click button <text:span text:style-name="T8">Save</text:span></text:p>
          </table:table-cell>
          <table:table-cell table:style-name="ce7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21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49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List content\Publish Icon</text:p>
          </table:table-cell>
          <table:table-cell table:style-name="ce79" office:value-type="string">
            <text:p>Displaying of [Publish] Icon </text:p>
          </table:table-cell>
          <table:table-cell table:style-name="ce73" office:value-type="string">
            <text:p>Step 1: Default of Publish icon</text:p>
          </table:table-cell>
          <table:table-cell table:style-name="ce93" office:value-type="string">
            <text:p><text:span text:style-name="T3">- Change mode = </text:span><text:span text:style-name="T11">Edit </text:span></text:p>
          </table:table-cell>
          <table:table-cell table:style-name="ce7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30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Displaying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7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Displaying of [Publish] Icon </text:p>
          </table:table-cell>
          <table:table-cell table:style-name="ce73" office:value-type="string">
            <text:p>Step 3: Return to Home page</text:p>
          </table:table-cell>
          <table:table-cell table:style-name="ce93" office:value-type="string">
            <text:p>- Click button <text:span text:style-name="T8">Back</text:span></text:p>
          </table:table-cell>
          <table:table-cell table:style-name="ce73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21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List content\Publish Icon</text:p>
          </table:table-cell>
          <table:table-cell table:style-name="ce79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30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Activity of [Publish] Icon </text:p>
          </table:table-cell>
          <table:table-cell table:style-name="ce73" office:value-type="string">
            <text:p>Step 3: Not publish data</text:p>
          </table:table-cell>
          <table:table-cell table:style-name="ce7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Activity of [Publish] Icon </text:p>
          </table:table-cell>
          <table:table-cell table:style-name="ce73" office:value-type="string">
            <text:p>Step 3: Publish data</text:p>
          </table:table-cell>
          <table:table-cell table:style-name="ce7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6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93" office:value-type="string">
            <text:p>WCM\Viewers\List content\Publish Icon</text:p>
          </table:table-cell>
          <table:table-cell table:style-name="ce79" office:value-type="string">
            <text:p>Displaying of [Publish] icon when the content has no life cycle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6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Displaying of [Publish] icon when the content has no life cycle </text:p>
          </table:table-cell>
          <table:table-cell table:style-name="ce73" office:value-type="string">
            <text:p>Step 2: Do not edit data</text:p>
          </table:table-cell>
          <table:table-cell table:style-name="ce7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9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</table:table>
      <table:table table:name="Content_By_Query" table:style-name="ta4" table:print="false">
        <office:forms form:automatic-focus="false" form:apply-design-mode="false"/>
        <table:table-column table:style-name="co8" table:default-cell-style-name="ce132"/>
        <table:table-column table:style-name="co16" table:default-cell-style-name="ce165"/>
        <table:table-column table:style-name="co22" table:default-cell-style-name="ce142"/>
        <table:table-column table:style-name="co23" table:default-cell-style-name="ce129"/>
        <table:table-column table:style-name="co24" table:default-cell-style-name="ce73"/>
        <table:table-column table:style-name="co14" table:default-cell-style-name="ce129"/>
        <table:table-column table:style-name="co25" table:default-cell-style-name="ce129"/>
        <table:table-column table:style-name="co26" table:default-cell-style-name="ce129"/>
        <table:table-column table:style-name="co8" table:default-cell-style-name="ce73"/>
        <table:table-column table:style-name="co8" table:number-columns-repeated="247" table:default-cell-style-name="Default"/>
        <table:table-row table:style-name="ro24">
          <table:table-cell table:style-name="ce128"/>
          <table:table-cell table:style-name="ce134" office:value-type="string">
            <text:p>TEST CASES</text:p>
          </table:table-cell>
          <table:table-cell table:style-name="ce139"/>
          <table:table-cell table:style-name="ce134"/>
          <table:table-cell table:style-name="ce180"/>
          <table:table-cell table:style-name="ce138"/>
          <table:table-cell table:style-name="ce143" table:number-columns-repeated="3"/>
          <table:table-cell table:style-name="ce160"/>
          <table:table-cell table:style-name="ce161" office:value-type="string">
            <text:p>Passed</text:p>
          </table:table-cell>
          <table:table-cell table:style-name="ce161" table:formula="of:=COUNTIF([.L$7:.L$1067];[.$K1])" office:value-type="float" office:value="0">
            <text:p>0</text:p>
          </table:table-cell>
          <table:table-cell table:style-name="ce161" table:formula="of:=COUNTIF([.M$7:.M$1067];[.$K1])" office:value-type="float" office:value="0">
            <text:p>0</text:p>
          </table:table-cell>
          <table:table-cell table:style-name="ce161" table:formula="of:=COUNTIF([.N$7:.N$1067];[.$K1])" office:value-type="float" office:value="0">
            <text:p>0</text:p>
          </table:table-cell>
          <table:table-cell table:style-name="ce161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8"/>
          <table:table-cell table:style-name="ce135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67];[.$K2])" office:value-type="float" office:value="0">
            <text:p>0</text:p>
          </table:table-cell>
          <table:table-cell table:style-name="ce161" table:formula="of:=COUNTIF([.M$7:.M$1067];[.$K2])" office:value-type="float" office:value="0">
            <text:p>0</text:p>
          </table:table-cell>
          <table:table-cell table:style-name="ce161" table:formula="of:=COUNTIF([.N$7:.N$1067];[.$K2])" office:value-type="float" office:value="0">
            <text:p>0</text:p>
          </table:table-cell>
          <table:table-cell table:style-name="ce161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8"/>
          <table:table-cell table:style-name="ce136" office:value-type="string">
            <text:p>Functions list</text:p>
          </table:table-cell>
          <table:table-cell table:style-name="ce141" office:value-type="string" table:number-columns-spanned="3" table:number-rows-spanned="1">
            <text:p>Create, edit and view web content, View document.</text:p>
          </table:table-cell>
          <table:covered-table-cell table:style-name="ce141"/>
          <table:covered-table-cell table:style-name="ce141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67];[.$K3])" office:value-type="float" office:value="0">
            <text:p>0</text:p>
          </table:table-cell>
          <table:table-cell table:style-name="ce161" table:formula="of:=COUNTIF([.M$7:.M$1067];[.$K3])" office:value-type="float" office:value="0">
            <text:p>0</text:p>
          </table:table-cell>
          <table:table-cell table:style-name="ce161" table:formula="of:=COUNTIF([.N$7:.N$1067];[.$K3])" office:value-type="float" office:value="0">
            <text:p>0</text:p>
          </table:table-cell>
          <table:table-cell table:style-name="ce161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8"/>
          <table:table-cell table:style-name="ce136" office:value-type="string">
            <text:p>Total Main Cases</text:p>
          </table:table-cell>
          <table:table-cell table:style-name="ce141" table:formula="of:=MAX([.A7:.A6827])" office:value-type="float" office:value="7" table:number-columns-spanned="3" table:number-rows-spanned="1">
            <text:p>7</text:p>
          </table:table-cell>
          <table:covered-table-cell table:style-name="ce141"/>
          <table:covered-table-cell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67];[.$K4])" office:value-type="float" office:value="0">
            <text:p>0</text:p>
          </table:table-cell>
          <table:table-cell table:style-name="ce161" table:formula="of:=COUNTIF([.M$7:.M$1067];[.$K4])" office:value-type="float" office:value="0">
            <text:p>0</text:p>
          </table:table-cell>
          <table:table-cell table:style-name="ce161" table:formula="of:=COUNTIF([.N$7:.N$1067];[.$K4])" office:value-type="float" office:value="0">
            <text:p>0</text:p>
          </table:table-cell>
          <table:table-cell table:style-name="ce161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0"/>
          <table:table-cell table:style-name="ce137"/>
          <table:table-cell table:style-name="ce133"/>
          <table:table-cell table:style-name="ce144"/>
          <table:table-cell table:style-name="ce181"/>
          <table:table-cell table:style-name="ce138"/>
          <table:table-cell table:style-name="ce181"/>
          <table:table-cell table:style-name="ce138"/>
          <table:table-cell table:style-name="ce158"/>
          <table:table-cell table:style-name="ce162"/>
          <table:table-cell office:value-type="string">
            <text:p>N/A</text:p>
          </table:table-cell>
          <table:table-cell table:style-name="ce161" table:formula="of:=COUNTIF([.L$7:.L$1067];[.$K5])" office:value-type="float" office:value="0">
            <text:p>0</text:p>
          </table:table-cell>
          <table:table-cell table:style-name="ce161" table:formula="of:=COUNTIF([.M$7:.M$1067];[.$K5])" office:value-type="float" office:value="0">
            <text:p>0</text:p>
          </table:table-cell>
          <table:table-cell table:style-name="ce161" table:formula="of:=COUNTIF([.N$7:.N$1067];[.$K5])" office:value-type="float" office:value="0">
            <text:p>0</text:p>
          </table:table-cell>
          <table:table-cell table:style-name="ce161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242"/>
        </table:table-row>
        <table:table-row table:style-name="ro13">
          <table:table-cell office:value-type="float" office:value="1">
            <text:p>001</text:p>
          </table:table-cell>
          <table:table-cell table:style-name="ce146" office:value-type="string">
            <text:p>FNC_ECMS_WCM_CBQ_01</text:p>
          </table:table-cell>
          <table:table-cell office:value-type="float" office:value="1">
            <text:p>001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73" office:value-type="string">
            <text:p>Step 3: Input a query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83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6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73" office:value-type="string">
            <text:p>Step 3: Select folder path</text:p>
          </table:table-cell>
          <table:table-cell table:style-name="ce73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83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46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73" office:value-type="string">
            <text:p>Step 3: Select content path</text:p>
          </table:table-cell>
          <table:table-cell table:style-name="ce73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83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46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73" office:value-type="string">
            <text:p>Step 3: Select content path</text:p>
          </table:table-cell>
          <table:table-cell table:style-name="ce73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83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46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59" office:value-type="string">
            <text:p>WCM\Viewers\Contents Query</text:p>
          </table:table-cell>
          <table:table-cell table:style-name="ce59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table:style-name="ce73"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73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table:style-name="ce73" office:value-type="string">
            <text:p>Step 3: Select a workspace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83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146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59" office:value-type="string">
            <text:p>WCM\Viewers\Contents Query</text:p>
          </table:table-cell>
          <table:table-cell table:style-name="ce79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5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5" office:value-type="string">
            <text:p>Vary tests with some queries</text:p>
          </table:table-cell>
          <table:table-cell table:style-name="ce73" office:value-type="string">
            <text:p>Step 3: Input query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5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83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5" office:value-type="string">
            <text:p>Vary tests with some queries</text:p>
          </table:table-cell>
          <table:table-cell table:style-name="ce150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46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9" office:value-type="string">
            <text:p>WCM\Viewers\Contents Query</text:p>
          </table:table-cell>
          <table:table-cell table:style-name="ce85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83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67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add portle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67" office:value-type="string">
            <text:p>User who is not administrator cannot edit portlet settings</text:p>
          </table:table-cell>
          <table:table-cell table:style-name="ce73" office:value-type="string">
            <text:p>Step 3: Try to edit portlet settings</text:p>
          </table:table-cell>
          <table:table-cell table:style-name="ce73" office:value-type="string">
            <text:p>- Try to open Portlet Settings</text:p>
          </table:table-cell>
          <table:table-cell table:style-name="ce73" office:value-type="string">
            <text:p>Portlet settings is protected, user cannot change it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67"/>
          <table:table-cell table:style-name="ce150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/>
          <table:table-cell table:style-name="ce183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number-columns-repeated="2"/>
          <table:table-cell table:style-name="ce155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style-name="ce73" table:number-columns-repeated="3"/>
          <table:table-cell table:style-name="ce178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69"/>
          <table:table-cell table:style-name="ce150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69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style-name="ce150"/>
          <table:table-cell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style-name="ce150"/>
          <table:table-cell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6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6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6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6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6"/>
          <table:table-cell table:style-name="ce150"/>
          <table:table-cell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45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45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4">
          <table:table-cell table:number-columns-repeated="6"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4">
          <table:table-cell table:number-columns-repeated="7"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4" table:number-rows-repeated="2">
          <table:table-cell table:number-columns-repeated="5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4">
          <table:table-cell table:number-columns-repeated="6"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4">
          <table:table-cell table:number-columns-repeated="7"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4">
          <table:table-cell table:number-columns-repeated="5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4">
          <table:table-cell table:number-columns-repeated="5"/>
          <table:table-cell table:style-name="ce150"/>
          <table:table-cell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 table:style-name="ce150"/>
          <table:table-cell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 table:style-name="ce73" table:number-columns-repeated="2"/>
          <table:table-cell/>
          <table:table-cell table:style-name="ce179"/>
          <table:table-cell table:number-columns-repeated="247"/>
        </table:table-row>
        <table:table-row table:style-name="ro34">
          <table:table-cell/>
          <table:table-cell table:style-name="ce146"/>
          <table:table-cell/>
          <table:table-cell table:style-name="ce59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256"/>
        </table:table-row>
        <table:table-row table:style-name="ro34">
          <table:table-cell table:number-columns-repeated="7"/>
          <table:table-cell table:style-name="ce155"/>
          <table:table-cell table:number-columns-repeated="248"/>
        </table:table-row>
        <table:table-row table:style-name="ro34">
          <table:table-cell table:number-columns-repeated="5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/>
          <table:table-cell table:style-name="ce146"/>
          <table:table-cell/>
          <table:table-cell table:style-name="ce59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/>
          <table:table-cell table:style-name="ce73" table:number-columns-repeated="2"/>
          <table:table-cell table:number-columns-repeated="248"/>
        </table:table-row>
        <table:table-row table:style-name="ro34" table:number-rows-repeated="2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/>
          <table:table-cell table:style-name="ce73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45"/>
          <table:table-cell table:number-columns-repeated="249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248"/>
        </table:table-row>
        <table:table-row table:style-name="ro34">
          <table:table-cell table:number-columns-repeated="5"/>
          <table:table-cell table:style-name="ce151"/>
          <table:table-cell table:style-name="ce150"/>
          <table:table-cell table:style-name="ce177"/>
          <table:table-cell table:number-columns-repeated="248"/>
        </table:table-row>
        <table:table-row table:style-name="ro34">
          <table:table-cell table:number-columns-repeated="6"/>
          <table:table-cell table:style-name="ce145"/>
          <table:table-cell table:number-columns-repeated="249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248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45"/>
          <table:table-cell table:number-columns-repeated="249"/>
        </table:table-row>
        <table:table-row table:style-name="ro34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248"/>
        </table:table-row>
        <table:table-row table:style-name="ro34">
          <table:table-cell table:number-columns-repeated="5"/>
          <table:table-cell table:style-name="ce151"/>
          <table:table-cell table:style-name="ce150"/>
          <table:table-cell table:style-name="ce177"/>
          <table:table-cell table:number-columns-repeated="248"/>
        </table:table-row>
        <table:table-row table:style-name="ro34">
          <table:table-cell table:number-columns-repeated="6"/>
          <table:table-cell table:style-name="ce145"/>
          <table:table-cell table:number-columns-repeated="249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7"/>
          <table:table-cell table:number-columns-repeated="248"/>
        </table:table-row>
        <table:table-row table:style-name="ro34" table:number-rows-repeated="5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73" table:number-columns-repeated="2"/>
          <table:table-cell table:style-name="ce150"/>
          <table:table-cell table:number-columns-repeated="248"/>
        </table:table-row>
        <table:table-row table:style-name="ro34">
          <table:table-cell table:number-columns-repeated="5"/>
          <table:table-cell table:style-name="ce73"/>
          <table:table-cell table:style-name="ce150"/>
          <table:table-cell table:style-name="ce73"/>
          <table:table-cell table:number-columns-repeated="248"/>
        </table:table-row>
        <table:table-row table:style-name="ro34" table:number-rows-repeated="3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73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248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248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4"/>
          <table:table-cell table:style-name="ce176"/>
          <table:table-cell table:style-name="ce174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248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4"/>
          <table:table-cell table:style-name="ce176"/>
          <table:table-cell table:style-name="ce174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/>
          <table:table-cell table:style-name="ce138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93"/>
          <table:table-cell table:style-name="ce145"/>
          <table:table-cell table:style-name="ce73" table:number-columns-repeated="3"/>
          <table:table-cell/>
          <table:table-cell table:style-name="ce13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/>
          <table:table-cell table:style-name="ce13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 table:number-columns-repeated="3"/>
          <table:table-cell/>
          <table:table-cell table:style-name="ce13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/>
          <table:table-cell table:style-name="ce138" table:number-columns-repeated="247"/>
        </table:table-row>
        <table:table-row table:style-name="ro10" table:number-rows-repeated="2">
          <table:table-cell/>
          <table:table-cell table:style-name="ce66"/>
          <table:table-cell/>
          <table:table-cell table:style-name="ce93"/>
          <table:table-cell table:style-name="ce145"/>
          <table:table-cell table:style-name="ce73" table:number-columns-repeated="3"/>
          <table:table-cell/>
          <table:table-cell table:style-name="ce138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93"/>
          <table:table-cell table:style-name="ce14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 table:number-columns-repeated="2"/>
          <table:table-cell table:style-name="ce93"/>
          <table:table-cell table:number-columns-repeated="248"/>
        </table:table-row>
        <table:table-row table:style-name="ro17" table:number-rows-repeated="10">
          <table:table-cell table:style-name="Default" table:number-columns-repeated="4"/>
          <table:table-cell table:style-name="ce182"/>
          <table:table-cell table:style-name="Default"/>
          <table:table-cell table:style-name="ce182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2"/>
          <table:table-cell table:style-name="Default"/>
          <table:table-cell table:style-name="ce182"/>
          <table:table-cell table:style-name="Default" table:number-columns-repeated="2"/>
          <table:table-cell table:number-columns-repeated="247"/>
        </table:table-row>
      </table:table>
      <table:table table:name="Banner_Footer" table:style-name="ta5" table:print="false">
        <office:forms form:automatic-focus="false" form:apply-design-mode="false"/>
        <table:table-column table:style-name="co27" table:default-cell-style-name="ce132"/>
        <table:table-column table:style-name="co28" table:default-cell-style-name="ce66"/>
        <table:table-column table:style-name="co29" table:default-cell-style-name="ce142"/>
        <table:table-column table:style-name="co30" table:default-cell-style-name="ce192"/>
        <table:table-column table:style-name="co31" table:default-cell-style-name="ce184"/>
        <table:table-column table:style-name="co32" table:default-cell-style-name="ce184"/>
        <table:table-column table:style-name="co33" table:default-cell-style-name="ce184"/>
        <table:table-column table:style-name="co34" table:default-cell-style-name="ce184"/>
        <table:table-column table:style-name="co35" table:default-cell-style-name="ce203"/>
        <table:table-column table:style-name="co3" table:default-cell-style-name="ce206"/>
        <table:table-column table:style-name="co3" table:default-cell-style-name="ce208"/>
        <table:table-column table:style-name="co36" table:default-cell-style-name="ce206"/>
        <table:table-column table:style-name="co3" table:number-columns-repeated="3" table:default-cell-style-name="ce206"/>
        <table:table-column table:style-name="co3" table:default-cell-style-name="ce184"/>
        <table:table-column table:style-name="co3" table:number-columns-repeated="3" table:default-cell-style-name="ce217"/>
        <table:table-column table:style-name="co3" table:number-columns-repeated="36" table:default-cell-style-name="ce184"/>
        <table:table-column table:style-name="co3" table:number-columns-repeated="167" table:default-cell-style-name="ce195"/>
        <table:table-column table:style-name="co3" table:number-columns-repeated="33" table:default-cell-style-name="ce184"/>
        <table:table-column table:style-name="co8" table:default-cell-style-name="ce184"/>
        <table:table-row table:style-name="ro24">
          <table:table-cell table:style-name="ce184"/>
          <table:table-cell table:style-name="ce186" office:value-type="string">
            <text:p>TEST CASES</text:p>
          </table:table-cell>
          <table:table-cell table:style-name="ce186" table:number-columns-repeated="3"/>
          <table:table-cell/>
          <table:table-cell table:style-name="ce191" table:number-columns-repeated="4"/>
          <table:table-cell table:style-name="ce161" office:value-type="string">
            <text:p>Passed</text:p>
          </table:table-cell>
          <table:table-cell table:style-name="ce161" table:formula="of:=COUNTIF([.L$7:.L$1008];[.$K1])" office:value-type="float" office:value="0">
            <text:p>0</text:p>
          </table:table-cell>
          <table:table-cell table:style-name="ce161" table:formula="of:=COUNTIF([.M$7:.M$1008];[.$K1])" office:value-type="float" office:value="0">
            <text:p>0</text:p>
          </table:table-cell>
          <table:table-cell table:style-name="ce161" table:formula="of:=COUNTIF([.N$7:.N$1008];[.$K1])" office:value-type="float" office:value="0">
            <text:p>0</text:p>
          </table:table-cell>
          <table:table-cell table:style-name="ce161" table:formula="of:=COUNTIF([.O$7:.O$1008];[.$K1])" office:value-type="float" office:value="0">
            <text:p>0</text:p>
          </table:table-cell>
          <table:table-cell table:style-name="ce191"/>
          <table:table-cell table:style-name="ce184" table:number-columns-repeated="3"/>
          <table:table-cell table:number-columns-repeated="36"/>
          <table:table-cell table:style-name="ce226" table:number-columns-repeated="167"/>
          <table:table-cell table:number-columns-repeated="34"/>
        </table:table-row>
        <table:table-row table:style-name="ro24">
          <table:table-cell table:style-name="ce184"/>
          <table:table-cell table:style-name="ce187" table:number-columns-repeated="2"/>
          <table:table-cell table:style-name="ce191" table:number-columns-repeated="2"/>
          <table:table-cell/>
          <table:table-cell table:style-name="ce191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08];[.$K2])" office:value-type="float" office:value="0">
            <text:p>0</text:p>
          </table:table-cell>
          <table:table-cell table:style-name="ce161" table:formula="of:=COUNTIF([.M$7:.M$1008];[.$K2])" office:value-type="float" office:value="0">
            <text:p>0</text:p>
          </table:table-cell>
          <table:table-cell table:style-name="ce161" table:formula="of:=COUNTIF([.N$7:.N$1008];[.$K2])" office:value-type="float" office:value="0">
            <text:p>0</text:p>
          </table:table-cell>
          <table:table-cell table:style-name="ce161" table:formula="of:=COUNTIF([.O$7:.O$1008];[.$K2])" office:value-type="float" office:value="0">
            <text:p>0</text:p>
          </table:table-cell>
          <table:table-cell table:style-name="ce191"/>
          <table:table-cell table:style-name="ce184" table:number-columns-repeated="3"/>
          <table:table-cell table:number-columns-repeated="36"/>
          <table:table-cell table:style-name="ce226" table:number-columns-repeated="167"/>
          <table:table-cell table:number-columns-repeated="34"/>
        </table:table-row>
        <table:table-row table:style-name="ro35">
          <table:table-cell table:style-name="ce184"/>
          <table:table-cell table:style-name="ce188" office:value-type="string">
            <text:p>Functions list</text:p>
          </table:table-cell>
          <table:table-cell table:style-name="ce190" office:value-type="string" table:number-columns-spanned="3" table:number-rows-spanned="1">
            <text:p>Edit banner, Edit footer, Edit homepage</text:p>
          </table:table-cell>
          <table:covered-table-cell table:style-name="ce190"/>
          <table:covered-table-cell table:style-name="ce190"/>
          <table:table-cell/>
          <table:table-cell table:style-name="ce195"/>
          <table:table-cell table:style-name="ce198"/>
          <table:table-cell table:style-name="ce201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08];[.$K3])" office:value-type="float" office:value="0">
            <text:p>0</text:p>
          </table:table-cell>
          <table:table-cell table:style-name="ce161" table:formula="of:=COUNTIF([.M$7:.M$1008];[.$K3])" office:value-type="float" office:value="0">
            <text:p>0</text:p>
          </table:table-cell>
          <table:table-cell table:style-name="ce161" table:formula="of:=COUNTIF([.N$7:.N$1008];[.$K3])" office:value-type="float" office:value="0">
            <text:p>0</text:p>
          </table:table-cell>
          <table:table-cell table:style-name="ce161" table:formula="of:=COUNTIF([.O$7:.O$1008];[.$K3])" office:value-type="float" office:value="0">
            <text:p>0</text:p>
          </table:table-cell>
          <table:table-cell table:style-name="ce198"/>
          <table:table-cell table:style-name="ce184" table:number-columns-repeated="3"/>
          <table:table-cell table:number-columns-repeated="36"/>
          <table:table-cell table:style-name="ce226" table:number-columns-repeated="167"/>
          <table:table-cell table:number-columns-repeated="34"/>
        </table:table-row>
        <table:table-row table:style-name="ro13">
          <table:table-cell table:style-name="ce184"/>
          <table:table-cell table:style-name="ce188" office:value-type="string">
            <text:p>Total Main Cases</text:p>
          </table:table-cell>
          <table:table-cell table:style-name="ce190" table:formula="of:=MAX([.A9:.A520])" office:value-type="float" office:value="16" table:number-columns-spanned="3" table:number-rows-spanned="1">
            <text:p>16</text:p>
          </table:table-cell>
          <table:covered-table-cell table:style-name="ce190"/>
          <table:covered-table-cell table:style-name="ce190"/>
          <table:table-cell/>
          <table:table-cell table:style-name="ce195"/>
          <table:table-cell table:style-name="ce198"/>
          <table:table-cell table:style-name="ce202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08];[.$K4])" office:value-type="float" office:value="0">
            <text:p>0</text:p>
          </table:table-cell>
          <table:table-cell table:style-name="ce161" table:formula="of:=COUNTIF([.M$7:.M$1008];[.$K4])" office:value-type="float" office:value="0">
            <text:p>0</text:p>
          </table:table-cell>
          <table:table-cell table:style-name="ce161" table:formula="of:=COUNTIF([.N$7:.N$1008];[.$K4])" office:value-type="float" office:value="0">
            <text:p>0</text:p>
          </table:table-cell>
          <table:table-cell table:style-name="ce161" table:formula="of:=COUNTIF([.O$7:.O$1008];[.$K4])" office:value-type="float" office:value="0">
            <text:p>0</text:p>
          </table:table-cell>
          <table:table-cell table:style-name="ce198"/>
          <table:table-cell table:style-name="ce184" table:number-columns-repeated="3"/>
          <table:table-cell table:number-columns-repeated="36"/>
          <table:table-cell table:style-name="ce226" table:number-columns-repeated="167"/>
          <table:table-cell table:number-columns-repeated="34"/>
        </table:table-row>
        <table:table-row table:style-name="ro24">
          <table:table-cell table:style-name="ce184"/>
          <table:table-cell table:style-name="ce189"/>
          <table:table-cell table:style-name="ce184" table:number-columns-repeated="2"/>
          <table:table-cell table:number-columns-repeated="4"/>
          <table:table-cell table:style-name="ce184"/>
          <table:table-cell table:style-name="ce162"/>
          <table:table-cell table:style-name="Default" office:value-type="string">
            <text:p>N/A</text:p>
          </table:table-cell>
          <table:table-cell table:style-name="ce161" table:formula="of:=COUNTIF([.L$7:.L$1008];[.$K5])" office:value-type="float" office:value="0">
            <text:p>0</text:p>
          </table:table-cell>
          <table:table-cell table:style-name="ce161" table:formula="of:=COUNTIF([.M$7:.M$1008];[.$K5])" office:value-type="float" office:value="0">
            <text:p>0</text:p>
          </table:table-cell>
          <table:table-cell table:style-name="ce161" table:formula="of:=COUNTIF([.N$7:.N$1008];[.$K5])" office:value-type="float" office:value="0">
            <text:p>0</text:p>
          </table:table-cell>
          <table:table-cell table:style-name="ce161" table:formula="of:=COUNTIF([.O$7:.O$1008];[.$K5])" office:value-type="float" office:value="0">
            <text:p>0</text:p>
          </table:table-cell>
          <table:table-cell/>
          <table:table-cell table:style-name="ce184" table:number-columns-repeated="3"/>
          <table:table-cell table:number-columns-repeated="36"/>
          <table:table-cell table:style-name="ce184" table:number-columns-repeated="167"/>
          <table:table-cell table:number-columns-repeated="34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27">
          <table:table-cell table:style-name="ce185" office:value-type="float" office:value="1">
            <text:p>001</text:p>
          </table:table-cell>
          <table:table-cell table:style-name="ce49" office:value-type="string">
            <text:p>FNC_ECMS_WCM_BF_01</text:p>
          </table:table-cell>
          <table:table-cell table:style-name="ce185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86" office:value-type="string">
            <text:p>Check display form to edit banner</text:p>
          </table:table-cell>
          <table:table-cell table:style-name="ce192" office:value-type="string">
            <text:p>Step 1: Enable edit mode for WCM by admin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92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204"/>
          <table:table-cell table:content-validation-name="val1"/>
          <table:table-cell table:style-name="ce210"/>
          <table:table-cell table:style-name="ce204" table:number-columns-repeated="3"/>
          <table:table-cell table:style-name="ce213" table:number-columns-repeated="4"/>
          <table:table-cell table:style-name="ce222" table:number-columns-repeated="36"/>
          <table:table-cell table:style-name="ce227" table:number-columns-repeated="167"/>
          <table:table-cell table:style-name="ce222" table:number-columns-repeated="34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display form to edit banner</text:p>
          </table:table-cell>
          <table:table-cell table:style-name="ce194" office:value-type="string">
            <text:p>Step 2: Show form to edit banner</text:p>
          </table:table-cell>
          <table:table-cell table:style-name="ce194" office:value-type="string">
            <text:p><text:s/>- Click on <text:span text:style-name="T10">quick</text:span> <text:span text:style-name="T10">edit</text:span> icon on banner</text:p>
          </table:table-cell>
          <table:table-cell table:style-name="ce194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205"/>
          <table:table-cell table:content-validation-name="val1"/>
          <table:table-cell table:style-name="ce210"/>
          <table:table-cell table:style-name="ce205" table:number-columns-repeated="3"/>
          <table:table-cell table:style-name="ce214" table:number-columns-repeated="4"/>
          <table:table-cell table:style-name="ce223" table:number-columns-repeated="36"/>
          <table:table-cell table:style-name="ce228" table:number-columns-repeated="167"/>
          <table:table-cell table:style-name="ce223" table:number-columns-repeated="34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86" office:value-type="string">
            <text:p>Replace existing logo while editing banner</text:p>
          </table:table-cell>
          <table:table-cell table:style-name="ce192" office:value-type="string">
            <text:p>Step 1: Show form to edit banner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92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style-name="ce220" table:number-columns-repeated="3"/>
          <table:table-cell table:style-name="ce222" table:number-columns-repeated="36"/>
          <table:table-cell table:style-name="ce227" table:number-columns-repeated="167"/>
          <table:table-cell table:style-name="ce222" table:number-columns-repeated="34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Replace existing logo while editing banner</text:p>
          </table:table-cell>
          <table:table-cell table:style-name="ce194" office:value-type="string">
            <text:p>Step 2: Change logo</text:p>
          </table:table-cell>
          <table:table-cell table:style-name="ce196" office:value-type="string">
            <office:annotation draw:style-name="gr2" draw:text-style-name="P2" svg:width="1.398in" svg:height="0.6815in" svg:x="9.7366in" svg:y="44.3016in" draw:caption-point-x="-0.2402in" draw:caption-point-y="-39.97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96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Replace existing logo while editing banner</text:p>
          </table:table-cell>
          <table:table-cell table:style-name="ce194" office:value-type="string">
            <text:p>Step 3: Complete changing logo</text:p>
          </table:table-cell>
          <table:table-cell table:style-name="ce194" office:value-type="string">
            <text:p>Click <text:span text:style-name="T8">[Fast Publish]</text:span></text:p>
          </table:table-cell>
          <table:table-cell table:style-name="ce199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86" office:value-type="string">
            <text:p>Check adding slogan on banner</text:p>
          </table:table-cell>
          <table:table-cell table:style-name="ce192" office:value-type="string">
            <text:p>Step 1: Show form to edit banner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92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adding slogan on banner</text:p>
          </table:table-cell>
          <table:table-cell table:style-name="ce194" office:value-type="string">
            <text:p>Step 2: Complete editing banner with new slogan</text:p>
          </table:table-cell>
          <table:table-cell table:style-name="ce194" office:value-type="string">
            <text:p>- Add text for slogan in Main content</text:p>
            <text:p>- Click <text:span text:style-name="T8">[Fast Publish]</text:span></text:p>
          </table:table-cell>
          <table:table-cell table:style-name="ce199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87" office:value-type="string">
            <text:p>Check edit banner with image larger than designed/allowed size</text:p>
          </table:table-cell>
          <table:table-cell table:style-name="ce192" office:value-type="string">
            <text:p>Step 1: Show form to edit banner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92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with large size image, which not same with design dimension</text:p>
          </table:table-cell>
          <table:table-cell table:style-name="ce194" office:value-type="string">
            <text:p>Step 2: Change information of banner.</text:p>
          </table:table-cell>
          <table:table-cell table:style-name="ce196" office:value-type="string">
            <office:annotation draw:style-name="gr3" draw:text-style-name="P2" svg:width="1.4882in" svg:height="0.8933in" svg:x="9.5606in" svg:y="102.2732in" draw:caption-point-x="-0.0642in" draw:caption-point-y="-92.898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96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with large size image, which not same with design dimension</text:p>
          </table:table-cell>
          <table:table-cell table:style-name="ce194" office:value-type="string">
            <text:p>Step 3: Update logo</text:p>
          </table:table-cell>
          <table:table-cell table:style-name="ce194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99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with large size image, which not same with design dimension</text:p>
          </table:table-cell>
          <table:table-cell table:style-name="ce194" office:value-type="string">
            <text:p>Step 4: Display image's <text:s/>source code</text:p>
          </table:table-cell>
          <table:table-cell table:style-name="ce194" office:value-type="string">
            <text:p>- Click on <text:span text:style-name="T10">Source </text:span><text:span text:style-name="T4">icon on fck editor</text:span></text:p>
          </table:table-cell>
          <table:table-cell table:style-name="ce199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with large size image, which not same with design dimension</text:p>
          </table:table-cell>
          <table:table-cell table:style-name="ce194" office:value-type="string">
            <text:p>Step 5: Make large size to suitable with banner</text:p>
          </table:table-cell>
          <table:table-cell table:style-name="ce194" office:value-type="string">
            <text:p>- Change height and weight of image in here </text:p>
          </table:table-cell>
          <table:table-cell table:style-name="ce199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with large size image, which not same with design dimension</text:p>
          </table:table-cell>
          <table:table-cell table:style-name="ce194" office:value-type="string">
            <text:p>Step 6: Update slogan</text:p>
          </table:table-cell>
          <table:table-cell table:style-name="ce194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99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86" office:value-type="string">
            <text:p>Check displaying slogan in banner after edit banner with long text slogan</text:p>
          </table:table-cell>
          <table:table-cell table:style-name="ce192" office:value-type="string">
            <text:p>Step 1: Choose existing site with banner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4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displaying slogan in banner after edit banner with long text slogan</text:p>
          </table:table-cell>
          <table:table-cell table:style-name="ce194" office:value-type="string">
            <text:p>Step 2: Change information of banner.</text:p>
          </table:table-cell>
          <table:table-cell table:style-name="ce196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6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displaying slogan in banner after edit banner with long text slogan</text:p>
          </table:table-cell>
          <table:table-cell table:style-name="ce194" office:value-type="string">
            <text:p>Step 3: Update slogan</text:p>
          </table:table-cell>
          <table:table-cell table:style-name="ce194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99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86" office:value-type="string">
            <office:annotation draw:style-name="gr4" draw:text-style-name="P2" svg:width="1.1193in" svg:height="0.5457in" svg:x="5.7181in" svg:y="157.1665in" draw:caption-point-x="-0.2402in" draw:caption-point-y="-140.47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92" office:value-type="string">
            <text:p>Step 1: Choose existing site with banner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4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by error default.css code</text:p>
          </table:table-cell>
          <table:table-cell table:style-name="ce194" office:value-type="string">
            <text:p>Step 2: Change information of banner.</text:p>
          </table:table-cell>
          <table:table-cell table:style-name="ce196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6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by error default.css code</text:p>
          </table:table-cell>
          <table:table-cell table:style-name="ce194" office:value-type="string">
            <text:p>Step 3: Change by error css code</text:p>
          </table:table-cell>
          <table:table-cell table:style-name="ce196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0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86" office:value-type="string">
            <text:p>Check edit banner by error java script(js) code</text:p>
          </table:table-cell>
          <table:table-cell table:style-name="ce192" office:value-type="string">
            <text:p>Step 1: Choose existing site with banner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by error default.java script(js) code</text:p>
          </table:table-cell>
          <table:table-cell table:style-name="ce194" office:value-type="string">
            <text:p>Step 2: Change information of banner.</text:p>
          </table:table-cell>
          <table:table-cell table:style-name="ce196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6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by error default.java script(js) code</text:p>
          </table:table-cell>
          <table:table-cell table:style-name="ce194" office:value-type="string">
            <text:p>Step 3: Change by error java script(js) code</text:p>
          </table:table-cell>
          <table:table-cell table:style-name="ce196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2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9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86" office:value-type="string">
            <text:p>Check displaying form to edit footer</text:p>
          </table:table-cell>
          <table:table-cell table:style-name="ce192" office:value-type="string">
            <text:p>Step 1: Enable edit mode for WCM by admin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92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displaying form to edit footer</text:p>
          </table:table-cell>
          <table:table-cell table:style-name="ce192" office:value-type="string">
            <text:p>Step 2: Show form to edit footer</text:p>
          </table:table-cell>
          <table:table-cell table:style-name="ce197" office:value-type="string">
            <text:p>- Click on quick edit icon on footer at the bottom of screen</text:p>
          </table:table-cell>
          <table:table-cell table:style-name="ce192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86" office:value-type="string">
            <text:p>Check editing footer with image/text</text:p>
          </table:table-cell>
          <table:table-cell table:style-name="ce192" office:value-type="string">
            <text:p>Step 1: Show form to edit footer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92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ing footer with image/text</text:p>
          </table:table-cell>
          <table:table-cell table:style-name="ce194" office:value-type="string">
            <text:p>Step 2: Update image</text:p>
          </table:table-cell>
          <table:table-cell table:style-name="ce196" office:value-type="string">
            <office:annotation draw:style-name="gr5" draw:text-style-name="P2" svg:width="1.1193in" svg:height="0.7083in" svg:x="9.7366in" svg:y="327.598in" draw:caption-point-x="-0.2402in" draw:caption-point-y="-304.028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99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ing footer with image/text</text:p>
          </table:table-cell>
          <table:table-cell table:style-name="ce194" office:value-type="string">
            <text:p>Step 3: Complete editing footer</text:p>
          </table:table-cell>
          <table:table-cell table:style-name="ce194" office:value-type="string">
            <text:p>Click [<text:span text:style-name="T10">Fast</text:span> <text:span text:style-name="T10">publish</text:span>] button</text:p>
          </table:table-cell>
          <table:table-cell table:style-name="ce199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86" office:value-type="string">
            <text:p>Check edit footer with long text.</text:p>
          </table:table-cell>
          <table:table-cell table:style-name="ce192" office:value-type="string">
            <text:p>Step 1: Show form to edit footer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92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 footer with long text.</text:p>
          </table:table-cell>
          <table:table-cell table:style-name="ce194" office:value-type="string">
            <text:p>Step 2: Update footer with long text</text:p>
          </table:table-cell>
          <table:table-cell table:style-name="ce196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96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5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86" office:value-type="string">
            <text:p>Check edit footer with invalid CSS</text:p>
          </table:table-cell>
          <table:table-cell table:style-name="ce192" office:value-type="string">
            <text:p>Step 1: Choose existing site with footer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 footer with invalid CSS</text:p>
          </table:table-cell>
          <table:table-cell table:style-name="ce194" office:value-type="string">
            <text:p>Step 2: Change information of footer.</text:p>
          </table:table-cell>
          <table:table-cell table:style-name="ce196" office:value-type="string">
            <text:p>- Click on quick edit icon on footer at the middle of screen</text:p>
          </table:table-cell>
          <table:table-cell table:style-name="ce196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 footer with invalid CSS</text:p>
          </table:table-cell>
          <table:table-cell table:style-name="ce194" office:value-type="string">
            <text:p>Step 3: Change by error css code</text:p>
          </table:table-cell>
          <table:table-cell table:style-name="ce196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2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86" office:value-type="string">
            <text:p>Check edit footer with invalid JS</text:p>
          </table:table-cell>
          <table:table-cell table:style-name="ce192" office:value-type="string">
            <text:p>Step 1: Choose existing site with footer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3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 footer with invalid JS</text:p>
          </table:table-cell>
          <table:table-cell table:style-name="ce194" office:value-type="string">
            <text:p>Step 2: Change information of footer.</text:p>
          </table:table-cell>
          <table:table-cell table:style-name="ce196" office:value-type="string">
            <text:p>- Click on quick edit icon on footer at the middle of screen</text:p>
          </table:table-cell>
          <table:table-cell table:style-name="ce196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4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 footer with invalid JS</text:p>
          </table:table-cell>
          <table:table-cell table:style-name="ce194" office:value-type="string">
            <text:p>Step 3: Change by error java script(js) code</text:p>
          </table:table-cell>
          <table:table-cell table:style-name="ce196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2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49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86" office:value-type="string">
            <text:p>Check display form to edit content of Homepage</text:p>
          </table:table-cell>
          <table:table-cell table:style-name="ce192" office:value-type="string">
            <text:p>Step 1: Enable edit mode for WCM by admin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92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3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Check display form to edit Homepage</text:p>
          </table:table-cell>
          <table:table-cell table:style-name="ce192" office:value-type="string">
            <text:p>Step 2: Show form to edit footer</text:p>
          </table:table-cell>
          <table:table-cell table:style-name="ce192" office:value-type="string">
            <text:p>- Click on quick edit icon in the top right of page's content</text:p>
          </table:table-cell>
          <table:table-cell table:style-name="ce192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86" office:value-type="string">
            <text:p>Edit content of Home page</text:p>
          </table:table-cell>
          <table:table-cell table:style-name="ce192" office:value-type="string">
            <text:p>Step 1: Show form to edit Home page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Select Home page</text:span></text:p>
            <text:p><text:span text:style-name="T21">- Click Quick Edit icon in the top right of page's content</text:span></text:p>
          </table:table-cell>
          <table:table-cell table:style-name="ce192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style-name="ce216" table:number-columns-repeated="3"/>
          <table:table-cell table:style-name="ce222" table:number-columns-repeated="36"/>
          <table:table-cell table:style-name="ce230" table:number-columns-repeated="167"/>
          <table:table-cell table:style-name="ce222" table:number-columns-repeated="34"/>
        </table:table-row>
        <table:table-row table:style-name="ro4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Edit content of Home page</text:p>
          </table:table-cell>
          <table:table-cell table:style-name="ce194" office:value-type="string">
            <text:p>Step 2: Change information of Homepage.</text:p>
          </table:table-cell>
          <table:table-cell table:style-name="ce196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96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style-name="ce216" table:number-columns-repeated="3"/>
          <table:table-cell table:style-name="ce222" table:number-columns-repeated="36"/>
          <table:table-cell table:style-name="ce230" table:number-columns-repeated="167"/>
          <table:table-cell table:style-name="ce222" table:number-columns-repeated="34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86" office:value-type="string">
            <text:p>Check edit Homepage with invalid CSS</text:p>
          </table:table-cell>
          <table:table-cell table:style-name="ce192" office:value-type="string">
            <text:p>Step 1: Choose existing site with Homepage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Check edit Homepage with invalid CSS</text:p>
          </table:table-cell>
          <table:table-cell table:style-name="ce194" office:value-type="string">
            <text:p>Step 2: Change information of Homepage.</text:p>
          </table:table-cell>
          <table:table-cell table:style-name="ce196" office:value-type="string">
            <text:p>- Click on quick edit icon on Homepage at the middle of screen</text:p>
          </table:table-cell>
          <table:table-cell table:style-name="ce196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Check edit Homepage with invalid CSS</text:p>
          </table:table-cell>
          <table:table-cell table:style-name="ce194" office:value-type="string">
            <text:p>Step 3: Change by error css code</text:p>
          </table:table-cell>
          <table:table-cell table:style-name="ce196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2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9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86" office:value-type="string">
            <text:p>Check edit Homepage with invalid JS</text:p>
          </table:table-cell>
          <table:table-cell table:style-name="ce192" office:value-type="string">
            <text:p>Step 1: Choose existing site with Homepage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Check edit Homepage with invalid JS</text:p>
          </table:table-cell>
          <table:table-cell table:style-name="ce194" office:value-type="string">
            <text:p>Step 2: Change information of Homepage.</text:p>
          </table:table-cell>
          <table:table-cell table:style-name="ce196" office:value-type="string">
            <text:p>- Click on quick edit icon on Homepage at the middle of screen</text:p>
          </table:table-cell>
          <table:table-cell table:style-name="ce196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Check edit Homepage with invalid JS</text:p>
          </table:table-cell>
          <table:table-cell table:style-name="ce194" office:value-type="string">
            <text:p>Step 3: Change by error java script(js) code</text:p>
          </table:table-cell>
          <table:table-cell table:style-name="ce196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2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7" table:number-rows-repeated="12">
          <table:table-cell table:style-name="ce184" table:number-columns-repeated="4"/>
          <table:table-cell table:number-columns-repeated="4"/>
          <table:table-cell table:style-name="ce184" table:number-columns-repeated="2"/>
          <table:table-cell table:style-name="ce209"/>
          <table:table-cell table:style-name="ce212"/>
          <table:table-cell table:style-name="ce184" table:number-columns-repeated="3"/>
          <table:table-cell/>
          <table:table-cell table:style-name="ce184" table:number-columns-repeated="3"/>
          <table:table-cell table:number-columns-repeated="237"/>
        </table:table-row>
        <table:table-row table:style-name="ro27" table:number-rows-repeated="2">
          <table:table-cell table:style-name="ce184" table:number-columns-repeated="4"/>
          <table:table-cell table:number-columns-repeated="4"/>
          <table:table-cell table:style-name="ce184" table:number-columns-repeated="2"/>
          <table:table-cell table:style-name="ce209"/>
          <table:table-cell table:style-name="ce212"/>
          <table:table-cell table:style-name="ce184" table:number-columns-repeated="3"/>
          <table:table-cell/>
          <table:table-cell table:style-name="ce184" table:number-columns-repeated="3"/>
          <table:table-cell table:number-columns-repeated="36"/>
          <table:table-cell table:style-name="ce231" table:number-columns-repeated="167"/>
          <table:table-cell table:number-columns-repeated="34"/>
        </table:table-row>
        <table:table-row table:style-name="ro27" table:number-rows-repeated="10">
          <table:table-cell table:style-name="ce184" table:number-columns-repeated="4"/>
          <table:table-cell table:number-columns-repeated="4"/>
          <table:table-cell table:style-name="ce184" table:number-columns-repeated="2"/>
          <table:table-cell table:style-name="ce209"/>
          <table:table-cell table:style-name="ce212"/>
          <table:table-cell table:style-name="ce184" table:number-columns-repeated="3"/>
          <table:table-cell/>
          <table:table-cell table:style-name="ce184" table:number-columns-repeated="3"/>
          <table:table-cell table:number-columns-repeated="36"/>
          <table:table-cell table:style-name="ce184" table:number-columns-repeated="167"/>
          <table:table-cell table:number-columns-repeated="34"/>
        </table:table-row>
        <table:table-row table:style-name="ro27">
          <table:table-cell table:style-name="ce184" table:number-columns-repeated="4"/>
          <table:table-cell table:number-columns-repeated="4"/>
          <table:table-cell table:style-name="ce184" table:number-columns-repeated="2"/>
          <table:table-cell table:style-name="ce209"/>
          <table:table-cell table:style-name="ce212"/>
          <table:table-cell table:style-name="ce184" table:number-columns-repeated="3"/>
          <table:table-cell/>
          <table:table-cell table:style-name="ce184" table:number-columns-repeated="3"/>
          <table:table-cell table:number-columns-repeated="36"/>
          <table:table-cell table:style-name="ce184" table:number-columns-repeated="167"/>
          <table:table-cell table:number-columns-repeated="34"/>
        </table:table-row>
      </table:table>
      <table:table table:name="Search" table:style-name="ta6" table:print="false">
        <office:forms form:automatic-focus="false" form:apply-design-mode="false"/>
        <table:table-column table:style-name="co29" table:default-cell-style-name="ce132"/>
        <table:table-column table:style-name="co37" table:default-cell-style-name="ce64"/>
        <table:table-column table:style-name="co38" table:default-cell-style-name="ce142"/>
        <table:table-column table:style-name="co39" table:default-cell-style-name="ce129"/>
        <table:table-column table:style-name="co40" table:default-cell-style-name="ce124"/>
        <table:table-column table:style-name="co40" table:default-cell-style-name="ce151"/>
        <table:table-column table:style-name="co41" table:default-cell-style-name="ce129"/>
        <table:table-column table:style-name="co32" table:default-cell-style-name="ce129"/>
        <table:table-column table:style-name="co42" table:default-cell-style-name="ce129"/>
        <table:table-column table:style-name="co3" table:default-cell-style-name="ce129"/>
        <table:table-column table:style-name="co3" table:default-cell-style-name="ce247"/>
        <table:table-column table:style-name="co3" table:number-columns-repeated="4" table:default-cell-style-name="ce129"/>
        <table:table-column table:style-name="co3" table:number-columns-repeated="3" table:default-cell-style-name="ce163"/>
        <table:table-column table:style-name="co3" table:number-columns-repeated="4" table:default-cell-style-name="ce253"/>
        <table:table-column table:style-name="co3" table:number-columns-repeated="2" table:default-cell-style-name="Default"/>
        <table:table-column table:style-name="co3" table:number-columns-repeated="7" table:default-cell-style-name="ce253"/>
        <table:table-column table:style-name="co3" table:number-columns-repeated="225" table:default-cell-style-name="Default"/>
        <table:table-row table:style-name="ro24">
          <table:table-cell table:style-name="ce133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4"/>
          <table:table-cell table:style-name="ce161" office:value-type="string">
            <text:p>Passed</text:p>
          </table:table-cell>
          <table:table-cell table:style-name="ce161" table:formula="of:=COUNTIF([.L$7:.L$1005];[.$K1])" office:value-type="float" office:value="0">
            <text:p>0</text:p>
          </table:table-cell>
          <table:table-cell table:style-name="ce161" table:formula="of:=COUNTIF([.M$7:.M$1005];[.$K1])" office:value-type="float" office:value="0">
            <text:p>0</text:p>
          </table:table-cell>
          <table:table-cell table:style-name="ce161" table:formula="of:=COUNTIF([.N$7:.N$1005];[.$K1])" office:value-type="float" office:value="0">
            <text:p>0</text:p>
          </table:table-cell>
          <table:table-cell table:style-name="ce161" table:formula="of:=COUNTIF([.O$7:.O$1005];[.$K1])" office:value-type="float" office:value="0">
            <text:p>0</text:p>
          </table:table-cell>
          <table:table-cell table:style-name="ce143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24">
          <table:table-cell table:style-name="ce133"/>
          <table:table-cell table:style-name="ce143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05];[.$K2])" office:value-type="float" office:value="0">
            <text:p>0</text:p>
          </table:table-cell>
          <table:table-cell table:style-name="ce161" table:formula="of:=COUNTIF([.M$7:.M$1005];[.$K2])" office:value-type="float" office:value="0">
            <text:p>0</text:p>
          </table:table-cell>
          <table:table-cell table:style-name="ce161" table:formula="of:=COUNTIF([.N$7:.N$1005];[.$K2])" office:value-type="float" office:value="0">
            <text:p>0</text:p>
          </table:table-cell>
          <table:table-cell table:style-name="ce161" table:formula="of:=COUNTIF([.O$7:.O$1005];[.$K2])" office:value-type="float" office:value="0">
            <text:p>0</text:p>
          </table:table-cell>
          <table:table-cell table:style-name="ce143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35">
          <table:table-cell table:style-name="ce133"/>
          <table:table-cell table:style-name="ce234" office:value-type="string">
            <text:p>Functions list</text:p>
          </table:table-cell>
          <table:table-cell table:style-name="ce129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29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05];[.$K3])" office:value-type="float" office:value="0">
            <text:p>0</text:p>
          </table:table-cell>
          <table:table-cell table:style-name="ce161" table:formula="of:=COUNTIF([.M$7:.M$1005];[.$K3])" office:value-type="float" office:value="0">
            <text:p>0</text:p>
          </table:table-cell>
          <table:table-cell table:style-name="ce161" table:formula="of:=COUNTIF([.N$7:.N$1005];[.$K3])" office:value-type="float" office:value="0">
            <text:p>0</text:p>
          </table:table-cell>
          <table:table-cell table:style-name="ce161" table:formula="of:=COUNTIF([.O$7:.O$1005];[.$K3])" office:value-type="float" office:value="0">
            <text:p>0</text:p>
          </table:table-cell>
          <table:table-cell table:style-name="ce154"/>
          <table:table-cell table:style-name="ce251"/>
          <table:table-cell table:style-name="ce252" table:number-columns-repeated="5"/>
          <table:table-cell table:number-columns-repeated="2"/>
          <table:table-cell table:style-name="ce251"/>
          <table:table-cell table:style-name="ce252" table:number-columns-repeated="6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24">
          <table:table-cell table:style-name="ce133"/>
          <table:table-cell table:style-name="ce234" office:value-type="string">
            <text:p>Total Main Cases</text:p>
          </table:table-cell>
          <table:table-cell table:style-name="ce141" table:formula="of:=MAX([.A7:.A6429])" office:value-type="float" office:value="20" table:number-columns-spanned="3" table:number-rows-spanned="1">
            <text:p>20</text:p>
          </table:table-cell>
          <table:covered-table-cell table:style-name="ce141"/>
          <table:covered-table-cell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05];[.$K4])" office:value-type="float" office:value="0">
            <text:p>0</text:p>
          </table:table-cell>
          <table:table-cell table:style-name="ce161" table:formula="of:=COUNTIF([.M$7:.M$1005];[.$K4])" office:value-type="float" office:value="0">
            <text:p>0</text:p>
          </table:table-cell>
          <table:table-cell table:style-name="ce161" table:formula="of:=COUNTIF([.N$7:.N$1005];[.$K4])" office:value-type="float" office:value="0">
            <text:p>0</text:p>
          </table:table-cell>
          <table:table-cell table:style-name="ce161" table:formula="of:=COUNTIF([.O$7:.O$1005];[.$K4])" office:value-type="float" office:value="0">
            <text:p>0</text:p>
          </table:table-cell>
          <table:table-cell table:style-name="ce154"/>
          <table:table-cell table:style-name="ce251" table:number-columns-repeated="6"/>
          <table:table-cell table:number-columns-repeated="2"/>
          <table:table-cell table:style-name="ce251" table:number-columns-repeated="7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24">
          <table:table-cell table:style-name="ce133"/>
          <table:table-cell table:style-name="ce215"/>
          <table:table-cell table:style-name="ce133"/>
          <table:table-cell table:style-name="ce138" table:number-columns-repeated="6"/>
          <table:table-cell table:style-name="ce162"/>
          <table:table-cell table:style-name="Default" office:value-type="string">
            <text:p>N/A</text:p>
          </table:table-cell>
          <table:table-cell table:style-name="ce161" table:formula="of:=COUNTIF([.L$7:.L$1005];[.$K5])" office:value-type="float" office:value="0">
            <text:p>0</text:p>
          </table:table-cell>
          <table:table-cell table:style-name="ce161" table:formula="of:=COUNTIF([.M$7:.M$1005];[.$K5])" office:value-type="float" office:value="0">
            <text:p>0</text:p>
          </table:table-cell>
          <table:table-cell table:style-name="ce161" table:formula="of:=COUNTIF([.N$7:.N$1005];[.$K5])" office:value-type="float" office:value="0">
            <text:p>0</text:p>
          </table:table-cell>
          <table:table-cell table:style-name="ce161" table:formula="of:=COUNTIF([.O$7:.O$1005];[.$K5])" office:value-type="float" office:value="0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21">
          <table:table-cell table:style-name="ce233" office:value-type="float" office:value="1">
            <text:p>001</text:p>
          </table:table-cell>
          <table:table-cell table:style-name="ce215" office:value-type="string">
            <text:p>FNC_ECMS_WCM_SEARCH_01</text:p>
          </table:table-cell>
          <table:table-cell table:style-name="ce235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06" office:value-type="string">
            <text:p>Search in case input no keywords for searching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4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input no keywords for searching</text:p>
          </table:table-cell>
          <table:table-cell table:style-name="ce145" office:value-type="string">
            <text:p>Step 3: Do search</text:p>
          </table:table-cell>
          <table:table-cell table:style-name="ce145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50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79" office:value-type="string">
            <text:p>Search in case search keyword does not match existing values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3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8" office:value-type="string">
            <text:p>Search in case search keyword does not match existing values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8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8" office:value-type="string">
            <text:p>Search in case search keyword does not match existing values</text:p>
          </table:table-cell>
          <table:table-cell table:style-name="ce150" office:value-type="string">
            <text:p>Step 4: Search by does not match keywords</text:p>
          </table:table-cell>
          <table:table-cell table:style-name="ce150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50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06" office:value-type="string">
            <text:p>Search in case input keyword matches existing valu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4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input keyword matches existing value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51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51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06" office:value-type="string">
            <text:p>Search in case searching keyword contains special characters like: #,$,%, &amp;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51" office:value-type="string">
            <text:p>- Type special character on text box search</text:p>
          </table:table-cell>
          <table:table-cell table:style-name="ce145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4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79" office:value-type="string">
            <text:p>Test Search Result in case admin user do searching</text:p>
          </table:table-cell>
          <table:table-cell table:style-name="ce129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5" table:number-columns-repeated="208"/>
          <table:table-cell table:style-name="ce253"/>
          <table:table-cell/>
        </table:table-row>
        <table:table-row table:style-name="ro4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in case admin user do searching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5" table:number-columns-repeated="208"/>
          <table:table-cell table:style-name="ce253"/>
          <table:table-cell/>
        </table:table-row>
        <table:table-row table:style-name="ro4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5" table:number-columns-repeated="208"/>
          <table:table-cell table:style-name="ce253"/>
          <table:table-cell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5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51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5" table:number-columns-repeated="208"/>
          <table:table-cell table:style-name="ce253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79" office:value-type="string">
            <text:p>Test search result without login</text:p>
          </table:table-cell>
          <table:table-cell table:style-name="ce129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0" table:number-columns-repeated="3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4"/>
          <table:table-cell/>
        </table:table-row>
        <table:table-row table:style-name="ro4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0" table:number-columns-repeated="3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4"/>
          <table:table-cell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51" office:value-type="string">
            <text:p>- Type data on text box to search.</text:p>
            <text:p>- Check in Content or in Page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1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0" table:number-columns-repeated="3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4"/>
          <table:table-cell/>
        </table:table-row>
        <table:table-row table:style-name="ro4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9" office:value-type="string">
            <text:p>Test Search Result in case normal user do searching</text:p>
          </table:table-cell>
          <table:table-cell table:style-name="ce129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0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0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51" office:value-type="string">
            <text:p>- Type data on text box to search.</text:p>
            <text:p>- Check in Content or in Pages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1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 </text:p>
            <text:p>in case choose one site </text:p>
            <text:p>to search.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51" office:value-type="string">
            <text:p>- Type data on text box to search.</text:p>
            <text:p>- Check in Content or in Pages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51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</text:p>
            <text:p><text:s/>in case checked only </text:p>
            <text:p>document to search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0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Content to search</text:p>
          </table:table-cell>
          <table:table-cell office:value-type="string">
            <text:p>Step 4: Type data to search</text:p>
          </table:table-cell>
          <table:table-cell table:style-name="ce151" office:value-type="string">
            <text:p>- Type data on text box to search.</text:p>
            <text:p>- Check in Content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1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</text:p>
            <text:p><text:s/>in case checked only page <text:s/>to search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51" office:value-type="string">
            <text:p>- Type data on text box to search.</text:p>
            <text:p>- Check in Pages</text:p>
            <text:p>- Choose “Search all sites” <text:s/>in site combo 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1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54" office:value-type="string">
            <text:p>Test search result in case </text:p>
            <text:p>search by Box search.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3" office:value-type="string">
            <text:p>Step 4: Type keyword suitable</text:p>
            <text:p><text:s/>with site</text:p>
            <text:p/>
          </table:table-cell>
          <table:table-cell table:style-name="ce73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73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54" office:value-type="string">
            <text:p>Test search result in case </text:p>
            <text:p>keyword was typed by A*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9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51" office:value-type="string">
            <text:p>- Type data on text box as A* to search.</text:p>
            <text:p>- Checked in <text:span text:style-name="T10">Page</text:span></text:p>
            <text:p>- Choose “<text:span text:style-name="T10">Search all sites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1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4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54" office:value-type="string">
            <text:p>Test view content in Search <text:s/>Result in Published mod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</text:p>
            <text:p><text:s/>Result in Published mode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</text:p>
            <text:p><text:s/>Result in Published mode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8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129" office:value-type="string">
            <text:p>Test view content in Search</text:p>
            <text:p><text:s/>Result in Published mode</text:p>
          </table:table-cell>
          <table:table-cell office:value-type="string">
            <text:p>Step 4: Type data to search with</text:p>
          </table:table-cell>
          <table:table-cell table:style-name="ce15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51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129" office:value-type="string">
            <text:p>Test view content in Search</text:p>
            <text:p><text:s/>Result in Published mode</text:p>
          </table:table-cell>
          <table:table-cell office:value-type="string">
            <text:p>Step 5: View data from search result</text:p>
          </table:table-cell>
          <table:table-cell table:style-name="ce145" office:value-type="string">
            <text:p>- Click link of search result </text:p>
          </table:table-cell>
          <table:table-cell table:style-name="ce246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59" office:value-type="string">
            <text:p>Print content of search result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3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45" office:value-type="string">
            <text:p>- Open search portlet</text:p>
            <text:p>- Do search</text:p>
          </table:table-cell>
          <table:table-cell table:style-name="ce246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45" office:value-type="string">
            <text:p>- Click link of search result</text:p>
          </table:table-cell>
          <table:table-cell table:style-name="ce246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45" office:value-type="string">
            <text:p>Click on <text:span text:style-name="T8">Print</text:span> icon</text:p>
          </table:table-cell>
          <table:table-cell table:style-name="ce246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15">
            <text:p>015</text:p>
          </table:table-cell>
          <table:table-cell table:style-name="ce215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236" office:value-type="string">
            <text:p>WCM\Search\Setting</text:p>
          </table:table-cell>
          <table:table-cell table:style-name="ce94" office:value-type="string">
            <text:p>Check display form to setting</text:p>
            <text:p><text:s/>search result pag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form to setting</text:p>
            <text:p><text:s/>search result page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37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3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45" office:value-type="string">
            <text:p>- <text:s/>Click [Edit mode] icon in admin toolbar at right corner of screen</text:p>
          </table:table-cell>
          <table:table-cell table:style-name="ce14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when choose</text:p>
            <text:p>box search is page mode</text:p>
          </table:table-cell>
          <table:table-cell table:style-name="ce237" office:value-type="string">
            <text:p>Step 3: Display form to setting </text:p>
            <text:p>search page</text:p>
          </table:table-cell>
          <table:table-cell table:style-name="ce237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37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3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when choose</text:p>
            <text:p>box search is page mode</text:p>
          </table:table-cell>
          <table:table-cell table:style-name="ce237" office:value-type="string">
            <text:p>Step 4: Choose box <text:s/>search for</text:p>
            <text:p><text:s/>page mode</text:p>
          </table:table-cell>
          <table:table-cell table:style-name="ce237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37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56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ARCH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when choose</text:p>
            <text:p>box search is page mode</text:p>
          </table:table-cell>
          <table:table-cell table:style-name="ce237" office:value-type="string">
            <text:p>Step 5: Check form after </text:p>
            <text:p>choosing box search </text:p>
          </table:table-cell>
          <table:table-cell table:style-name="ce237" office:value-type="string">
            <text:p>- Choose search portlet on </text:p>
            <text:p>navigation bar</text:p>
          </table:table-cell>
          <table:table-cell table:style-name="ce237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237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30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45" office:value-type="string">
            <text:p>Click [<text:span text:style-name="T8">Edit mode</text:span>] icon in admin toolbar at right corner of screen</text:p>
          </table:table-cell>
          <table:table-cell table:style-name="ce14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7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result when </text:p>
            <text:p>change item per page default</text:p>
          </table:table-cell>
          <table:table-cell table:style-name="ce237" office:value-type="string">
            <text:p>Step 3: Display form to setting </text:p>
            <text:p>search page</text:p>
          </table:table-cell>
          <table:table-cell table:style-name="ce237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37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result when </text:p>
            <text:p>change item per page default</text:p>
          </table:table-cell>
          <table:table-cell table:style-name="ce237" office:value-type="string">
            <text:p>Step 4: Change item per page </text:p>
            <text:p>for result search page</text:p>
          </table:table-cell>
          <table:table-cell table:style-name="ce237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37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3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result when </text:p>
            <text:p>change item per page default</text:p>
          </table:table-cell>
          <table:table-cell table:style-name="ce237" office:value-type="string">
            <text:p>Step 5: Check display search </text:p>
            <text:p>result page after changing</text:p>
          </table:table-cell>
          <table:table-cell table:style-name="ce237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37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237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30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237" office:value-type="string">
            <text:p>WCM\Search\Setting</text:p>
          </table:table-cell>
          <table:table-cell table:style-name="ce245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45" office:value-type="string">
            <text:p>- <text:s/>Click [<text:span text:style-name="T10">Edit mode</text:span>] icon in admin toolbar at right corner of screen</text:p>
          </table:table-cell>
          <table:table-cell table:style-name="ce14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7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237" office:value-type="string">
            <text:p>WCM\Search\Setting</text:p>
          </table:table-cell>
          <table:table-cell table:style-name="ce245" office:value-type="string">
            <text:p>Check display result when change search page layout template </text:p>
          </table:table-cell>
          <table:table-cell table:style-name="ce237" office:value-type="string">
            <text:p>Step 3: Display form to setting </text:p>
            <text:p>search page</text:p>
          </table:table-cell>
          <table:table-cell table:style-name="ce237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37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237" office:value-type="string">
            <text:p>WCM\Search\Setting</text:p>
          </table:table-cell>
          <table:table-cell table:style-name="ce245" office:value-type="string">
            <text:p>Check display result when change search page layout template </text:p>
          </table:table-cell>
          <table:table-cell table:style-name="ce237" office:value-type="string">
            <text:p>Step 4: Change search page</text:p>
            <text:p>layout template</text:p>
          </table:table-cell>
          <table:table-cell table:style-name="ce237" office:value-type="string">
            <text:p>- Choose </text:p>
            <text:p>UIResultpagelayoutdefault.gtmpl</text:p>
            <text:p>on page layout template</text:p>
          </table:table-cell>
          <table:table-cell table:style-name="ce237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237" office:value-type="string">
            <text:p>WCM\Search\Setting</text:p>
          </table:table-cell>
          <table:table-cell table:style-name="ce245" office:value-type="string">
            <text:p>Check display result when change search page layout template </text:p>
          </table:table-cell>
          <table:table-cell table:style-name="ce237" office:value-type="string">
            <text:p>Step 5: Check display search </text:p>
            <text:p>result page after changing</text:p>
          </table:table-cell>
          <table:table-cell table:style-name="ce237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37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19">
            <text:p>019</text:p>
          </table:table-cell>
          <table:table-cell table:style-name="ce215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237" office:value-type="string">
            <text:p>WCM\Search\Textbox</text:p>
          </table:table-cell>
          <table:table-cell table:style-name="ce242" office:value-type="string">
            <text:p>Check search on textbox by normal user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237" office:value-type="string">
            <text:p>WCM\Search\Textbox</text:p>
          </table:table-cell>
          <table:table-cell table:style-name="ce243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45" office:value-type="string">
            <text:p>- Choose search portlet on navigation bar</text:p>
          </table:table-cell>
          <table:table-cell table:style-name="ce145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EARCH_03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237" office:value-type="string">
            <text:p>WCM\Search\Textbox</text:p>
          </table:table-cell>
          <table:table-cell table:style-name="ce243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5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51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office:value-type="string">
            <text:p>FNC_ECMS_WCM_SEARCH_03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237" office:value-type="string">
            <text:p>WCM\Search\Textbox</text:p>
          </table:table-cell>
          <table:table-cell table:style-name="ce242" office:value-type="string">
            <text:p>Check search on textbox by administrator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3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237" office:value-type="string">
            <text:p>WCM\Search\Textbox</text:p>
          </table:table-cell>
          <table:table-cell table:style-name="ce243" office:value-type="string">
            <text:p>Check search on textbox by </text:p>
            <text:p>administrator</text:p>
          </table:table-cell>
          <table:table-cell table:style-name="ce237" office:value-type="string">
            <text:p>Step 2: Do search </text:p>
          </table:table-cell>
          <table:table-cell table:style-name="ce237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37" office:value-type="string">
            <text:p>- Display all results, which contain search keyword</text:p>
            <text:p>- This keyword was filled on search portlet textbox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6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3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237" office:value-type="string">
            <text:p>WCM\Search\Textbox</text:p>
          </table:table-cell>
          <table:table-cell table:style-name="ce243" office:value-type="string">
            <text:p>Check search on textbox by </text:p>
            <text:p>administrator</text:p>
          </table:table-cell>
          <table:table-cell table:style-name="ce237" office:value-type="string">
            <text:p>Step 3: Check display search</text:p>
            <text:p>result</text:p>
          </table:table-cell>
          <table:table-cell table:style-name="ce237" office:value-type="string">
            <text:p>- See on search result page</text:p>
          </table:table-cell>
          <table:table-cell table:style-name="ce237" office:value-type="string">
            <text:p>- Display all results, which contain search keyword.</text:p>
            <text:p>-Will display only Published version if edit</text:p>
            <text:p>mode OFF</text:p>
            <text:p>- Or will display both Published and draft</text:p>
            <text:p>version, which contain draft icon and</text:p>
            <text:p><text:s/>edit icon beside if edit mode ON</text:p>
            <text:p><text:s/>and user can edit this content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6" table:number-rows-repeated="10">
          <table:table-cell table:style-name="ce133"/>
          <table:table-cell table:style-name="ce138"/>
          <table:table-cell table:style-name="ce133"/>
          <table:table-cell table:style-name="ce138" table:number-columns-repeated="7"/>
          <table:table-cell table:style-name="ce248"/>
          <table:table-cell table:style-name="ce138" table:number-columns-repeated="245"/>
        </table:table-row>
        <table:table-row table:style-name="ro26">
          <table:table-cell table:style-name="ce133"/>
          <table:table-cell table:style-name="ce138"/>
          <table:table-cell table:style-name="ce133"/>
          <table:table-cell table:style-name="ce138" table:number-columns-repeated="7"/>
          <table:table-cell table:style-name="ce248"/>
          <table:table-cell table:style-name="ce138" table:number-columns-repeated="245"/>
        </table:table-row>
      </table:table>
      <table:table table:name="SEO" table:style-name="ta4" table:print="false">
        <office:forms form:automatic-focus="false" form:apply-design-mode="false"/>
        <table:table-column table:style-name="co8" table:default-cell-style-name="ce260"/>
        <table:table-column table:style-name="co16" table:default-cell-style-name="ce165"/>
        <table:table-column table:style-name="co22" table:default-cell-style-name="ce261"/>
        <table:table-column table:style-name="co23" table:default-cell-style-name="ce129"/>
        <table:table-column table:style-name="co24" table:default-cell-style-name="ce73"/>
        <table:table-column table:style-name="co14" table:default-cell-style-name="ce129"/>
        <table:table-column table:style-name="co25" table:default-cell-style-name="ce73"/>
        <table:table-column table:style-name="co26" table:default-cell-style-name="ce129"/>
        <table:table-column table:style-name="co8" table:default-cell-style-name="ce73"/>
        <table:table-column table:style-name="co8" table:number-columns-repeated="1015" table:default-cell-style-name="Default"/>
        <table:table-row table:style-name="ro24">
          <table:table-cell table:style-name="ce257"/>
          <table:table-cell table:style-name="ce134" office:value-type="string">
            <text:p>TEST CASES</text:p>
          </table:table-cell>
          <table:table-cell table:style-name="ce134" table:number-columns-repeated="2"/>
          <table:table-cell table:style-name="ce180"/>
          <table:table-cell table:style-name="ce138"/>
          <table:table-cell table:style-name="ce143" table:number-columns-repeated="3"/>
          <table:table-cell table:style-name="ce160"/>
          <table:table-cell table:style-name="ce161" office:value-type="string">
            <text:p>Passed</text:p>
          </table:table-cell>
          <table:table-cell table:style-name="ce161" table:formula="of:=COUNTIF([.L$7:.L$1070];[.$K1])" office:value-type="float" office:value="37">
            <text:p>37</text:p>
          </table:table-cell>
          <table:table-cell table:style-name="ce161" table:formula="of:=COUNTIF([.M$7:.M$1070];[.$K1])" office:value-type="float" office:value="37">
            <text:p>37</text:p>
          </table:table-cell>
          <table:table-cell table:style-name="ce161" table:formula="of:=COUNTIF([.N$7:.N$1070];[.$K1])" office:value-type="float" office:value="0">
            <text:p>0</text:p>
          </table:table-cell>
          <table:table-cell table:style-name="ce161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7"/>
          <table:table-cell table:style-name="ce135"/>
          <table:table-cell table:style-name="ce143" table:number-columns-repeated="3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70];[.$K2])" office:value-type="float" office:value="0">
            <text:p>0</text:p>
          </table:table-cell>
          <table:table-cell table:style-name="ce161" table:formula="of:=COUNTIF([.M$7:.M$1070];[.$K2])" office:value-type="float" office:value="0">
            <text:p>0</text:p>
          </table:table-cell>
          <table:table-cell table:style-name="ce161" table:formula="of:=COUNTIF([.N$7:.N$1070];[.$K2])" office:value-type="float" office:value="0">
            <text:p>0</text:p>
          </table:table-cell>
          <table:table-cell table:style-name="ce161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7"/>
          <table:table-cell table:style-name="ce136" office:value-type="string">
            <text:p>Functions list</text:p>
          </table:table-cell>
          <table:table-cell table:style-name="ce141" office:value-type="string" table:number-columns-spanned="3" table:number-rows-spanned="1">
            <text:p>Create, edit and view web content, View document.</text:p>
          </table:table-cell>
          <table:covered-table-cell table:style-name="ce141"/>
          <table:covered-table-cell table:style-name="ce141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70];[.$K3])" office:value-type="float" office:value="0">
            <text:p>0</text:p>
          </table:table-cell>
          <table:table-cell table:style-name="ce161" table:formula="of:=COUNTIF([.M$7:.M$1070];[.$K3])" office:value-type="float" office:value="0">
            <text:p>0</text:p>
          </table:table-cell>
          <table:table-cell table:style-name="ce161" table:formula="of:=COUNTIF([.N$7:.N$1070];[.$K3])" office:value-type="float" office:value="0">
            <text:p>0</text:p>
          </table:table-cell>
          <table:table-cell table:style-name="ce161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7"/>
          <table:table-cell table:style-name="ce136" office:value-type="string">
            <text:p>Total Main Cases</text:p>
          </table:table-cell>
          <table:table-cell table:style-name="ce141" table:formula="of:=MAX([.A7:.A6830])" office:value-type="float" office:value="28" table:number-columns-spanned="3" table:number-rows-spanned="1">
            <text:p>28</text:p>
          </table:table-cell>
          <table:covered-table-cell table:style-name="ce141"/>
          <table:covered-table-cell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70];[.$K4])" office:value-type="float" office:value="0">
            <text:p>0</text:p>
          </table:table-cell>
          <table:table-cell table:style-name="ce161" table:formula="of:=COUNTIF([.M$7:.M$1070];[.$K4])" office:value-type="float" office:value="0">
            <text:p>0</text:p>
          </table:table-cell>
          <table:table-cell table:style-name="ce161" table:formula="of:=COUNTIF([.N$7:.N$1070];[.$K4])" office:value-type="float" office:value="0">
            <text:p>0</text:p>
          </table:table-cell>
          <table:table-cell table:style-name="ce161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8"/>
          <table:table-cell table:style-name="ce137"/>
          <table:table-cell table:style-name="ce158"/>
          <table:table-cell table:style-name="ce144"/>
          <table:table-cell table:style-name="ce181"/>
          <table:table-cell table:style-name="ce138"/>
          <table:table-cell table:style-name="ce181"/>
          <table:table-cell table:style-name="ce138"/>
          <table:table-cell table:style-name="ce158"/>
          <table:table-cell table:style-name="ce162"/>
          <table:table-cell office:value-type="string">
            <text:p>N/A</text:p>
          </table:table-cell>
          <table:table-cell table:style-name="ce161" table:formula="of:=COUNTIF([.L$7:.L$1070];[.$K5])" office:value-type="float" office:value="0">
            <text:p>0</text:p>
          </table:table-cell>
          <table:table-cell table:style-name="ce161" table:formula="of:=COUNTIF([.M$7:.M$1070];[.$K5])" office:value-type="float" office:value="0">
            <text:p>0</text:p>
          </table:table-cell>
          <table:table-cell table:style-name="ce161" table:formula="of:=COUNTIF([.N$7:.N$1070];[.$K5])" office:value-type="float" office:value="0">
            <text:p>0</text:p>
          </table:table-cell>
          <table:table-cell table:style-name="ce161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3">
          <table:table-cell table:style-name="ce259" office:value-type="string">
            <text:p>Case No</text:p>
          </table:table-cell>
          <table:table-cell table:style-name="ce259" office:value-type="string">
            <text:p>Related function</text:p>
          </table:table-cell>
          <table:table-cell table:style-name="ce259" office:value-type="string">
            <text:p>Case ID</text:p>
          </table:table-cell>
          <table:table-cell table:style-name="ce259" office:value-type="string">
            <text:p>Path</text:p>
          </table:table-cell>
          <table:table-cell table:style-name="ce259" office:value-type="string">
            <text:p>Case Description</text:p>
          </table:table-cell>
          <table:table-cell table:style-name="ce259" office:value-type="string">
            <text:p>Step Description</text:p>
          </table:table-cell>
          <table:table-cell table:style-name="ce259" office:value-type="string">
            <text:p>Steps to produce</text:p>
          </table:table-cell>
          <table:table-cell table:style-name="ce259" office:value-type="string">
            <text:p>Expected Output</text:p>
          </table:table-cell>
          <table:table-cell table:style-name="ce268" office:value-type="string">
            <text:p>Priority</text:p>
          </table:table-cell>
          <table:table-cell table:style-name="ce259" office:value-type="string">
            <text:p>Affect</text:p>
          </table:table-cell>
          <table:table-cell table:style-name="ce158" office:value-type="string">
            <text:p>Tester</text:p>
          </table:table-cell>
          <table:table-cell table:style-name="ce158" office:value-type="string">
            <text:p>IE7</text:p>
          </table:table-cell>
          <table:table-cell table:style-name="ce158" office:value-type="string">
            <text:p>FireFox3.5</text:p>
          </table:table-cell>
          <table:table-cell table:style-name="ce158" office:value-type="string">
            <text:p>Comment/Bug</text:p>
          </table:table-cell>
          <table:table-cell table:style-name="ce158" table:number-columns-repeated="242"/>
          <table:table-cell table:number-columns-repeated="768"/>
        </table:table-row>
        <table:table-row table:style-name="ro30" table:visibility="filter">
          <table:table-cell office:value-type="float" office:value="1">
            <text:p>001</text:p>
          </table:table-cell>
          <table:table-cell table:style-name="ce146" office:value-type="string">
            <text:p>FNC_ECMS_WCM_SEO_01</text:p>
          </table:table-cell>
          <table:table-cell office:value-type="float" office:value="1">
            <text:p>001</text:p>
          </table:table-cell>
          <table:table-cell table:style-name="ce59" office:value-type="string">
            <text:p>WCM\SEO\Appearance</text:p>
          </table:table-cell>
          <table:table-cell table:style-name="ce96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29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CM_SEO_01</text:p>
          </table:table-cell>
          <table:table-cell table:style-name="ce262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96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29" office:value-type="string">
            <text:p>- Login as root, goto acme homepage</text:p>
            <text:p>- Select SEO Management beside username</text:p>
          </table:table-cell>
          <table:table-cell table:style-name="ce155"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 table:visibility="filter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6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64" office:value-type="string">
            <text:p>Color of SEO icon when user inputs data but not fully completed</text:p>
          </table:table-cell>
          <table:table-cell table:style-name="ce73" office:value-type="string">
            <text:p>Step 2: Input data</text:p>
          </table:table-cell>
          <table:table-cell table:style-name="ce93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6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64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75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CM_SEO_01</text:p>
          </table:table-cell>
          <table:table-cell table:style-name="ce262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CM\SEO\Appearance</text:p>
          </table:table-cell>
          <table:table-cell table:style-name="ce54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83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 table:visibility="filter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6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73" office:value-type="string">
            <text:p>Step 2: Input data</text:p>
          </table:table-cell>
          <table:table-cell table:style-name="ce265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55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3" table:visibility="filter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6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66" office:value-type="string">
            <text:p>- Select menu Edit &gt; Page</text:p>
            <text:p>- Check color of SEO icon </text:p>
          </table:table-cell>
          <table:table-cell table:style-name="ce73" office:value-type="string">
            <text:p>Color of SEO icon is green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SEO_01</text:p>
          </table:table-cell>
          <table:table-cell table:style-name="ce26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SEO\Appearance</text:p>
          </table:table-cell>
          <table:table-cell table:style-name="ce97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83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3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ECMS_WCM_SEO_01</text:p>
          </table:table-cell>
          <table:table-cell table:style-name="ce262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WCM\SEO\Appearance</text:p>
          </table:table-cell>
          <table:table-cell table:style-name="ce97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83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office:value-type="string">
            <text:p>FNC_ECMS_WCM_SEO_01</text:p>
          </table:table-cell>
          <table:table-cell table:style-name="ce262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WCM\SEO\Appearance</text:p>
          </table:table-cell>
          <table:table-cell table:style-name="ce97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29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55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146" office:value-type="string">
            <text:p>FNC_ECMS_WCM_SEO_02</text:p>
          </table:table-cell>
          <table:table-cell office:value-type="float" office:value="1">
            <text:p>001</text:p>
          </table:table-cell>
          <table:table-cell table:style-name="ce59" office:value-type="string">
            <text:p>WCM\SEO\Metadata</text:p>
          </table:table-cell>
          <table:table-cell table:style-name="ce97" office:value-type="string">
            <text:p>Check default metadata when user hasn't added SEO data </text:p>
          </table:table-cell>
          <table:table-cell table:style-name="ce73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73" office:value-type="string">
            <text:p>Tag &lt;meta&gt; for Description / Keywords / Robots are not created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SEO\Metadata</text:p>
          </table:table-cell>
          <table:table-cell table:style-name="ce54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83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67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WCM\SEO\Metadata</text:p>
          </table:table-cell>
          <table:table-cell table:style-name="ce54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5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2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2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85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67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67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98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98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98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98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98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146" office:value-type="string">
            <text:p>FNC_ECMS_WCM_SEO_03</text:p>
          </table:table-cell>
          <table:table-cell office:value-type="float" office:value="1">
            <text:p>001</text:p>
          </table:table-cell>
          <table:table-cell table:style-name="ce59" office:value-type="string">
            <text:p>WCM\SEO\Site Map</text:p>
          </table:table-cell>
          <table:table-cell table:style-name="ce98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1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9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9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nquency, Priority won't be creat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3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9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3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9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3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9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3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9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3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9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3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9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3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9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SEO\Site Map</text:p>
          </table:table-cell>
          <table:table-cell table:style-name="ce54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3" table:visibility="filter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4">
          <table:table-cell table:number-columns-repeated="6"/>
          <table:table-cell table:style-name="ce155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29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45"/>
          <table:table-cell/>
          <table:table-cell table:style-name="ce183"/>
          <table:table-cell table:number-columns-repeated="1017"/>
        </table:table-row>
        <table:table-row table:style-name="ro34">
          <table:table-cell table:number-columns-repeated="4"/>
          <table:table-cell table:style-name="ce145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4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45"/>
          <table:table-cell table:style-name="ce150"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45"/>
          <table:table-cell table:style-name="ce150"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45"/>
          <table:table-cell table:style-name="ce73"/>
          <table:table-cell table:number-columns-repeated="1018"/>
        </table:table-row>
        <table:table-row table:style-name="ro34">
          <table:table-cell/>
          <table:table-cell table:style-name="ce146"/>
          <table:table-cell/>
          <table:table-cell table:style-name="ce59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6"/>
          <table:table-cell table:style-name="ce129"/>
          <table:table-cell table:number-columns-repeated="1017"/>
        </table:table-row>
        <table:table-row table:style-name="ro34">
          <table:table-cell table:number-columns-repeated="6"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/>
          <table:table-cell table:style-name="ce146"/>
          <table:table-cell/>
          <table:table-cell table:style-name="ce59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73"/>
          <table:table-cell table:number-columns-repeated="1016"/>
        </table:table-row>
        <table:table-row table:style-name="ro34" table:number-rows-repeated="2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73"/>
          <table:table-cell table:number-columns-repeated="1016"/>
        </table:table-row>
        <table:table-row table:style-name="ro34">
          <table:table-cell table:number-columns-repeated="6"/>
          <table:table-cell table:style-name="ce145"/>
          <table:table-cell table:number-columns-repeated="1017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1016"/>
        </table:table-row>
        <table:table-row table:style-name="ro34">
          <table:table-cell table:number-columns-repeated="5"/>
          <table:table-cell table:style-name="ce151"/>
          <table:table-cell table:style-name="ce150"/>
          <table:table-cell table:style-name="ce177"/>
          <table:table-cell table:number-columns-repeated="1016"/>
        </table:table-row>
        <table:table-row table:style-name="ro34">
          <table:table-cell table:number-columns-repeated="6"/>
          <table:table-cell table:style-name="ce145"/>
          <table:table-cell table:number-columns-repeated="1017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1016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45"/>
          <table:table-cell table:number-columns-repeated="1017"/>
        </table:table-row>
        <table:table-row table:style-name="ro34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1016"/>
        </table:table-row>
        <table:table-row table:style-name="ro34">
          <table:table-cell table:number-columns-repeated="5"/>
          <table:table-cell table:style-name="ce151"/>
          <table:table-cell table:style-name="ce150"/>
          <table:table-cell table:style-name="ce177"/>
          <table:table-cell table:number-columns-repeated="1016"/>
        </table:table-row>
        <table:table-row table:style-name="ro34">
          <table:table-cell table:number-columns-repeated="6"/>
          <table:table-cell table:style-name="ce145"/>
          <table:table-cell table:number-columns-repeated="1017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7"/>
          <table:table-cell table:number-columns-repeated="1016"/>
        </table:table-row>
        <table:table-row table:style-name="ro34" table:number-rows-repeated="5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73"/>
          <table:table-cell/>
          <table:table-cell table:style-name="ce150"/>
          <table:table-cell table:number-columns-repeated="1016"/>
        </table:table-row>
        <table:table-row table:style-name="ro34">
          <table:table-cell table:number-columns-repeated="5"/>
          <table:table-cell table:style-name="ce73"/>
          <table:table-cell table:style-name="ce150"/>
          <table:table-cell table:style-name="ce73"/>
          <table:table-cell table:number-columns-repeated="1016"/>
        </table:table-row>
        <table:table-row table:style-name="ro34" table:number-rows-repeated="3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73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1016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1016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4"/>
          <table:table-cell table:style-name="ce176"/>
          <table:table-cell table:style-name="ce174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1016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4"/>
          <table:table-cell table:style-name="ce176"/>
          <table:table-cell table:style-name="ce174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 table:number-columns-repeated="1016"/>
        </table:table-row>
        <table:table-row table:style-name="ro10" table:number-rows-repeated="5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 table:number-columns-repeated="1016"/>
        </table:table-row>
        <table:table-row table:style-name="ro10" table:number-rows-repeated="7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/>
          <table:table-cell table:style-name="ce93"/>
          <table:table-cell table:number-columns-repeated="1016"/>
        </table:table-row>
        <table:table-row table:style-name="ro17" table:number-rows-repeated="10">
          <table:table-cell table:style-name="ce138" table:number-columns-repeated="4"/>
          <table:table-cell table:style-name="ce181"/>
          <table:table-cell table:style-name="ce138"/>
          <table:table-cell table:style-name="ce181"/>
          <table:table-cell table:style-name="ce138" table:number-columns-repeated="1017"/>
        </table:table-row>
        <table:table-row table:style-name="ro17">
          <table:table-cell table:style-name="ce138" table:number-columns-repeated="4"/>
          <table:table-cell table:style-name="ce181"/>
          <table:table-cell table:style-name="ce138"/>
          <table:table-cell table:style-name="ce181"/>
          <table:table-cell table:style-name="ce138" table:number-columns-repeated="1017"/>
        </table:table-row>
      </table:table>
      <table:table table:name="Other_Actions" table:style-name="ta8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ce283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3" table:number-columns-repeated="247" table:default-cell-style-name="Default"/>
        <table:table-row table:style-name="ro24">
          <table:table-cell/>
          <table:table-cell table:style-name="ce270" office:value-type="string" table:number-columns-spanned="4" table:number-rows-spanned="1">
            <text:p>TEST CASES</text:p>
          </table:table-cell>
          <table:covered-table-cell table:style-name="ce270"/>
          <table:covered-table-cell table:style-name="ce270"/>
          <table:covered-table-cell table:style-name="ce270"/>
          <table:table-cell/>
          <table:table-cell table:style-name="ce191" table:number-columns-repeated="4"/>
          <table:table-cell table:style-name="ce161" office:value-type="string">
            <text:p>Passed</text:p>
          </table:table-cell>
          <table:table-cell table:style-name="ce161" table:formula="of:=COUNTIF([.L$7:.L$1008];[.$K1])" office:value-type="float" office:value="0">
            <text:p>0</text:p>
          </table:table-cell>
          <table:table-cell table:style-name="ce161" table:formula="of:=COUNTIF([.M$7:.M$1008];[.$K1])" office:value-type="float" office:value="0">
            <text:p>0</text:p>
          </table:table-cell>
          <table:table-cell table:style-name="ce161" table:formula="of:=COUNTIF([.N$7:.N$1008];[.$K1])" office:value-type="float" office:value="0">
            <text:p>0</text:p>
          </table:table-cell>
          <table:table-cell table:style-name="ce161" table:formula="of:=COUNTIF([.O$7:.O$1008];[.$K1])" office:value-type="float" office:value="0">
            <text:p>0</text:p>
          </table:table-cell>
          <table:table-cell table:style-name="ce191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79"/>
          <table:table-cell table:style-name="ce187"/>
          <table:table-cell table:style-name="ce191" table:number-columns-repeated="2"/>
          <table:table-cell/>
          <table:table-cell table:style-name="ce191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08];[.$K2])" office:value-type="float" office:value="0">
            <text:p>0</text:p>
          </table:table-cell>
          <table:table-cell table:style-name="ce161" table:formula="of:=COUNTIF([.M$7:.M$1008];[.$K2])" office:value-type="float" office:value="0">
            <text:p>0</text:p>
          </table:table-cell>
          <table:table-cell table:style-name="ce161" table:formula="of:=COUNTIF([.N$7:.N$1008];[.$K2])" office:value-type="float" office:value="0">
            <text:p>0</text:p>
          </table:table-cell>
          <table:table-cell table:style-name="ce161" table:formula="of:=COUNTIF([.O$7:.O$1008];[.$K2])" office:value-type="float" office:value="0">
            <text:p>0</text:p>
          </table:table-cell>
          <table:table-cell table:style-name="ce191"/>
          <table:table-cell table:style-name="ce287" table:number-columns-repeated="205"/>
          <table:table-cell table:number-columns-repeated="35"/>
        </table:table-row>
        <table:table-row table:style-name="ro35">
          <table:table-cell/>
          <table:table-cell table:style-name="ce280" office:value-type="string">
            <text:p>Functions list</text:p>
          </table:table-cell>
          <table:table-cell table:style-name="ce282" office:value-type="string" table:number-columns-spanned="3" table:number-rows-spanned="1">
            <text:p>Check something on program</text:p>
          </table:table-cell>
          <table:covered-table-cell table:style-name="ce282"/>
          <table:covered-table-cell table:style-name="ce282"/>
          <table:table-cell/>
          <table:table-cell table:style-name="ce114"/>
          <table:table-cell table:style-name="ce198"/>
          <table:table-cell table:style-name="ce201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08];[.$K3])" office:value-type="float" office:value="0">
            <text:p>0</text:p>
          </table:table-cell>
          <table:table-cell table:style-name="ce161" table:formula="of:=COUNTIF([.M$7:.M$1008];[.$K3])" office:value-type="float" office:value="0">
            <text:p>0</text:p>
          </table:table-cell>
          <table:table-cell table:style-name="ce161" table:formula="of:=COUNTIF([.N$7:.N$1008];[.$K3])" office:value-type="float" office:value="0">
            <text:p>0</text:p>
          </table:table-cell>
          <table:table-cell table:style-name="ce161" table:formula="of:=COUNTIF([.O$7:.O$1008];[.$K3])" office:value-type="float" office:value="0">
            <text:p>0</text:p>
          </table:table-cell>
          <table:table-cell table:style-name="ce198"/>
          <table:table-cell table:style-name="ce287" table:number-columns-repeated="205"/>
          <table:table-cell table:number-columns-repeated="35"/>
        </table:table-row>
        <table:table-row table:style-name="ro13">
          <table:table-cell/>
          <table:table-cell table:style-name="ce280" office:value-type="string">
            <text:p>Total Main Cases</text:p>
          </table:table-cell>
          <table:table-cell table:style-name="ce141" table:formula="of:=MAX([.A7:.A999])" office:value-type="float" office:value="2" table:number-columns-spanned="3" table:number-rows-spanned="1">
            <text:p>2</text:p>
          </table:table-cell>
          <table:covered-table-cell table:style-name="ce141"/>
          <table:covered-table-cell table:style-name="ce141"/>
          <table:table-cell/>
          <table:table-cell table:style-name="ce114"/>
          <table:table-cell table:style-name="ce198"/>
          <table:table-cell table:style-name="ce202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08];[.$K4])" office:value-type="float" office:value="0">
            <text:p>0</text:p>
          </table:table-cell>
          <table:table-cell table:style-name="ce161" table:formula="of:=COUNTIF([.M$7:.M$1008];[.$K4])" office:value-type="float" office:value="0">
            <text:p>0</text:p>
          </table:table-cell>
          <table:table-cell table:style-name="ce161" table:formula="of:=COUNTIF([.N$7:.N$1008];[.$K4])" office:value-type="float" office:value="0">
            <text:p>0</text:p>
          </table:table-cell>
          <table:table-cell table:style-name="ce161" table:formula="of:=COUNTIF([.O$7:.O$1008];[.$K4])" office:value-type="float" office:value="0">
            <text:p>0</text:p>
          </table:table-cell>
          <table:table-cell table:style-name="ce198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81"/>
          <table:table-cell table:number-columns-repeated="7"/>
          <table:table-cell table:style-name="ce162"/>
          <table:table-cell office:value-type="string">
            <text:p>N/A</text:p>
          </table:table-cell>
          <table:table-cell table:style-name="ce161" table:formula="of:=COUNTIF([.L$7:.L$1008];[.$K5])" office:value-type="float" office:value="0">
            <text:p>0</text:p>
          </table:table-cell>
          <table:table-cell table:style-name="ce161" table:formula="of:=COUNTIF([.M$7:.M$1008];[.$K5])" office:value-type="float" office:value="0">
            <text:p>0</text:p>
          </table:table-cell>
          <table:table-cell table:style-name="ce161" table:formula="of:=COUNTIF([.N$7:.N$1008];[.$K5])" office:value-type="float" office:value="0">
            <text:p>0</text:p>
          </table:table-cell>
          <table:table-cell table:style-name="ce161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21">
          <table:table-cell table:style-name="ce269" office:value-type="float" office:value="1">
            <text:p>001</text:p>
          </table:table-cell>
          <table:table-cell table:style-name="ce215" office:value-type="string">
            <text:p>FNC_ECMS_WCM_MICS_01.001</text:p>
          </table:table-cell>
          <table:table-cell table:style-name="ce284" office:value-type="float" office:value="1">
            <text:p>001</text:p>
          </table:table-cell>
          <table:table-cell table:style-name="ce256" office:value-type="string">
            <text:p>WCM\Site Admin Toolbar\Edit Mode</text:p>
          </table:table-cell>
          <table:table-cell table:style-name="ce102" office:value-type="string">
            <text:p>Display edit mode </text:p>
          </table:table-cell>
          <table:table-cell table:style-name="ce90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</table:table-cell>
          <table:table-cell table:style-name="ce116" office:value-type="string">
            <text:p>High</text:p>
          </table:table-cell>
          <table:table-cell table:style-name="ce286" table:number-columns-repeated="6"/>
          <table:table-cell table:style-name="ce117" table:number-columns-repeated="3"/>
          <table:table-cell table:style-name="ce114" table:number-columns-repeated="203"/>
          <table:table-cell table:number-columns-repeated="35"/>
        </table:table-row>
        <table:table-row table:style-name="ro21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MICS_01.001</text:p>
          </table:table-cell>
          <table:table-cell table:style-name="ce14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56" office:value-type="string">
            <text:p>WCM\Site Admin Toolbar\Edit Mode</text:p>
          </table:table-cell>
          <table:table-cell table:style-name="ce256" office:value-type="string">
            <text:p>Display edit mode </text:p>
            <text:p><text:s/></text:p>
          </table:table-cell>
          <table:table-cell table:style-name="ce90" office:value-type="string">
            <text:p>Step 2: Display edit mode</text:p>
          </table:table-cell>
          <table:table-cell table:style-name="ce285" office:value-type="string">
            <text:p>- Select <text:span text:style-name="T8">Edit</text:span> mode <text:span text:style-name="T21">at the top right corner</text:span></text:p>
          </table:table-cell>
          <table:table-cell table:style-name="ce285" office:value-type="string">
            <text:p>- Display edit mode, which display <text:s/>all quick edit icons</text:p>
          </table:table-cell>
          <table:table-cell table:style-name="ce116" office:value-type="string">
            <text:p>High</text:p>
          </table:table-cell>
          <table:table-cell table:style-name="ce286" table:number-columns-repeated="6"/>
          <table:table-cell table:style-name="ce117" table:number-columns-repeated="3"/>
          <table:table-cell table:style-name="ce114" table:number-columns-repeated="203"/>
          <table:table-cell table:number-columns-repeated="35"/>
        </table:table-row>
        <table:table-row table:style-name="ro57">
          <table:table-cell table:style-name="ce13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4" office:value-type="string">
            <text:p>FNC_ECMS_WCM_MICS_01.001</text:p>
          </table:table-cell>
          <table:table-cell table:style-name="ce14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56" office:value-type="string">
            <text:p>WCM\Site Admin Toolbar\Edit Mode</text:p>
          </table:table-cell>
          <table:table-cell table:style-name="ce102" office:value-type="string">
            <text:p>Display live mode </text:p>
          </table:table-cell>
          <table:table-cell table:style-name="ce90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  <text:p><text:span text:style-name="T26">- Display live mode, which disappear all quick edit icons</text:span></text:p>
          </table:table-cell>
          <table:table-cell table:style-name="ce116" office:value-type="string">
            <text:p>High</text:p>
          </table:table-cell>
          <table:table-cell table:style-name="ce286" table:number-columns-repeated="6"/>
          <table:table-cell table:style-name="ce117" table:number-columns-repeated="3"/>
          <table:table-cell table:style-name="ce114" table:number-columns-repeated="203"/>
          <table:table-cell table:number-columns-repeated="35"/>
        </table:table-row>
        <table:table-row table:style-name="ro57">
          <table:table-cell table:style-name="ce1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MICS_01.001</text:p>
          </table:table-cell>
          <table:table-cell table:style-name="ce14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56" office:value-type="string">
            <text:p>WCM\Site Admin Toolbar\Edit Mode</text:p>
          </table:table-cell>
          <table:table-cell table:style-name="ce256" office:value-type="string">
            <text:p>Display live mode </text:p>
          </table:table-cell>
          <table:table-cell table:style-name="ce90" office:value-type="string">
            <text:p>Step 2: Display live mode</text:p>
          </table:table-cell>
          <table:table-cell table:style-name="ce285" office:value-type="string">
            <text:p>- Select <text:span text:style-name="T8">Publish</text:span> mode <text:span text:style-name="T21">at the top right corner</text:span></text:p>
          </table:table-cell>
          <table:table-cell table:style-name="ce285" office:value-type="string">
            <text:p>- Display publish mode, no quick edit icon</text:p>
          </table:table-cell>
          <table:table-cell table:style-name="ce116" office:value-type="string">
            <text:p>High</text:p>
          </table:table-cell>
          <table:table-cell table:number-columns-repeated="247"/>
        </table:table-row>
        <table:table-row table:style-name="ro57" table:number-rows-repeated="10">
          <table:table-cell table:number-columns-repeated="256"/>
        </table:table-row>
        <table:table-row table:style-name="ro57">
          <table:table-cell table:number-columns-repeated="256"/>
        </table:table-row>
      </table:table>
      <table:table table:name="Newsletter" table:style-name="ta4" table:print="false">
        <office:forms form:automatic-focus="false" form:apply-design-mode="false"/>
        <table:table-column table:style-name="co50" table:default-cell-style-name="ce132"/>
        <table:table-column table:style-name="co39" table:default-cell-style-name="ce66"/>
        <table:table-column table:style-name="co51" table:default-cell-style-name="ce142"/>
        <table:table-column table:style-name="co52" table:default-cell-style-name="ce129"/>
        <table:table-column table:style-name="co53" table:default-cell-style-name="ce236"/>
        <table:table-column table:style-name="co40" table:default-cell-style-name="ce236"/>
        <table:table-column table:style-name="co54" table:default-cell-style-name="ce236"/>
        <table:table-column table:style-name="co55" table:default-cell-style-name="ce236"/>
        <table:table-column table:style-name="co49" table:default-cell-style-name="ce236"/>
        <table:table-column table:style-name="co56" table:default-cell-style-name="ce138"/>
        <table:table-column table:style-name="co8" table:default-cell-style-name="ce138"/>
        <table:table-column table:style-name="co57" table:default-cell-style-name="ce138"/>
        <table:table-column table:style-name="co8" table:number-columns-repeated="244" table:default-cell-style-name="ce138"/>
        <table:table-row table:style-name="ro24">
          <table:table-cell table:style-name="ce133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4"/>
          <table:table-cell table:style-name="ce161" office:value-type="string">
            <text:p>Passed</text:p>
          </table:table-cell>
          <table:table-cell table:style-name="ce161" table:formula="of:=COUNTIF([.L$7:.L$1010];[.$K1])" office:value-type="float" office:value="19">
            <text:p>19</text:p>
          </table:table-cell>
          <table:table-cell table:style-name="ce161" table:formula="of:=COUNTIF([.M$7:.M$1010];[.$K1])" office:value-type="float" office:value="19">
            <text:p>19</text:p>
          </table:table-cell>
          <table:table-cell table:style-name="ce161" table:formula="of:=COUNTIF([.N$7:.N$1010];[.$K1])" office:value-type="float" office:value="0">
            <text:p>0</text:p>
          </table:table-cell>
          <table:table-cell table:style-name="ce161" table:formula="of:=COUNTIF([.O$7:.O$1010];[.$K1])" office:value-type="float" office:value="0">
            <text:p>0</text:p>
          </table:table-cell>
          <table:table-cell table:style-name="ce143"/>
          <table:table-cell table:style-name="Default" table:number-columns-repeated="30"/>
          <table:table-cell table:style-name="ce160" table:number-columns-repeated="208"/>
          <table:table-cell table:style-name="Default" table:number-columns-repeated="2"/>
        </table:table-row>
        <table:table-row table:style-name="ro24">
          <table:table-cell table:style-name="ce133"/>
          <table:table-cell table:style-name="ce143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10];[.$K2])" office:value-type="float" office:value="0">
            <text:p>0</text:p>
          </table:table-cell>
          <table:table-cell table:style-name="ce161" table:formula="of:=COUNTIF([.M$7:.M$1010];[.$K2])" office:value-type="float" office:value="0">
            <text:p>0</text:p>
          </table:table-cell>
          <table:table-cell table:style-name="ce161" table:formula="of:=COUNTIF([.N$7:.N$1010];[.$K2])" office:value-type="float" office:value="0">
            <text:p>0</text:p>
          </table:table-cell>
          <table:table-cell table:style-name="ce161" table:formula="of:=COUNTIF([.O$7:.O$1010];[.$K2])" office:value-type="float" office:value="0">
            <text:p>0</text:p>
          </table:table-cell>
          <table:table-cell table:style-name="ce143"/>
          <table:table-cell table:style-name="Default" table:number-columns-repeated="30"/>
          <table:table-cell table:style-name="ce160" table:number-columns-repeated="208"/>
          <table:table-cell table:style-name="Default" table:number-columns-repeated="2"/>
        </table:table-row>
        <table:table-row table:style-name="ro35">
          <table:table-cell table:style-name="ce133"/>
          <table:table-cell table:style-name="ce234" office:value-type="string">
            <text:p>Functions list</text:p>
          </table:table-cell>
          <table:table-cell table:style-name="ce129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10];[.$K3])" office:value-type="float" office:value="0">
            <text:p>0</text:p>
          </table:table-cell>
          <table:table-cell table:style-name="ce161" table:formula="of:=COUNTIF([.M$7:.M$1010];[.$K3])" office:value-type="float" office:value="0">
            <text:p>0</text:p>
          </table:table-cell>
          <table:table-cell table:style-name="ce161" table:formula="of:=COUNTIF([.N$7:.N$1010];[.$K3])" office:value-type="float" office:value="0">
            <text:p>0</text:p>
          </table:table-cell>
          <table:table-cell table:style-name="ce161" table:formula="of:=COUNTIF([.O$7:.O$1010];[.$K3])" office:value-type="float" office:value="0">
            <text:p>0</text:p>
          </table:table-cell>
          <table:table-cell table:style-name="ce154"/>
          <table:table-cell table:style-name="ce251"/>
          <table:table-cell table:style-name="ce252" table:number-columns-repeated="5"/>
          <table:table-cell table:style-name="Default" table:number-columns-repeated="2"/>
          <table:table-cell table:style-name="ce251"/>
          <table:table-cell table:style-name="ce252" table:number-columns-repeated="6"/>
          <table:table-cell table:style-name="Default" table:number-columns-repeated="15"/>
          <table:table-cell table:style-name="ce160" table:number-columns-repeated="208"/>
          <table:table-cell table:style-name="Default" table:number-columns-repeated="2"/>
        </table:table-row>
        <table:table-row table:style-name="ro24">
          <table:table-cell table:style-name="ce133"/>
          <table:table-cell table:style-name="ce234" office:value-type="string">
            <text:p>Total Main Cases</text:p>
          </table:table-cell>
          <table:table-cell table:style-name="ce141" table:formula="of:=MAX([.A7:.A6534])" office:value-type="float" office:value="81" table:number-columns-spanned="3" table:number-rows-spanned="1">
            <text:p>81</text:p>
          </table:table-cell>
          <table:covered-table-cell table:style-name="ce141"/>
          <table:covered-table-cell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10];[.$K4])" office:value-type="float" office:value="0">
            <text:p>0</text:p>
          </table:table-cell>
          <table:table-cell table:style-name="ce161" table:formula="of:=COUNTIF([.M$7:.M$1010];[.$K4])" office:value-type="float" office:value="0">
            <text:p>0</text:p>
          </table:table-cell>
          <table:table-cell table:style-name="ce161" table:formula="of:=COUNTIF([.N$7:.N$1010];[.$K4])" office:value-type="float" office:value="0">
            <text:p>0</text:p>
          </table:table-cell>
          <table:table-cell table:style-name="ce161" table:formula="of:=COUNTIF([.O$7:.O$1010];[.$K4])" office:value-type="float" office:value="0">
            <text:p>0</text:p>
          </table:table-cell>
          <table:table-cell table:style-name="ce154"/>
          <table:table-cell table:style-name="ce251" table:number-columns-repeated="6"/>
          <table:table-cell table:style-name="Default" table:number-columns-repeated="2"/>
          <table:table-cell table:style-name="ce251" table:number-columns-repeated="7"/>
          <table:table-cell table:style-name="Default" table:number-columns-repeated="15"/>
          <table:table-cell table:style-name="ce160" table:number-columns-repeated="208"/>
          <table:table-cell table:style-name="Default" table:number-columns-repeated="2"/>
        </table:table-row>
        <table:table-row table:style-name="ro24">
          <table:table-cell table:style-name="ce133"/>
          <table:table-cell table:style-name="ce215"/>
          <table:table-cell table:style-name="ce133"/>
          <table:table-cell table:style-name="ce138" table:number-columns-repeated="6"/>
          <table:table-cell table:style-name="ce162"/>
          <table:table-cell table:style-name="Default" office:value-type="string">
            <text:p>N/A</text:p>
          </table:table-cell>
          <table:table-cell table:style-name="ce161" table:formula="of:=COUNTIF([.L$7:.L$1010];[.$K5])" office:value-type="float" office:value="0">
            <text:p>0</text:p>
          </table:table-cell>
          <table:table-cell table:style-name="ce161" table:formula="of:=COUNTIF([.M$7:.M$1010];[.$K5])" office:value-type="float" office:value="0">
            <text:p>0</text:p>
          </table:table-cell>
          <table:table-cell table:style-name="ce161" table:formula="of:=COUNTIF([.N$7:.N$1010];[.$K5])" office:value-type="float" office:value="0">
            <text:p>0</text:p>
          </table:table-cell>
          <table:table-cell table:style-name="ce161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21" table:visibility="filter">
          <table:table-cell table:style-name="ce288" office:value-type="float" office:value="1">
            <text:p>001</text:p>
          </table:table-cell>
          <table:table-cell table:style-name="ce215" office:value-type="string">
            <text:p>FNC_ECMS_WCM_NEWS_01</text:p>
          </table:table-cell>
          <table:table-cell table:style-name="ce290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<text:s/>a newsletter when put value in all required filed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5" office:value-type="string">
            <text:p>Step 2: Put your email</text:p>
          </table:table-cell>
          <table:table-cell table:style-name="ce145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45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5" office:value-type="string">
            <text:p>Step 3: Select subscription</text:p>
          </table:table-cell>
          <table:table-cell table:style-name="ce150" office:value-type="string">
            <text:p>Tick on check-box of at least one subscription in each category </text:p>
          </table:table-cell>
          <table:table-cell table:style-name="ce150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5" office:value-type="string">
            <text:p>Step 4: Subscribe a newsletter</text:p>
          </table:table-cell>
          <table:table-cell table:style-name="ce145" office:value-type="string">
            <text:p>Click on <text:span text:style-name="T10">Subscribe</text:span> button</text:p>
          </table:table-cell>
          <table:table-cell table:style-name="ce150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4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<text:s/>a newsletter when 'Your Email' field is blank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'Your Email' field is blank</text:p>
          </table:table-cell>
          <table:table-cell table:style-name="ce145" office:value-type="string">
            <text:p>Step 2: Subscribe newsletter without put email address</text:p>
          </table:table-cell>
          <table:table-cell table:style-name="ce145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45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4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<text:s/>a newsletter email address is not right format (abc@def.com)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email address is not right format (abc@def.com)</text:p>
          </table:table-cell>
          <table:table-cell table:style-name="ce145" office:value-type="string">
            <text:p>Step 2: Subscribe newsletter without put email address</text:p>
          </table:table-cell>
          <table:table-cell table:style-name="ce145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45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4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<text:s/>a newsletter when do not select any category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5" office:value-type="string">
            <text:p>Step 2: Put your email</text:p>
          </table:table-cell>
          <table:table-cell table:style-name="ce145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45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5" office:value-type="string">
            <text:p>Step 3: Select category</text:p>
          </table:table-cell>
          <table:table-cell table:style-name="ce150" office:value-type="string">
            <text:p>Do not tick on check-box of any subscription which you want to receipt in 'Your status' column</text:p>
          </table:table-cell>
          <table:table-cell table:style-name="ce150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5" office:value-type="string">
            <text:p>Step 4: Subscribe a newsletter</text:p>
          </table:table-cell>
          <table:table-cell table:style-name="ce145" office:value-type="string">
            <text:p>Click on Subscribe button</text:p>
          </table:table-cell>
          <table:table-cell table:style-name="ce150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4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a newsletter email when input more than one email address in Your Email field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a newsletter email when input more than one email address in Your Email field</text:p>
          </table:table-cell>
          <table:table-cell table:style-name="ce145" office:value-type="string">
            <text:p>Step 2: Put more than one email address</text:p>
          </table:table-cell>
          <table:table-cell table:style-name="ce145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50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4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06" office:value-type="string">
            <text:p>Change the subscription directly</text:p>
          </table:table-cell>
          <table:table-cell table:style-name="ce145" office:value-type="string">
            <text:p>Step 1: Subscribe a newsletter</text:p>
          </table:table-cell>
          <table:table-cell table:style-name="ce294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96" office:value-type="string">
            <text:p>Change the subscription directly</text:p>
          </table:table-cell>
          <table:table-cell table:style-name="ce150" office:value-type="string">
            <text:p>Step 2: Change the subscription</text:p>
          </table:table-cell>
          <table:table-cell table:style-name="ce150" office:value-type="string">
            <text:p>- Check\uncheck on subscriptions you want</text:p>
            <text:p>- Click on Change your subscriptions button</text:p>
          </table:table-cell>
          <table:table-cell table:style-name="ce150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4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06" office:value-type="string">
            <text:p>Change the subscription from link in the confirmation letter</text:p>
          </table:table-cell>
          <table:table-cell table:style-name="ce145" office:value-type="string">
            <text:p>Step 1: Subscribe a newsletter</text:p>
          </table:table-cell>
          <table:table-cell table:style-name="ce294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 table:visibility="filter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96" office:value-type="string">
            <text:p>Change the subscription from link in the confirmation letter</text:p>
          </table:table-cell>
          <table:table-cell table:style-name="ce150" office:value-type="string">
            <text:p>Step 2: Change the subscription </text:p>
          </table:table-cell>
          <table:table-cell table:style-name="ce150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50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4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06" office:value-type="string">
            <text:p>No receipt email</text:p>
          </table:table-cell>
          <table:table-cell table:style-name="ce145" office:value-type="string">
            <text:p>Step 1: Subscribe a newsletter</text:p>
          </table:table-cell>
          <table:table-cell table:style-name="ce294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96" office:value-type="string">
            <text:p>No receipt email</text:p>
          </table:table-cell>
          <table:table-cell table:style-name="ce145" office:value-type="string">
            <text:p>Step 2: No receipt email</text:p>
          </table:table-cell>
          <table:table-cell table:style-name="ce145" office:value-type="string">
            <text:p>Click on Forget this email button near 'Your Email' field</text:p>
          </table:table-cell>
          <table:table-cell table:style-name="ce150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4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<text:s/>a newsletter email address have special character (!@#$%^&amp;*()&lt;&gt;?|”) 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292" office:value-type="string">
            <text:p>Subscribe <text:s/>a newsletter email address have special character (!@#$%^&amp;*()&lt;&gt;?|”) </text:p>
          </table:table-cell>
          <table:table-cell table:style-name="ce145" office:value-type="string">
            <text:p>Step 2: Subscribe newsletter without put email address</text:p>
          </table:table-cell>
          <table:table-cell table:style-name="ce145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45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215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Newsletter\Management\Category</text:p>
          </table:table-cell>
          <table:table-cell table:style-name="ce106" office:value-type="string">
            <text:p>Check create new category when put value in required fields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Acme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hen put value in required fields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<text:span text:style-name="T10">New</text:span> <text:span text:style-name="T10">Category</text:span>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hen put value in required fields</text:p>
          </table:table-cell>
          <table:table-cell table:style-name="ce129" office:value-type="string">
            <text:p>Step 3: Create new category with correct title and name</text:p>
          </table:table-cell>
          <table:table-cell table:style-name="ce129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29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4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with blank title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 blank title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 blank title</text:p>
          </table:table-cell>
          <table:table-cell table:style-name="ce150" office:value-type="string">
            <text:p>Step 3: Create new category with blank title</text:p>
          </table:table-cell>
          <table:table-cell table:style-name="ce150" office:value-type="string">
            <text:p>- Leave Title field is blank</text:p>
            <text:p>- Click [<text:span text:style-name="T10">Save</text:span>] button</text:p>
          </table:table-cell>
          <table:table-cell table:style-name="ce150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4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with blank name 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 blank name 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 blank name </text:p>
          </table:table-cell>
          <table:table-cell table:style-name="ce150" office:value-type="string">
            <text:p>Step 3: Create new category with blank name</text:p>
          </table:table-cell>
          <table:table-cell table:style-name="ce150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50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4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without permission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out permission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out permission</text:p>
          </table:table-cell>
          <table:table-cell table:style-name="ce150" office:value-type="string">
            <text:p>Step 3: Create new category without permission</text:p>
          </table:table-cell>
          <table:table-cell table:style-name="ce150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50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4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have space letter on name field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ace on name field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ace on name field</text:p>
          </table:table-cell>
          <table:table-cell table:style-name="ce150" office:value-type="string">
            <text:p>Step 3: Create new category have space on name field</text:p>
          </table:table-cell>
          <table:table-cell table:style-name="ce150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50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4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have space letter on title field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ace letter on title field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ace letter on title field</text:p>
          </table:table-cell>
          <table:table-cell table:style-name="ce145" office:value-type="string">
            <text:p>Step 3: Create new category have space letter on title field</text:p>
          </table:table-cell>
          <table:table-cell table:style-name="ce145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50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4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have special character (!@#$%^&amp;*()&lt;&gt;?|”) on name field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ecial character (!@#$%^&amp;*()&lt;&gt;?|”) on name field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ecial character (!@#$%^&amp;*()&lt;&gt;?|”) on name field</text:p>
          </table:table-cell>
          <table:table-cell table:style-name="ce145" office:value-type="string">
            <text:p>Step 3: Create new category have special character on name field</text:p>
          </table:table-cell>
          <table:table-cell table:style-name="ce145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50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4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have special character (!@#$%^&amp;*()&lt;&gt;?|”) on title field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ecial character (!@#$%^&amp;*()&lt;&gt;?|”) on title field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ecial character (!@#$%^&amp;*()&lt;&gt;?|”) on title field</text:p>
          </table:table-cell>
          <table:table-cell table:style-name="ce145" office:value-type="string">
            <text:p>Step 3: Create new category have space letter on title field</text:p>
          </table:table-cell>
          <table:table-cell table:style-name="ce145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50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4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reate new category has the same name with existing categories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reate new category has the same name with existing categories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reate new category has the same name with existing categories</text:p>
          </table:table-cell>
          <table:table-cell table:style-name="ce145" office:value-type="string">
            <text:p>Step 3: Create new category has the same name with existing categories</text:p>
          </table:table-cell>
          <table:table-cell table:style-name="ce145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50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4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reate new category has the same title with existing categories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reate new category has the same title with existing categories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reate new category has the same title with existing categories</text:p>
          </table:table-cell>
          <table:table-cell table:style-name="ce145" office:value-type="string">
            <text:p>Step 3: Create new category has the same name with existing categories</text:p>
          </table:table-cell>
          <table:table-cell table:style-name="ce145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50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4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filtering user list when select moderator while adding new category</text:p>
          </table:table-cell>
          <table:table-cell table:style-name="ce145" office:value-type="string">
            <text:p>Step 1: Show add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5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filtering user list when select moderator while adding new category</text:p>
          </table:table-cell>
          <table:table-cell table:style-name="ce145" office:value-type="string">
            <text:p>Step 2: Show select user form</text:p>
          </table:table-cell>
          <table:table-cell table:style-name="ce150" office:value-type="string">
            <text:p>Click Select user icon in Moderator field</text:p>
          </table:table-cell>
          <table:table-cell table:style-name="ce150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filtering user list when select moderator while adding new category</text:p>
          </table:table-cell>
          <table:table-cell table:style-name="ce145" office:value-type="string">
            <text:p>Step 3: Check filter user by input group directly</text:p>
          </table:table-cell>
          <table:table-cell table:style-name="ce145" office:value-type="string">
            <text:p>Input group name or group path into Group field &amp; hit Enter</text:p>
          </table:table-cell>
          <table:table-cell table:style-name="ce150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filtering user list when select moderator while adding new category</text:p>
          </table:table-cell>
          <table:table-cell table:style-name="ce145" office:value-type="string">
            <text:p>Step 4: Check filter user by using search group icon</text:p>
          </table:table-cell>
          <table:table-cell table:style-name="ce145" office:value-type="string">
            <text:p>- Click Search group icon in Select User form</text:p>
            <text:p>- Select specific group in Select group form</text:p>
          </table:table-cell>
          <table:table-cell table:style-name="ce150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filtering user list when select moderator while adding new category</text:p>
          </table:table-cell>
          <table:table-cell table:style-name="ce145" office:value-type="string">
            <text:p>Step 5: Check filter by Username/LastName/FirstName/Email</text:p>
          </table:table-cell>
          <table:table-cell table:style-name="ce145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50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4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when select user as moderator while adding new category</text:p>
          </table:table-cell>
          <table:table-cell table:style-name="ce145" office:value-type="string">
            <text:p>Step 1: Show add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5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when select user as moderator while adding new category</text:p>
          </table:table-cell>
          <table:table-cell table:style-name="ce145" office:value-type="string">
            <text:p>Step 2: Show form to choose user to assign moderator right</text:p>
          </table:table-cell>
          <table:table-cell table:style-name="ce145" office:value-type="string">
            <text:p>Click <text:span text:style-name="T8">Select use</text:span>r icon in Moderator field</text:p>
          </table:table-cell>
          <table:table-cell table:style-name="ce150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when select user as moderator while adding new category</text:p>
          </table:table-cell>
          <table:table-cell table:style-name="ce145" office:value-type="string">
            <text:p>Step 3: Check select user</text:p>
          </table:table-cell>
          <table:table-cell table:style-name="ce145" office:value-type="string">
            <text:p>Filter user then click icon for corresponding user in Action column</text:p>
          </table:table-cell>
          <table:table-cell table:style-name="ce150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4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when select group to be moderator while adding new category</text:p>
          </table:table-cell>
          <table:table-cell table:style-name="ce145" office:value-type="string">
            <text:p>Step 1: Show add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5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when select group to be moderator while adding new category</text:p>
          </table:table-cell>
          <table:table-cell table:style-name="ce145" office:value-type="string">
            <text:p>Step 2: Show form to choose user to assign moderator right</text:p>
          </table:table-cell>
          <table:table-cell table:style-name="ce145" office:value-type="string">
            <text:p>Click <text:span text:style-name="T8">Select group</text:span> icon in Moderator field</text:p>
          </table:table-cell>
          <table:table-cell table:style-name="ce150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when select group to be moderator while adding new category</text:p>
          </table:table-cell>
          <table:table-cell table:style-name="ce145" office:value-type="string">
            <text:p>Step 3: Check select user</text:p>
          </table:table-cell>
          <table:table-cell table:style-name="ce145" office:value-type="string">
            <text:p>Filter user then click icon for corresponding user in Action column</text:p>
          </table:table-cell>
          <table:table-cell table:style-name="ce150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4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when select multi-moderator while adding new category</text:p>
          </table:table-cell>
          <table:table-cell table:style-name="ce145" office:value-type="string">
            <text:p>Step 1: Show add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5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when select multi-moderator while adding new category</text:p>
          </table:table-cell>
          <table:table-cell table:style-name="ce145" office:value-type="string">
            <text:p>Step 2: Select multi moderators</text:p>
          </table:table-cell>
          <table:table-cell table:style-name="ce145" office:value-type="string">
            <text:p>- Select different users, group for moderator field</text:p>
          </table:table-cell>
          <table:table-cell table:style-name="ce150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4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removing added moderator while adding new category</text:p>
          </table:table-cell>
          <table:table-cell table:style-name="ce145" office:value-type="string">
            <text:p>Step 1: Show add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5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removing added moderator while adding new category</text:p>
          </table:table-cell>
          <table:table-cell table:style-name="ce145" office:value-type="string">
            <text:p>Step 2: Check Delete icon when there's no moderator yet</text:p>
          </table:table-cell>
          <table:table-cell table:style-name="ce150" office:value-type="string">
            <text:p>In add new category form: click Delete icon when there's no one for Moderator field</text:p>
          </table:table-cell>
          <table:table-cell table:style-name="ce150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removing added moderator while adding new category</text:p>
          </table:table-cell>
          <table:table-cell table:style-name="ce145" office:value-type="string">
            <text:p>Step 3: Add moderator</text:p>
          </table:table-cell>
          <table:table-cell table:style-name="ce150" office:value-type="string">
            <text:p>Select user/group for Moderator field</text:p>
          </table:table-cell>
          <table:table-cell table:style-name="ce150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removing added moderator while adding new category</text:p>
          </table:table-cell>
          <table:table-cell table:style-name="ce145" office:value-type="string">
            <text:p>Step 4: Show form to delete moderator</text:p>
          </table:table-cell>
          <table:table-cell table:style-name="ce145" office:value-type="string">
            <text:p>Click Delete icon in Moderator field</text:p>
          </table:table-cell>
          <table:table-cell table:style-name="ce150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removing added moderator while adding new category</text:p>
          </table:table-cell>
          <table:table-cell table:style-name="ce145" office:value-type="string">
            <text:p>Step 5: Check Delete moderator</text:p>
          </table:table-cell>
          <table:table-cell table:style-name="ce145" office:value-type="string">
            <text:p>Check the check box of user/group in Remove moderator form then click Remove button</text:p>
          </table:table-cell>
          <table:table-cell table:style-name="ce150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4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Edit existing categorie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4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Edit existing categories</text:p>
          </table:table-cell>
          <table:table-cell table:style-name="ce151" office:value-type="string">
            <text:p>Step 2: Display menu to edit category</text:p>
          </table:table-cell>
          <table:table-cell table:style-name="ce150" office:value-type="string">
            <text:p>- Click on <text:span text:style-name="T10">Administration</text:span> button on the right corner of table and select 'Edit Category'</text:p>
          </table:table-cell>
          <table:table-cell table:style-name="ce145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Edit existing categories</text:p>
          </table:table-cell>
          <table:table-cell table:style-name="ce151" office:value-type="string">
            <text:p>Step 3: Edit category</text:p>
          </table:table-cell>
          <table:table-cell table:style-name="ce150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45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4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Delete category when accept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4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Delete category when accept confirm message</text:p>
          </table:table-cell>
          <table:table-cell table:style-name="ce151" office:value-type="string">
            <text:p>Step 2: Delete category</text:p>
          </table:table-cell>
          <table:table-cell table:style-name="ce150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45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4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Delete category when do not accept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4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Delete category when do not accept confirm message</text:p>
          </table:table-cell>
          <table:table-cell table:style-name="ce151" office:value-type="string">
            <text:p>Step 2: Delete category</text:p>
          </table:table-cell>
          <table:table-cell table:style-name="ce150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45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215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when put valid data in all required field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4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hen put valid data in all required filed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1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hen put valid data in all required filed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in specify categor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10">- </text:span><text:span text:style-name="T4">Select one category</text:span></text:p>
          </table:table-cell>
          <table:table-cell table:style-name="ce145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in specify category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in specify category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didn't choose category, which you want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didn't choose category, which you want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8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didn't choose category, which you want</text:p>
          </table:table-cell>
          <table:table-cell table:style-name="ce129" office:value-type="string">
            <text:p>Step 3: Create new subscription but do not choose category</text:p>
          </table:table-cell>
          <table:table-cell table:style-name="ce129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with blank name field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ith blank name field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 table:visibility="filter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ith blank name field</text:p>
          </table:table-cell>
          <table:table-cell table:style-name="ce151" office:value-type="string">
            <text:p>Step 3: Create new subscription with blank name field</text:p>
          </table:table-cell>
          <table:table-cell table:style-name="ce129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45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with blank title field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ith blank title field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ith blank title field</text:p>
          </table:table-cell>
          <table:table-cell table:style-name="ce151" office:value-type="string">
            <text:p>Step 3: Create new subscription with blank title field</text:p>
          </table:table-cell>
          <table:table-cell table:style-name="ce129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45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contain special character (!@#$%^&amp;*()&lt;&gt;?|”) on name field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contain special character (!@#$%^&amp;*()&lt;&gt;?|”) on name field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contain special character (!@#$%^&amp;*()&lt;&gt;?|”) on name field</text:p>
          </table:table-cell>
          <table:table-cell table:style-name="ce151" office:value-type="string">
            <text:p>Step 3: Create new subscription contain special character(!@#$%^&amp;*()&lt;&gt;?|”) on name field</text:p>
          </table:table-cell>
          <table:table-cell table:style-name="ce129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45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contain special character (!@#$%^&amp;*()&lt;&gt;?|”) on title field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contain special character (!@#$%^&amp;*()&lt;&gt;?|”) on title field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contain special character (!@#$%^&amp;*()&lt;&gt;?|”) on title field</text:p>
          </table:table-cell>
          <table:table-cell table:style-name="ce151" office:value-type="string">
            <text:p>Step 3: Create new subscription contain special character(!@#$%^&amp;*()&lt;&gt;?|”) on title field</text:p>
          </table:table-cell>
          <table:table-cell table:style-name="ce129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45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reate new subscription has the same name with existing subscription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has the same name with existing subscriptions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has the same name with existing subscriptions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29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reate new subscription with blank redacto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0" table:visibility="filter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with blank redactor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7" table:visibility="filter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with blank redactor</text:p>
          </table:table-cell>
          <table:table-cell table:style-name="ce129" office:value-type="string">
            <text:p>Step 3: Create new subscription with blank redactor</text:p>
          </table:table-cell>
          <table:table-cell table:style-name="ce129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29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reate new subscription with multiple redactor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with multiple redactors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with multiple redactors</text:p>
          </table:table-cell>
          <table:table-cell table:style-name="ce129" office:value-type="string">
            <text:p>Step 3: Create new subscription with multiple redactor</text:p>
          </table:table-cell>
          <table:table-cell table:style-name="ce129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29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 table:visibility="filter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heck when remove redactor in a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 in a subscription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 in a subscription</text:p>
          </table:table-cell>
          <table:table-cell table:style-name="ce145" office:value-type="string">
            <text:p>Step 3: Create new subscription </text:p>
          </table:table-cell>
          <table:table-cell table:style-name="ce14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0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 table:visibility="filter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 in a subscription</text:p>
          </table:table-cell>
          <table:table-cell table:style-name="ce145" office:value-type="string">
            <text:p>Step 4: Show edit form of a subscription</text:p>
          </table:table-cell>
          <table:table-cell table:style-name="ce14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0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 table:visibility="filter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 in a subscription</text:p>
          </table:table-cell>
          <table:table-cell table:style-name="ce145" office:value-type="string">
            <text:p>Step 5: Delete a redactor</text:p>
          </table:table-cell>
          <table:table-cell table:style-name="ce145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50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 table:visibility="filter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heck when remove all redactors in a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all redactors in a subscription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all redactors in a subscription</text:p>
          </table:table-cell>
          <table:table-cell table:style-name="ce145" office:value-type="string">
            <text:p>Step 3: Create new subscription </text:p>
          </table:table-cell>
          <table:table-cell table:style-name="ce14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0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all redactors in a subscription</text:p>
          </table:table-cell>
          <table:table-cell table:style-name="ce145" office:value-type="string">
            <text:p>Step 4: Show edit form of a subscription</text:p>
          </table:table-cell>
          <table:table-cell table:style-name="ce14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0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 table:visibility="filter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all redactors in a subscription</text:p>
          </table:table-cell>
          <table:table-cell table:style-name="ce145" office:value-type="string">
            <text:p>Step 5: Delete all redactors</text:p>
          </table:table-cell>
          <table:table-cell table:style-name="ce145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50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heck when remove redactors in subscription without checking users in Remove Redactor form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 table:visibility="filter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s in subscription without checking users in Remove Redactor form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6" table:visibility="filter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s in subscription without checking users in Remove Redactor form</text:p>
          </table:table-cell>
          <table:table-cell table:style-name="ce145" office:value-type="string">
            <text:p>Step 3: Create new subscription </text:p>
          </table:table-cell>
          <table:table-cell table:style-name="ce14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0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6" table:visibility="filter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s in subscription without checking users in Remove Redactor form</text:p>
          </table:table-cell>
          <table:table-cell table:style-name="ce145" office:value-type="string">
            <text:p>Step 4: Show edit form of a subscription</text:p>
          </table:table-cell>
          <table:table-cell table:style-name="ce14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0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 table:visibility="filter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s in subscription without checking users in Remove Redactor form</text:p>
          </table:table-cell>
          <table:table-cell table:style-name="ce145" office:value-type="string">
            <text:p>Step 5: Delete all redactors</text:p>
          </table:table-cell>
          <table:table-cell table:style-name="ce145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50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heck when cancel removing redactor in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cancel removing redactor in subscription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cancel removing redactor in subscription</text:p>
          </table:table-cell>
          <table:table-cell table:style-name="ce145" office:value-type="string">
            <text:p>Step 3: Create new subscription </text:p>
          </table:table-cell>
          <table:table-cell table:style-name="ce14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0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cancel removing redactor in subscription</text:p>
          </table:table-cell>
          <table:table-cell table:style-name="ce145" office:value-type="string">
            <text:p>Step 4: Show edit form of a subscription</text:p>
          </table:table-cell>
          <table:table-cell table:style-name="ce14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0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cancel removing redactor in subscription</text:p>
          </table:table-cell>
          <table:table-cell table:style-name="ce145" office:value-type="string">
            <text:p>Step 5: Cancel removing redactors</text:p>
          </table:table-cell>
          <table:table-cell table:style-name="ce145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50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heck open an existing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45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View a subscription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4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Edit existing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45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Edit existing subscription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4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Delete subscription of category when click OK on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1" table:visibility="filter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45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Delete subscription of category when click Cancel on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1" table:visibility="filter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45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Delete subscription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4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49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Newsletter\Management New Letter</text:p>
          </table:table-cell>
          <table:table-cell table:style-name="ce94" office:value-type="string">
            <text:p>Create new letter when put valid value in all required field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8" table:visibility="filter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reate new letter in specify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2" table:visibility="filter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reate new letter in specify subscription when send date field is blank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reate new letter in specify subscription when do not update sending parameter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Send a new letter when <text:s/>chosen time is equal or less than current tim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Send a new letter when chosen time is greater than current tim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annot receive a letter if user has not confirmed yet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 table:visibility="filter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annot receive a letter if user has not confirmed yet</text:p>
          </table:table-cell>
          <table:table-cell table:style-name="ce145" office:value-type="string">
            <text:p>Step 2: Subscribe newsletter </text:p>
          </table:table-cell>
          <table:table-cell table:style-name="ce145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45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annot receive a letter if user has not confirmed yet</text:p>
          </table:table-cell>
          <table:table-cell table:style-name="ce145" office:value-type="string">
            <text:p>Step 3: Not confirm the letter</text:p>
          </table:table-cell>
          <table:table-cell table:style-name="ce145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45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 table:visibility="filter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View an existing lett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View an existing letter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Edit an existing letter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Edit an existing letter which has draft statu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hange letter status from draft to sent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hange letter status from draft to awaiting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110" office:value-type="string">
            <text:p>Click [Save] button after editing an awaiting lett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110" office:value-type="string">
            <text:p>Click [Send] button after editing time less than or equal the current time in an awaiting lett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110" office:value-type="string">
            <text:p>Click [Send] button after editing time greater than the current time in an awaiting lett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110" office:value-type="string">
            <text:p>Edit an existing letter which has Sent statu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Delete a letter when click OK on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Delete a letter when click Cancel on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Delete a letter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onvert a letter as templat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onvert a letter as template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49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Ban public user in Newslett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Unban public us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Delete public us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Set the role administration for us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Unset the role administration for us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 table:visibility="filter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 table:visibility="filter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 table:visibility="filter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 table:visibility="filter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4" table:visibility="filter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2" table:visibility="filter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 table:visibility="filter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3" table:visibility="filter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 table:visibility="filter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 table:visibility="filter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 table:visibility="filter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 table:visibility="filter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 table:visibility="filter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 table:visibility="filter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 table:visibility="filter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 table:visibility="filter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 table:number-rows-repeated="118">
          <table:table-cell table:style-name="ce289"/>
          <table:table-cell table:style-name="ce236"/>
          <table:table-cell table:style-name="ce289"/>
          <table:table-cell table:style-name="ce236"/>
          <table:table-cell table:number-columns-repeated="252"/>
        </table:table-row>
        <table:table-row table:style-name="ro30" table:number-rows-repeated="10">
          <table:table-cell table:style-name="ce133"/>
          <table:table-cell table:style-name="ce138"/>
          <table:table-cell table:style-name="ce133"/>
          <table:table-cell table:style-name="ce138" table:number-columns-repeated="6"/>
          <table:table-cell table:number-columns-repeated="247"/>
        </table:table-row>
        <table:table-row table:style-name="ro30">
          <table:table-cell table:style-name="ce133"/>
          <table:table-cell table:style-name="ce138"/>
          <table:table-cell table:style-name="ce133"/>
          <table:table-cell table:style-name="ce138" table:number-columns-repeated="6"/>
          <table:table-cell table:number-columns-repeated="247"/>
        </table:table-row>
      </table:table>
      <table:table table:name="Form_Generator" table:style-name="ta4" table:print="false">
        <office:forms form:automatic-focus="false" form:apply-design-mode="false"/>
        <table:table-column table:style-name="co58" table:default-cell-style-name="ce289"/>
        <table:table-column table:style-name="co59" table:default-cell-style-name="ce236"/>
        <table:table-column table:style-name="co60" table:default-cell-style-name="ce289"/>
        <table:table-column table:style-name="co61" table:default-cell-style-name="ce236"/>
        <table:table-column table:style-name="co62" table:default-cell-style-name="ce236"/>
        <table:table-column table:style-name="co63" table:default-cell-style-name="ce236"/>
        <table:table-column table:style-name="co64" table:default-cell-style-name="ce236"/>
        <table:table-column table:style-name="co65" table:default-cell-style-name="ce236"/>
        <table:table-column table:style-name="co43" table:default-cell-style-name="ce236"/>
        <table:table-column table:style-name="co8" table:number-columns-repeated="247" table:default-cell-style-name="ce138"/>
        <table:table-row table:style-name="ro24">
          <table:table-cell table:style-name="ce133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4"/>
          <table:table-cell table:style-name="ce161" office:value-type="string">
            <text:p>Passed</text:p>
          </table:table-cell>
          <table:table-cell table:style-name="ce161" table:formula="of:=COUNTIF([.L$7:.L$1009];[.$K1])" office:value-type="float" office:value="0">
            <text:p>0</text:p>
          </table:table-cell>
          <table:table-cell table:style-name="ce161" table:formula="of:=COUNTIF([.M$7:.M$1009];[.$K1])" office:value-type="float" office:value="0">
            <text:p>0</text:p>
          </table:table-cell>
          <table:table-cell table:style-name="ce161" table:formula="of:=COUNTIF([.N$7:.N$1009];[.$K1])" office:value-type="float" office:value="0">
            <text:p>0</text:p>
          </table:table-cell>
          <table:table-cell table:style-name="ce161" table:formula="of:=COUNTIF([.O$7:.O$1009];[.$K1])" office:value-type="float" office:value="0">
            <text:p>0</text:p>
          </table:table-cell>
          <table:table-cell table:style-name="ce143"/>
          <table:table-cell table:style-name="Default" table:number-columns-repeated="30"/>
          <table:table-cell table:style-name="ce160" table:number-columns-repeated="208"/>
          <table:table-cell table:style-name="Default" table:number-columns-repeated="2"/>
        </table:table-row>
        <table:table-row table:style-name="ro24">
          <table:table-cell table:style-name="ce133"/>
          <table:table-cell table:style-name="ce143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09];[.$K2])" office:value-type="float" office:value="0">
            <text:p>0</text:p>
          </table:table-cell>
          <table:table-cell table:style-name="ce161" table:formula="of:=COUNTIF([.M$7:.M$1009];[.$K2])" office:value-type="float" office:value="0">
            <text:p>0</text:p>
          </table:table-cell>
          <table:table-cell table:style-name="ce161" table:formula="of:=COUNTIF([.N$7:.N$1009];[.$K2])" office:value-type="float" office:value="0">
            <text:p>0</text:p>
          </table:table-cell>
          <table:table-cell table:style-name="ce161" table:formula="of:=COUNTIF([.O$7:.O$1009];[.$K2])" office:value-type="float" office:value="0">
            <text:p>0</text:p>
          </table:table-cell>
          <table:table-cell table:style-name="ce143"/>
          <table:table-cell table:style-name="Default" table:number-columns-repeated="30"/>
          <table:table-cell table:style-name="ce160" table:number-columns-repeated="208"/>
          <table:table-cell table:style-name="Default" table:number-columns-repeated="2"/>
        </table:table-row>
        <table:table-row table:style-name="ro35">
          <table:table-cell table:style-name="ce133"/>
          <table:table-cell table:style-name="ce234" office:value-type="string">
            <text:p>Functions list</text:p>
          </table:table-cell>
          <table:table-cell table:style-name="ce129" office:value-type="string" table:number-columns-spanned="3" table:number-rows-spanned="1">
            <text:p>Create new node type and dialog</text:p>
          </table:table-cell>
          <table:covered-table-cell table:style-name="ce158"/>
          <table:covered-table-cell table:style-name="ce158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09];[.$K3])" office:value-type="float" office:value="0">
            <text:p>0</text:p>
          </table:table-cell>
          <table:table-cell table:style-name="ce161" table:formula="of:=COUNTIF([.M$7:.M$1009];[.$K3])" office:value-type="float" office:value="0">
            <text:p>0</text:p>
          </table:table-cell>
          <table:table-cell table:style-name="ce161" table:formula="of:=COUNTIF([.N$7:.N$1009];[.$K3])" office:value-type="float" office:value="0">
            <text:p>0</text:p>
          </table:table-cell>
          <table:table-cell table:style-name="ce161" table:formula="of:=COUNTIF([.O$7:.O$1009];[.$K3])" office:value-type="float" office:value="0">
            <text:p>0</text:p>
          </table:table-cell>
          <table:table-cell table:style-name="ce154"/>
          <table:table-cell table:style-name="ce251"/>
          <table:table-cell table:style-name="ce252" table:number-columns-repeated="5"/>
          <table:table-cell table:style-name="Default" table:number-columns-repeated="2"/>
          <table:table-cell table:style-name="ce251"/>
          <table:table-cell table:style-name="ce252" table:number-columns-repeated="6"/>
          <table:table-cell table:style-name="Default" table:number-columns-repeated="15"/>
          <table:table-cell table:style-name="ce160" table:number-columns-repeated="208"/>
          <table:table-cell table:style-name="Default" table:number-columns-repeated="2"/>
        </table:table-row>
        <table:table-row table:style-name="ro24">
          <table:table-cell table:style-name="ce133"/>
          <table:table-cell table:style-name="ce234" office:value-type="string">
            <text:p>Total Main Cases</text:p>
          </table:table-cell>
          <table:table-cell table:style-name="ce141" table:formula="of:=MAX([.A7:.A6465])" office:value-type="float" office:value="22" table:number-columns-spanned="3" table:number-rows-spanned="1">
            <text:p>22</text:p>
          </table:table-cell>
          <table:covered-table-cell table:style-name="ce141"/>
          <table:covered-table-cell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09];[.$K4])" office:value-type="float" office:value="0">
            <text:p>0</text:p>
          </table:table-cell>
          <table:table-cell table:style-name="ce161" table:formula="of:=COUNTIF([.M$7:.M$1009];[.$K4])" office:value-type="float" office:value="0">
            <text:p>0</text:p>
          </table:table-cell>
          <table:table-cell table:style-name="ce161" table:formula="of:=COUNTIF([.N$7:.N$1009];[.$K4])" office:value-type="float" office:value="0">
            <text:p>0</text:p>
          </table:table-cell>
          <table:table-cell table:style-name="ce161" table:formula="of:=COUNTIF([.O$7:.O$1009];[.$K4])" office:value-type="float" office:value="0">
            <text:p>0</text:p>
          </table:table-cell>
          <table:table-cell table:style-name="ce154"/>
          <table:table-cell table:style-name="ce251" table:number-columns-repeated="6"/>
          <table:table-cell table:style-name="Default" table:number-columns-repeated="2"/>
          <table:table-cell table:style-name="ce251" table:number-columns-repeated="7"/>
          <table:table-cell table:style-name="Default" table:number-columns-repeated="15"/>
          <table:table-cell table:style-name="ce160" table:number-columns-repeated="208"/>
          <table:table-cell table:style-name="Default" table:number-columns-repeated="2"/>
        </table:table-row>
        <table:table-row table:style-name="ro24">
          <table:table-cell table:style-name="ce133"/>
          <table:table-cell table:style-name="ce215"/>
          <table:table-cell table:style-name="ce133"/>
          <table:table-cell table:style-name="ce138" table:number-columns-repeated="6"/>
          <table:table-cell table:style-name="ce162"/>
          <table:table-cell table:style-name="Default" office:value-type="string">
            <text:p>N/A</text:p>
          </table:table-cell>
          <table:table-cell table:style-name="ce161" table:formula="of:=COUNTIF([.L$7:.L$1009];[.$K5])" office:value-type="float" office:value="0">
            <text:p>0</text:p>
          </table:table-cell>
          <table:table-cell table:style-name="ce161" table:formula="of:=COUNTIF([.M$7:.M$1009];[.$K5])" office:value-type="float" office:value="0">
            <text:p>0</text:p>
          </table:table-cell>
          <table:table-cell table:style-name="ce161" table:formula="of:=COUNTIF([.N$7:.N$1009];[.$K5])" office:value-type="float" office:value="0">
            <text:p>0</text:p>
          </table:table-cell>
          <table:table-cell table:style-name="ce161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21">
          <table:table-cell table:style-name="ce288" office:value-type="float" office:value="1">
            <text:p>001</text:p>
          </table:table-cell>
          <table:table-cell table:style-name="ce215" office:value-type="string">
            <text:p>FNC_ECMS_WCM_FORM_01</text:p>
          </table:table-cell>
          <table:table-cell table:style-name="ce290" office:value-type="float" office:value="1">
            <text:p>001</text:p>
          </table:table-cell>
          <table:table-cell table:style-name="ce263" office:value-type="string">
            <text:p>WCM\Form Generator</text:p>
          </table:table-cell>
          <table:table-cell table:style-name="ce94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9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13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9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3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2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3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2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style-name="ce1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2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3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2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4">
          <table:table-cell table:style-name="ce13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3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2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5">
          <table:table-cell table:style-name="ce13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Administration</text:span></text:p>
            <text:p>- Select <text:span text:style-name="T10">Type of Content-&gt; 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132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13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style-name="ce132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6" office:value-type="string">
            <text:p>FNC_ECMS_WCM_FORM_02</text:p>
          </table:table-cell>
          <table:table-cell table:style-name="ce142" office:value-type="float" office:value="1">
            <text:p>001</text:p>
          </table:table-cell>
          <table:table-cell table:style-name="ce129" office:value-type="string">
            <text:p>WCM\FCC portlet</text:p>
          </table:table-cell>
          <table:table-cell table:style-name="ce111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2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29" office:value-type="string">
            <text:p>WCM\FCC portlet</text:p>
          </table:table-cell>
          <table:table-cell table:style-name="ce111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2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29" office:value-type="string">
            <text:p>WCM\FCC portlet</text:p>
          </table:table-cell>
          <table:table-cell table:style-name="ce111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2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29" office:value-type="string">
            <text:p>WCM\FCC portlet</text:p>
          </table:table-cell>
          <table:table-cell table:style-name="ce94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2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29" office:value-type="string">
            <text:p>WCM\FCC portlet</text:p>
          </table:table-cell>
          <table:table-cell table:style-name="ce111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2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29" office:value-type="string">
            <text:p>WCM\FCC portlet</text:p>
          </table:table-cell>
          <table:table-cell table:style-name="ce94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2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29" office:value-type="string">
            <text:p>WCM\FCC portlet</text:p>
          </table:table-cell>
          <table:table-cell table:style-name="ce94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2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29" office:value-type="string">
            <text:p>WCM\FCC portlet</text:p>
          </table:table-cell>
          <table:table-cell table:style-name="ce94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2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29" office:value-type="string">
            <text:p>WCM\FCC portlet</text:p>
          </table:table-cell>
          <table:table-cell table:style-name="ce111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3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2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29" office:value-type="string">
            <text:p>WCM\FCC portlet</text:p>
          </table:table-cell>
          <table:table-cell table:style-name="ce94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2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96" office:value-type="string">
            <text:p>- Put value in all required field</text:p>
            <text:p>- Click <text:span text:style-name="T8">Save</text:span> button</text:p>
          </table:table-cell>
          <table:table-cell table:style-name="ce297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96" office:value-type="string">
            <text:p>- Go to <text:span text:style-name="T8">Site Explorer</text:span></text:p>
            <text:p><text:span text:style-name="T7">- Select path that you store document</text:span></text:p>
          </table:table-cell>
          <table:table-cell table:style-name="ce297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32"/>
          <table:table-cell table:style-name="ce94"/>
          <table:table-cell table:style-name="ce142"/>
          <table:table-cell table:style-name="ce129"/>
          <table:table-cell table:style-name="ce241"/>
          <table:table-cell/>
          <table:table-cell table:style-name="ce296" table:number-columns-repeated="2"/>
          <table:table-cell table:number-columns-repeated="248"/>
        </table:table-row>
        <table:table-row table:style-name="ro76" table:number-rows-repeated="136">
          <table:table-cell table:number-columns-repeated="256"/>
        </table:table-row>
        <table:table-row table:style-name="ro76" table:number-rows-repeated="10">
          <table:table-cell table:style-name="ce133"/>
          <table:table-cell table:style-name="ce138"/>
          <table:table-cell table:style-name="ce133"/>
          <table:table-cell table:style-name="ce138" table:number-columns-repeated="6"/>
          <table:table-cell table:number-columns-repeated="247"/>
        </table:table-row>
        <table:table-row table:style-name="ro76">
          <table:table-cell table:style-name="ce133"/>
          <table:table-cell table:style-name="ce138"/>
          <table:table-cell table:style-name="ce133"/>
          <table:table-cell table:style-name="ce138" table:number-columns-repeated="6"/>
          <table:table-cell table:number-columns-repeated="247"/>
        </table:table-row>
      </table:table>
      <table:table table:name="Categories" table:style-name="ta4" table:print="false">
        <office:forms form:automatic-focus="false" form:apply-design-mode="false"/>
        <table:table-column table:style-name="co35" table:default-cell-style-name="ce132"/>
        <table:table-column table:style-name="co70" table:default-cell-style-name="ce64"/>
        <table:table-column table:style-name="co42" table:default-cell-style-name="ce142"/>
        <table:table-column table:style-name="co71" table:default-cell-style-name="ce129"/>
        <table:table-column table:style-name="co72" table:default-cell-style-name="ce236"/>
        <table:table-column table:style-name="co73" table:default-cell-style-name="ce236"/>
        <table:table-column table:style-name="co74" table:default-cell-style-name="ce236"/>
        <table:table-column table:style-name="co47" table:default-cell-style-name="ce236"/>
        <table:table-column table:style-name="co8" table:default-cell-style-name="ce236"/>
        <table:table-column table:style-name="co8" table:number-columns-repeated="247" table:default-cell-style-name="Default"/>
        <table:table-row table:style-name="ro24">
          <table:table-cell table:style-name="ce158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4"/>
          <table:table-cell table:style-name="ce161" office:value-type="string">
            <text:p>Passed</text:p>
          </table:table-cell>
          <table:table-cell table:style-name="ce161" table:formula="of:=COUNTIF([.L$7:.L$1100];[.$K1])" office:value-type="float" office:value="0">
            <text:p>0</text:p>
          </table:table-cell>
          <table:table-cell table:style-name="ce161" table:formula="of:=COUNTIF([.M$7:.M$1100];[.$K1])" office:value-type="float" office:value="0">
            <text:p>0</text:p>
          </table:table-cell>
          <table:table-cell table:style-name="ce161" table:formula="of:=COUNTIF([.N$7:.N$1100];[.$K1])" office:value-type="float" office:value="0">
            <text:p>0</text:p>
          </table:table-cell>
          <table:table-cell table:style-name="ce161" table:formula="of:=COUNTIF([.O$7:.O$1100];[.$K1])" office:value-type="float" office:value="0">
            <text:p>0</text:p>
          </table:table-cell>
          <table:table-cell table:style-name="ce143"/>
          <table:table-cell table:number-columns-repeated="30"/>
          <table:table-cell table:style-name="ce160" table:number-columns-repeated="208"/>
          <table:table-cell table:number-columns-repeated="2"/>
        </table:table-row>
        <table:table-row table:style-name="ro24">
          <table:table-cell table:style-name="ce158"/>
          <table:table-cell table:style-name="ce143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100];[.$K2])" office:value-type="float" office:value="0">
            <text:p>0</text:p>
          </table:table-cell>
          <table:table-cell table:style-name="ce161" table:formula="of:=COUNTIF([.M$7:.M$1100];[.$K2])" office:value-type="float" office:value="0">
            <text:p>0</text:p>
          </table:table-cell>
          <table:table-cell table:style-name="ce161" table:formula="of:=COUNTIF([.N$7:.N$1100];[.$K2])" office:value-type="float" office:value="0">
            <text:p>0</text:p>
          </table:table-cell>
          <table:table-cell table:style-name="ce161" table:formula="of:=COUNTIF([.O$7:.O$1100];[.$K2])" office:value-type="float" office:value="0">
            <text:p>0</text:p>
          </table:table-cell>
          <table:table-cell table:style-name="ce143"/>
          <table:table-cell table:number-columns-repeated="30"/>
          <table:table-cell table:style-name="ce160" table:number-columns-repeated="208"/>
          <table:table-cell table:number-columns-repeated="2"/>
        </table:table-row>
        <table:table-row table:style-name="ro35">
          <table:table-cell table:style-name="ce158"/>
          <table:table-cell table:style-name="ce234" office:value-type="string">
            <text:p>Functions list</text:p>
          </table:table-cell>
          <table:table-cell table:style-name="ce129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58"/>
          <table:covered-table-cell table:style-name="ce158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100];[.$K3])" office:value-type="float" office:value="0">
            <text:p>0</text:p>
          </table:table-cell>
          <table:table-cell table:style-name="ce161" table:formula="of:=COUNTIF([.M$7:.M$1100];[.$K3])" office:value-type="float" office:value="0">
            <text:p>0</text:p>
          </table:table-cell>
          <table:table-cell table:style-name="ce161" table:formula="of:=COUNTIF([.N$7:.N$1100];[.$K3])" office:value-type="float" office:value="0">
            <text:p>0</text:p>
          </table:table-cell>
          <table:table-cell table:style-name="ce161" table:formula="of:=COUNTIF([.O$7:.O$1100];[.$K3])" office:value-type="float" office:value="0">
            <text:p>0</text:p>
          </table:table-cell>
          <table:table-cell table:style-name="ce154"/>
          <table:table-cell table:style-name="ce251"/>
          <table:table-cell table:style-name="ce252" table:number-columns-repeated="5"/>
          <table:table-cell table:number-columns-repeated="2"/>
          <table:table-cell table:style-name="ce251"/>
          <table:table-cell table:style-name="ce252" table:number-columns-repeated="6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24">
          <table:table-cell table:style-name="ce158"/>
          <table:table-cell table:style-name="ce234" office:value-type="string">
            <text:p>Total Main Cases</text:p>
          </table:table-cell>
          <table:table-cell table:style-name="ce141" table:formula="of:=MAX([.A7:.A6555])" office:value-type="float" office:value="64" table:number-columns-spanned="3" table:number-rows-spanned="1">
            <text:p>64</text:p>
          </table:table-cell>
          <table:covered-table-cell table:style-name="ce141"/>
          <table:covered-table-cell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100];[.$K4])" office:value-type="float" office:value="0">
            <text:p>0</text:p>
          </table:table-cell>
          <table:table-cell table:style-name="ce161" table:formula="of:=COUNTIF([.M$7:.M$1100];[.$K4])" office:value-type="float" office:value="0">
            <text:p>0</text:p>
          </table:table-cell>
          <table:table-cell table:style-name="ce161" table:formula="of:=COUNTIF([.N$7:.N$1100];[.$K4])" office:value-type="float" office:value="0">
            <text:p>0</text:p>
          </table:table-cell>
          <table:table-cell table:style-name="ce161" table:formula="of:=COUNTIF([.O$7:.O$1100];[.$K4])" office:value-type="float" office:value="0">
            <text:p>0</text:p>
          </table:table-cell>
          <table:table-cell table:style-name="ce154"/>
          <table:table-cell table:style-name="ce251" table:number-columns-repeated="6"/>
          <table:table-cell table:number-columns-repeated="2"/>
          <table:table-cell table:style-name="ce251" table:number-columns-repeated="7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24">
          <table:table-cell table:style-name="ce158"/>
          <table:table-cell table:style-name="ce215"/>
          <table:table-cell table:style-name="ce133"/>
          <table:table-cell table:style-name="ce138" table:number-columns-repeated="6"/>
          <table:table-cell table:style-name="ce162"/>
          <table:table-cell office:value-type="string">
            <text:p>N/A</text:p>
          </table:table-cell>
          <table:table-cell table:style-name="ce161" table:formula="of:=COUNTIF([.L$7:.L$1100];[.$K5])" office:value-type="float" office:value="0">
            <text:p>0</text:p>
          </table:table-cell>
          <table:table-cell table:style-name="ce161" table:formula="of:=COUNTIF([.M$7:.M$1100];[.$K5])" office:value-type="float" office:value="0">
            <text:p>0</text:p>
          </table:table-cell>
          <table:table-cell table:style-name="ce161" table:formula="of:=COUNTIF([.N$7:.N$1100];[.$K5])" office:value-type="float" office:value="0">
            <text:p>0</text:p>
          </table:table-cell>
          <table:table-cell table:style-name="ce161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33">
          <table:table-cell table:style-name="ce288" office:value-type="float" office:value="1">
            <text:p>001</text:p>
          </table:table-cell>
          <table:table-cell table:style-name="ce215" office:value-type="string">
            <text:p>FNC_ECMS_WCM_CAT_01</text:p>
          </table:table-cell>
          <table:table-cell table:style-name="ce290" office:value-type="float" office:value="1">
            <text:p>001</text:p>
          </table:table-cell>
          <table:table-cell table:style-name="ce263" office:value-type="string">
            <text:p>WCM\Categories\Category Navigation</text:p>
          </table:table-cell>
          <table:table-cell table:style-name="ce94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Acme 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94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94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241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011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013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014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015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016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017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94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241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018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019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02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021</text:p>
          </table:table-cell>
          <table:table-cell table:style-name="ce215" office:value-type="string">
            <text:p>FNC_ECMS_WCM_CAT_02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Categories\PCLV</text:p>
          </table:table-cell>
          <table:table-cell table:style-name="ce94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1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1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1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1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022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023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94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241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024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111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025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111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111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027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111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028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94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241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8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029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8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5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03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031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032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033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035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036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037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038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039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04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041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042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043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044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045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046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047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048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049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05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051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052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053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054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055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056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057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058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111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059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111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06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111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061</text:p>
          </table:table-cell>
          <table:table-cell table:style-name="ce215" office:value-type="string">
            <text:p>FNC_ECMS_WCM_CAT_03</text:p>
          </table:table-cell>
          <table:table-cell office:value-type="float" office:value="1">
            <text:p>001</text:p>
          </table:table-cell>
          <table:table-cell table:style-name="ce59" office:value-type="string">
            <text:p>WCM\Categories\Tags</text:p>
          </table:table-cell>
          <table:table-cell table:style-name="ce111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062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111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063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111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064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111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 table:number-rows-repeated="108">
          <table:table-cell table:style-name="ce236" table:number-columns-repeated="2"/>
          <table:table-cell table:style-name="ce289"/>
          <table:table-cell table:style-name="ce236"/>
          <table:table-cell table:number-columns-repeated="252"/>
        </table:table-row>
        <table:table-row table:style-name="ro30" table:number-rows-repeated="10">
          <table:table-cell table:style-name="ce138" table:number-columns-repeated="2"/>
          <table:table-cell table:style-name="ce133"/>
          <table:table-cell table:style-name="ce138" table:number-columns-repeated="253"/>
        </table:table-row>
        <table:table-row table:style-name="ro30">
          <table:table-cell table:style-name="ce138" table:number-columns-repeated="2"/>
          <table:table-cell table:style-name="ce133"/>
          <table:table-cell table:style-name="ce138" table:number-columns-repeated="253"/>
        </table:table-row>
      </table:table>
      <table:table table:name="Summary_Report" table:style-name="ta7" table:print="false"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79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0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5" office:value-type="string">
            <text:p>FNC_ECMS_WCM_SCV_01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2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3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4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5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1</text:p>
          </table:table-cell>
          <table:table-cell table:style-name="ce54" office:value-type="string">
            <text:p>Viewers\Content list viewer</text:p>
          </table:table-cell>
          <table:table-cell table:style-name="ce73" office:value-type="string">
            <text:p>Add new\Select_Folder</text:p>
          </table:table-cell>
          <table:table-cell table:style-name="ce73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2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Add new\Select_Content</text:p>
          </table:table-cell>
          <table:table-cell table:style-name="ce73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3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4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5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6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CBQ_01</text:p>
          </table:table-cell>
          <table:table-cell table:style-name="ce59" office:value-type="string">
            <text:p>WCM\Viewers\Contents Query</text:p>
          </table:table-cell>
          <table:table-cell table:style-name="ce73" office:value-type="string">
            <text:p>Content by query</text:p>
          </table:table-cell>
          <table:table-cell table:style-name="ce73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1</text:p>
          </table:table-cell>
          <table:table-cell table:style-name="ce54" office:value-type="string">
            <text:p>Banner\Edit</text:p>
          </table:table-cell>
          <table:table-cell table:style-name="ce73" office:value-type="string">
            <text:p>Edit banner</text:p>
          </table:table-cell>
          <table:table-cell table:style-name="ce73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2</text:p>
          </table:table-cell>
          <table:table-cell table:style-name="ce54" office:value-type="string">
            <text:p>Footer\Edit</text:p>
          </table:table-cell>
          <table:table-cell table:style-name="ce73" office:value-type="string">
            <text:p>Edit footer</text:p>
          </table:table-cell>
          <table:table-cell table:style-name="ce73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3</text:p>
          </table:table-cell>
          <table:table-cell table:style-name="ce54" office:value-type="string">
            <text:p>Homepage\Edit</text:p>
          </table:table-cell>
          <table:table-cell table:style-name="ce73" office:value-type="string">
            <text:p>Edit homepage</text:p>
          </table:table-cell>
          <table:table-cell table:style-name="ce73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1</text:p>
          </table:table-cell>
          <table:table-cell table:style-name="ce54" office:value-type="string">
            <text:p>Search</text:p>
          </table:table-cell>
          <table:table-cell table:style-name="ce73" office:value-type="string">
            <text:p>Page</text:p>
          </table:table-cell>
          <table:table-cell table:style-name="ce73" office:value-type="string">
            <text:p>Simple search by search portlet</text:p>
          </table:table-cell>
          <table:table-cell table:style-name="ce273" table:formula="of:=SUMPRODUCT(([$Search.B$7:.B$1080]=[.$A19])*([$Search.A$7:.A$1080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2</text:p>
          </table:table-cell>
          <table:table-cell table:style-name="ce124" office:value-type="string">
            <text:p>Search</text:p>
          </table:table-cell>
          <table:table-cell table:style-name="ce256" office:value-type="string">
            <text:p>Setting</text:p>
          </table:table-cell>
          <table:table-cell table:style-name="ce73" office:value-type="string">
            <text:p>Setting to display search results</text:p>
          </table:table-cell>
          <table:table-cell table:style-name="ce273" table:formula="of:=SUMPRODUCT(([$Search.B$7:.B$1080]=[.$A20])*([$Search.A$7:.A$1080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3</text:p>
          </table:table-cell>
          <table:table-cell table:style-name="ce124" office:value-type="string">
            <text:p>Search</text:p>
          </table:table-cell>
          <table:table-cell table:style-name="ce73" office:value-type="string">
            <text:p>Textbox</text:p>
          </table:table-cell>
          <table:table-cell table:style-name="ce73" office:value-type="string">
            <text:p>Use textbox to search without login</text:p>
          </table:table-cell>
          <table:table-cell table:style-name="ce273" table:formula="of:=SUMPRODUCT(([$Search.B$7:.B$1080]=[.$A21])*([$Search.A$7:.A$1080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1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Appearance</text:p>
          </table:table-cell>
          <table:table-cell table:style-name="ce73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2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Metadata</text:p>
          </table:table-cell>
          <table:table-cell table:style-name="ce73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3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Site Map</text:p>
          </table:table-cell>
          <table:table-cell table:style-name="ce73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MICS_01.001</text:p>
          </table:table-cell>
          <table:table-cell table:style-name="ce124" office:value-type="string">
            <text:p>Others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1</text:p>
          </table:table-cell>
          <table:table-cell table:style-name="ce54" office:value-type="string">
            <text:p>Newsletter\Viewer</text:p>
          </table:table-cell>
          <table:table-cell table:style-name="ce73" office:value-type="string">
            <text:p>Newsletter Viewer</text:p>
          </table:table-cell>
          <table:table-cell table:style-name="ce73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73" office:value-type="string">
            <text:p>Category <text:s/></text:p>
          </table:table-cell>
          <table:table-cell table:style-name="ce73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3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Subscription</text:p>
          </table:table-cell>
          <table:table-cell table:style-name="ce73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4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Newsletter <text:s/></text:p>
          </table:table-cell>
          <table:table-cell table:style-name="ce73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5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Administration</text:p>
          </table:table-cell>
          <table:table-cell table:style-name="ce73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1</text:p>
          </table:table-cell>
          <table:table-cell table:style-name="ce129" office:value-type="string">
            <text:p>Form Generato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2</text:p>
          </table:table-cell>
          <table:table-cell table:style-name="ce129" office:value-type="string">
            <text:p>FCC 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1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Category Navigation</text:p>
          </table:table-cell>
          <table:table-cell table:style-name="ce73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2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PCLV</text:p>
          </table:table-cell>
          <table:table-cell table:style-name="ce73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3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Tag</text:p>
          </table:table-cell>
          <table:table-cell table:style-name="ce73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3">
            <text:p>323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0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  <table:database-ranges>
        <table:database-range table:target-range-address="Categories.A6:Categories.AMJ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10/23/2012</text:date>, <text:time>15:5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10-23T15:55:52</dc:date>
    <meta:editing-cycles>455</meta:editing-cycles>
    <meta:editing-duration>PT134H49M07S</meta:editing-duration>
    <dc:creator>exoplatform </dc:creator>
    <meta:document-statistic meta:table-count="13" meta:cell-count="10672" meta:object-count="2"/>
    <meta:user-defined meta:name="Info 1"/>
    <meta:user-defined meta:name="Info 2"/>
    <meta:user-defined meta:name="Info 3"/>
    <meta:user-defined meta:name="Info 4"/>
  </office:meta>
</office:document-meta>
</file>